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4" style:family="table">
      <style:table-properties style:width="12.772cm" table:align="left"/>
    </style:style>
    <style:style style:name="Tableau34.A" style:family="table-column">
      <style:table-column-properties style:column-width="3.81cm"/>
    </style:style>
    <style:style style:name="Tableau34.B" style:family="table-column">
      <style:table-column-properties style:column-width="8.962cm"/>
    </style:style>
    <style:style style:name="Tableau3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4.B1" style:family="table-cell">
      <style:table-cell-properties style:vertical-align="middle" fo:padding="0.049cm" fo:border="0.05pt solid #000000"/>
    </style:style>
    <style:style style:name="Tableau3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" style:family="table">
      <style:table-properties style:width="11.231cm" table:align="left"/>
    </style:style>
    <style:style style:name="Tableau1.A" style:family="table-column">
      <style:table-column-properties style:column-width="2.94cm"/>
    </style:style>
    <style:style style:name="Tableau1.B" style:family="table-column">
      <style:table-column-properties style:column-width="8.2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4.155cm" table:align="left"/>
    </style:style>
    <style:style style:name="Tableau2.A" style:family="table-column">
      <style:table-column-properties style:column-width="2.023cm"/>
    </style:style>
    <style:style style:name="Tableau2.B" style:family="table-column">
      <style:table-column-properties style:column-width="12.132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" style:family="table">
      <style:table-properties style:width="13.097cm" table:align="left"/>
    </style:style>
    <style:style style:name="Tableau3.A" style:family="table-column">
      <style:table-column-properties style:column-width="1.111cm"/>
    </style:style>
    <style:style style:name="Tableau3.B" style:family="table-column">
      <style:table-column-properties style:column-width="2.593cm"/>
    </style:style>
    <style:style style:name="Tableau3.C" style:family="table-column">
      <style:table-column-properties style:column-width="4.789cm"/>
    </style:style>
    <style:style style:name="Tableau3.D" style:family="table-column">
      <style:table-column-properties style:column-width="4.604cm"/>
    </style:style>
    <style:style style:name="Tableau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49cm" fo:border="0.05pt solid #000000"/>
    </style:style>
    <style:style style:name="Tableau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4" style:family="table">
      <style:table-properties style:width="7.017cm" table:align="left"/>
    </style:style>
    <style:style style:name="Tableau4.A" style:family="table-column">
      <style:table-column-properties style:column-width="2.94cm"/>
    </style:style>
    <style:style style:name="Tableau4.B" style:family="table-column">
      <style:table-column-properties style:column-width="4.07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6.535cm" table:align="left"/>
    </style:style>
    <style:style style:name="Tableau5.A" style:family="table-column">
      <style:table-column-properties style:column-width="1.921cm"/>
    </style:style>
    <style:style style:name="Tableau5.B" style:family="table-column">
      <style:table-column-properties style:column-width="4.61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017cm" table:align="left"/>
    </style:style>
    <style:style style:name="Tableau6.A" style:family="table-column">
      <style:table-column-properties style:column-width="2.94cm"/>
    </style:style>
    <style:style style:name="Tableau6.B" style:family="table-column">
      <style:table-column-properties style:column-width="4.076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4.454cm" table:align="left"/>
    </style:style>
    <style:style style:name="Tableau7.A" style:family="table-column">
      <style:table-column-properties style:column-width="1.921cm"/>
    </style:style>
    <style:style style:name="Tableau7.B" style:family="table-column">
      <style:table-column-properties style:column-width="2.533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8.033cm" table:align="left"/>
    </style:style>
    <style:style style:name="Tableau8.A" style:family="table-column">
      <style:table-column-properties style:column-width="2.94cm"/>
    </style:style>
    <style:style style:name="Tableau8.B" style:family="table-column">
      <style:table-column-properties style:column-width="5.092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6.421cm" table:align="left"/>
    </style:style>
    <style:style style:name="Tableau9.A" style:family="table-column">
      <style:table-column-properties style:column-width="3.261cm"/>
    </style:style>
    <style:style style:name="Tableau9.B" style:family="table-column">
      <style:table-column-properties style:column-width="3.159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5.487cm" table:align="left"/>
    </style:style>
    <style:style style:name="Tableau10.A" style:family="table-column">
      <style:table-column-properties style:column-width="1.921cm"/>
    </style:style>
    <style:style style:name="Tableau10.B" style:family="table-column">
      <style:table-column-properties style:column-width="3.567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4.886cm" table:align="left"/>
    </style:style>
    <style:style style:name="Tableau11.A" style:family="table-column">
      <style:table-column-properties style:column-width="2.528cm"/>
    </style:style>
    <style:style style:name="Tableau11.B" style:family="table-column">
      <style:table-column-properties style:column-width="2.35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3.974cm" table:align="left"/>
    </style:style>
    <style:style style:name="Tableau12.A" style:family="table-column">
      <style:table-column-properties style:column-width="1.921cm"/>
    </style:style>
    <style:style style:name="Tableau12.B" style:family="table-column">
      <style:table-column-properties style:column-width="2.053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1.843cm" table:align="left"/>
    </style:style>
    <style:style style:name="Tableau13.A" style:family="table-column">
      <style:table-column-properties style:column-width="2.94cm"/>
    </style:style>
    <style:style style:name="Tableau13.B" style:family="table-column">
      <style:table-column-properties style:column-width="8.902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5.017cm" table:align="left"/>
    </style:style>
    <style:style style:name="Tableau14.A" style:family="table-column">
      <style:table-column-properties style:column-width="1.921cm"/>
    </style:style>
    <style:style style:name="Tableau14.B" style:family="table-column">
      <style:table-column-properties style:column-width="3.096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1.843cm" table:align="left"/>
    </style:style>
    <style:style style:name="Tableau15.A" style:family="table-column">
      <style:table-column-properties style:column-width="2.94cm"/>
    </style:style>
    <style:style style:name="Tableau15.B" style:family="table-column">
      <style:table-column-properties style:column-width="8.902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4.912cm" table:align="left"/>
    </style:style>
    <style:style style:name="Tableau16.A" style:family="table-column">
      <style:table-column-properties style:column-width="1.921cm"/>
    </style:style>
    <style:style style:name="Tableau16.B" style:family="table-column">
      <style:table-column-properties style:column-width="2.992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4.263cm" table:align="left"/>
    </style:style>
    <style:style style:name="Tableau17.A" style:family="table-column">
      <style:table-column-properties style:column-width="1.247cm"/>
    </style:style>
    <style:style style:name="Tableau17.B" style:family="table-column">
      <style:table-column-properties style:column-width="3.016cm"/>
    </style:style>
    <style:style style:name="Tableau17.A1" style:family="table-cell">
      <style:table-cell-properties style:vertical-align="middle" fo:padding="0.049cm" fo:border="none"/>
    </style:style>
    <style:style style:name="Tableau35" style:family="table">
      <style:table-properties style:width="15.296cm" table:align="left"/>
    </style:style>
    <style:style style:name="Tableau35.A" style:family="table-column">
      <style:table-column-properties style:column-width="3.515cm"/>
    </style:style>
    <style:style style:name="Tableau35.B" style:family="table-column">
      <style:table-column-properties style:column-width="3.387cm"/>
    </style:style>
    <style:style style:name="Tableau35.C" style:family="table-column">
      <style:table-column-properties style:column-width="8.394cm"/>
    </style:style>
    <style:style style:name="Tableau3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5.C1" style:family="table-cell">
      <style:table-cell-properties style:vertical-align="middle" fo:padding="0.049cm" fo:border="0.05pt solid #000000"/>
    </style:style>
    <style:style style:name="Tableau3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5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5.4" style:family="table-row">
      <style:table-row-properties style:min-row-height="0.725cm"/>
    </style:style>
    <style:style style:name="Tableau18" style:family="table">
      <style:table-properties style:width="4.71cm" table:align="left"/>
    </style:style>
    <style:style style:name="Tableau18.A" style:family="table-column">
      <style:table-column-properties style:column-width="2.245cm"/>
    </style:style>
    <style:style style:name="Tableau18.B" style:family="table-column">
      <style:table-column-properties style:column-width="2.464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3.159cm" table:align="left"/>
    </style:style>
    <style:style style:name="Tableau19.A" style:family="table-column">
      <style:table-column-properties style:column-width="0.871cm"/>
    </style:style>
    <style:style style:name="Tableau19.B" style:family="table-column">
      <style:table-column-properties style:column-width="2.288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14.658cm" table:align="left"/>
    </style:style>
    <style:style style:name="Tableau20.A" style:family="table-column">
      <style:table-column-properties style:column-width="2.023cm"/>
    </style:style>
    <style:style style:name="Tableau20.B" style:family="table-column">
      <style:table-column-properties style:column-width="12.635cm"/>
    </style:style>
    <style:style style:name="Tableau2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0.B1" style:family="table-cell">
      <style:table-cell-properties style:vertical-align="middle" fo:padding="0.049cm" fo:border="0.05pt solid #000000"/>
    </style:style>
    <style:style style:name="Tableau2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1" style:family="table">
      <style:table-properties style:width="7.414cm" table:align="left"/>
    </style:style>
    <style:style style:name="Tableau21.A" style:family="table-column">
      <style:table-column-properties style:column-width="1.074cm"/>
    </style:style>
    <style:style style:name="Tableau21.B" style:family="table-column">
      <style:table-column-properties style:column-width="1.949cm"/>
    </style:style>
    <style:style style:name="Tableau21.C" style:family="table-column">
      <style:table-column-properties style:column-width="4.39cm"/>
    </style:style>
    <style:style style:name="Tableau21.A1" style:family="table-cell">
      <style:table-cell-properties style:vertical-align="middle" fo:padding="0.049cm" fo:border="none"/>
    </style:style>
    <style:style style:name="Tableau36" style:family="table">
      <style:table-properties style:width="7.92cm" table:align="left"/>
    </style:style>
    <style:style style:name="Tableau36.A" style:family="table-column">
      <style:table-column-properties style:column-width="2.566cm"/>
    </style:style>
    <style:style style:name="Tableau36.B" style:family="table-column">
      <style:table-column-properties style:column-width="3.701cm"/>
    </style:style>
    <style:style style:name="Tableau36.C" style:family="table-column">
      <style:table-column-properties style:column-width="1.653cm"/>
    </style:style>
    <style:style style:name="Tableau36.A1" style:family="table-cell">
      <style:table-cell-properties style:vertical-align="middle" fo:padding="0.049cm" fo:border="none"/>
    </style:style>
    <style:style style:name="Tableau22" style:family="table">
      <style:table-properties style:width="6.41cm" table:align="left"/>
    </style:style>
    <style:style style:name="Tableau22.A" style:family="table-column">
      <style:table-column-properties style:column-width="1.693cm"/>
    </style:style>
    <style:style style:name="Tableau22.B" style:family="table-column">
      <style:table-column-properties style:column-width="0.893cm"/>
    </style:style>
    <style:style style:name="Tableau22.C" style:family="table-column">
      <style:table-column-properties style:column-width="1.205cm"/>
    </style:style>
    <style:style style:name="Tableau22.D" style:family="table-column">
      <style:table-column-properties style:column-width="2.619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6.747cm" table:align="left"/>
    </style:style>
    <style:style style:name="Tableau23.A" style:family="table-column">
      <style:table-column-properties style:column-width="1.976cm"/>
    </style:style>
    <style:style style:name="Tableau23.B" style:family="table-column">
      <style:table-column-properties style:column-width="0.893cm"/>
    </style:style>
    <style:style style:name="Tableau23.C" style:family="table-column">
      <style:table-column-properties style:column-width="1.205cm"/>
    </style:style>
    <style:style style:name="Tableau23.D" style:family="table-column">
      <style:table-column-properties style:column-width="2.674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4.826cm" table:align="left"/>
    </style:style>
    <style:style style:name="Tableau24.A" style:family="table-column">
      <style:table-column-properties style:column-width="1.154cm"/>
    </style:style>
    <style:style style:name="Tableau24.B" style:family="table-column">
      <style:table-column-properties style:column-width="0.893cm"/>
    </style:style>
    <style:style style:name="Tableau24.C" style:family="table-column">
      <style:table-column-properties style:column-width="2.78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3.401cm" table:align="left"/>
    </style:style>
    <style:style style:name="Tableau25.A" style:family="table-column">
      <style:table-column-properties style:column-width="1.224cm"/>
    </style:style>
    <style:style style:name="Tableau25.B" style:family="table-column">
      <style:table-column-properties style:column-width="0.893cm"/>
    </style:style>
    <style:style style:name="Tableau25.C" style:family="table-column">
      <style:table-column-properties style:column-width="1.284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3.768cm" table:align="left"/>
    </style:style>
    <style:style style:name="Tableau26.A" style:family="table-column">
      <style:table-column-properties style:column-width="1.177cm"/>
    </style:style>
    <style:style style:name="Tableau26.B" style:family="table-column">
      <style:table-column-properties style:column-width="1.266cm"/>
    </style:style>
    <style:style style:name="Tableau26.C" style:family="table-column">
      <style:table-column-properties style:column-width="1.325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3.353cm" table:align="left"/>
    </style:style>
    <style:style style:name="Tableau27.A" style:family="table-column">
      <style:table-column-properties style:column-width="1.177cm"/>
    </style:style>
    <style:style style:name="Tableau27.B" style:family="table-column">
      <style:table-column-properties style:column-width="0.893cm"/>
    </style:style>
    <style:style style:name="Tableau27.C" style:family="table-column">
      <style:table-column-properties style:column-width="1.284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3.649cm" table:align="left"/>
    </style:style>
    <style:style style:name="Tableau28.A" style:family="table-column">
      <style:table-column-properties style:column-width="1.099cm"/>
    </style:style>
    <style:style style:name="Tableau28.B" style:family="table-column">
      <style:table-column-properties style:column-width="1.266cm"/>
    </style:style>
    <style:style style:name="Tableau28.C" style:family="table-column">
      <style:table-column-properties style:column-width="1.284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4.147cm" table:align="left"/>
    </style:style>
    <style:style style:name="Tableau29.A" style:family="table-column">
      <style:table-column-properties style:column-width="1.099cm"/>
    </style:style>
    <style:style style:name="Tableau29.B" style:family="table-column">
      <style:table-column-properties style:column-width="0.893cm"/>
    </style:style>
    <style:style style:name="Tableau29.C" style:family="table-column">
      <style:table-column-properties style:column-width="2.155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3.321cm" table:align="left"/>
    </style:style>
    <style:style style:name="Tableau30.A" style:family="table-column">
      <style:table-column-properties style:column-width="1.099cm"/>
    </style:style>
    <style:style style:name="Tableau30.B" style:family="table-column">
      <style:table-column-properties style:column-width="0.938cm"/>
    </style:style>
    <style:style style:name="Tableau30.C" style:family="table-column">
      <style:table-column-properties style:column-width="1.284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4.588cm" table:align="left"/>
    </style:style>
    <style:style style:name="Tableau31.A" style:family="table-column">
      <style:table-column-properties style:column-width="1.177cm"/>
    </style:style>
    <style:style style:name="Tableau31.B" style:family="table-column">
      <style:table-column-properties style:column-width="0.893cm"/>
    </style:style>
    <style:style style:name="Tableau31.C" style:family="table-column">
      <style:table-column-properties style:column-width="2.519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4.136cm" table:align="left"/>
    </style:style>
    <style:style style:name="Tableau32.A" style:family="table-column">
      <style:table-column-properties style:column-width="1.099cm"/>
    </style:style>
    <style:style style:name="Tableau32.B" style:family="table-column">
      <style:table-column-properties style:column-width="0.893cm"/>
    </style:style>
    <style:style style:name="Tableau32.C" style:family="table-column">
      <style:table-column-properties style:column-width="2.145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5.59cm" table:align="left"/>
    </style:style>
    <style:style style:name="Tableau33.A" style:family="table-column">
      <style:table-column-properties style:column-width="2.046cm"/>
    </style:style>
    <style:style style:name="Tableau33.B" style:family="table-column">
      <style:table-column-properties style:column-width="3.544cm"/>
    </style:style>
    <style:style style:name="Tableau33.A1" style:family="table-cell">
      <style:table-cell-properties style:vertical-align="middle" fo:padding="0.049cm" fo:border="none"/>
    </style:style>
    <style:style style:name="P1" style:family="paragraph" style:parent-style-name="Contents_20_3">
      <style:paragraph-properties>
        <style:tab-stops>
          <style:tab-stop style:position="17.19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6.6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8.198cm" style:type="right" style:leader-style="dotted" style:leader-text="."/>
        </style:tab-stops>
      </style:paragraph-properties>
    </style:style>
    <style:style style:name="P5" style:family="paragraph" style:parent-style-name="Table_20_Heading">
      <style:text-properties officeooo:paragraph-rsid="001f8026"/>
    </style:style>
    <style:style style:name="P6" style:family="paragraph" style:parent-style-name="Table_20_Contents">
      <style:text-properties officeooo:paragraph-rsid="001f8026"/>
    </style:style>
    <style:style style:name="P7" style:family="paragraph" style:parent-style-name="Table_20_Contents">
      <style:text-properties officeooo:rsid="00201333" officeooo:paragraph-rsid="00201333"/>
    </style:style>
    <style:style style:name="P8" style:family="paragraph" style:parent-style-name="Text_20_body">
      <style:text-properties officeooo:paragraph-rsid="001f8026"/>
    </style:style>
    <style:style style:name="P9" style:family="paragraph" style:parent-style-name="Text_20_body" style:list-style-name="L1">
      <style:text-properties officeooo:paragraph-rsid="001f8026"/>
    </style:style>
    <style:style style:name="P10" style:family="paragraph" style:parent-style-name="Text_20_body" style:list-style-name="L1">
      <style:text-properties officeooo:rsid="001fe85f" officeooo:paragraph-rsid="001fe85f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Standard">
      <style:text-properties fo:font-weight="bold" officeooo:paragraph-rsid="00201333" style:font-weight-asian="bold" style:font-weight-complex="bold"/>
    </style:style>
    <style:style style:name="P16" style:family="paragraph" style:parent-style-name="Text_20_body" style:list-style-name="L5">
      <style:text-properties officeooo:paragraph-rsid="00201333"/>
    </style:style>
    <style:style style:name="P17" style:family="paragraph" style:parent-style-name="Text_20_body">
      <style:text-properties officeooo:paragraph-rsid="00201333"/>
    </style:style>
    <style:style style:name="P18" style:family="paragraph" style:parent-style-name="Text_20_body">
      <style:text-properties officeooo:paragraph-rsid="002eb2f0"/>
    </style:style>
    <style:style style:name="P19" style:family="paragraph" style:parent-style-name="Text_20_body">
      <style:text-properties officeooo:rsid="002eb2f0" officeooo:paragraph-rsid="002eb2f0"/>
    </style:style>
    <style:style style:name="P2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1" style:family="paragraph" style:parent-style-name="Preformatted_20_Text">
      <style:paragraph-properties style:writing-mode="lr-tb"/>
    </style:style>
    <style:style style:name="P22" style:family="paragraph" style:parent-style-name="Preformatted_20_Text">
      <style:paragraph-properties style:writing-mode="lr-tb"/>
      <style:text-properties officeooo:paragraph-rsid="001e9420"/>
    </style:style>
    <style:style style:name="P23" style:family="paragraph" style:parent-style-name="Preformatted_20_Text">
      <style:paragraph-properties fo:margin-top="0cm" fo:margin-bottom="0.499cm" style:contextual-spacing="false" style:writing-mode="lr-tb"/>
      <style:text-properties officeooo:paragraph-rsid="001e9420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 style:list-style-name="L6">
      <style:paragraph-properties fo:margin-top="0cm" fo:margin-bottom="0cm" style:contextual-spacing="false"/>
    </style:style>
    <style:style style:name="P26" style:family="paragraph" style:parent-style-name="Text_20_body" style:list-style-name="L7">
      <style:paragraph-properties fo:margin-top="0cm" fo:margin-bottom="0cm" style:contextual-spacing="false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8" style:family="paragraph" style:parent-style-name="Table_20_Contents">
      <style:text-properties officeooo:paragraph-rsid="00235971"/>
    </style:style>
    <style:style style:name="P29" style:family="paragraph" style:parent-style-name="Table_20_Contents">
      <style:text-properties fo:font-weight="bold" style:font-weight-asian="bold" style:font-weight-complex="bold"/>
    </style:style>
    <style:style style:name="P30" style:family="paragraph" style:parent-style-name="Table_20_Heading">
      <style:text-properties officeooo:paragraph-rsid="00235971"/>
    </style:style>
    <style:style style:name="P31" style:family="paragraph" style:parent-style-name="Table_20_Heading">
      <style:text-properties officeooo:rsid="00267e85" officeooo:paragraph-rsid="00267e85"/>
    </style:style>
    <style:style style:name="P32" style:family="paragraph" style:parent-style-name="Text_20_body">
      <style:text-properties officeooo:paragraph-rsid="00267e85"/>
    </style:style>
    <style:style style:name="P33" style:family="paragraph" style:parent-style-name="Heading_20_4">
      <style:text-properties officeooo:paragraph-rsid="00267e85"/>
    </style:style>
    <style:style style:name="P34" style:family="paragraph" style:parent-style-name="Text_20_body">
      <style:paragraph-properties fo:margin-top="0cm" fo:margin-bottom="0.499cm" style:contextual-spacing="false"/>
    </style:style>
    <style:style style:name="P35" style:family="paragraph" style:parent-style-name="Text_20_body" style:list-style-name="L8">
      <style:text-properties officeooo:paragraph-rsid="00235971"/>
    </style:style>
    <style:style style:name="P36" style:family="paragraph" style:parent-style-name="Text_20_body">
      <style:text-properties officeooo:paragraph-rsid="00235971"/>
    </style:style>
    <style:style style:name="P37" style:family="paragraph" style:parent-style-name="Text_20_body">
      <style:text-properties officeooo:paragraph-rsid="00242985"/>
    </style:style>
    <style:style style:name="P38" style:family="paragraph" style:parent-style-name="Heading_20_4">
      <style:paragraph-properties fo:text-align="left" style:justify-single-word="false"/>
      <style:text-properties officeooo:rsid="00242985" officeooo:paragraph-rsid="00242985"/>
    </style:style>
    <style:style style:name="P39" style:family="paragraph" style:parent-style-name="Text_20_body" style:list-style-name="L9">
      <style:text-properties officeooo:paragraph-rsid="00242985"/>
    </style:style>
    <style:style style:name="P40" style:family="paragraph" style:parent-style-name="Text_20_body" style:list-style-name="L10">
      <style:text-properties officeooo:paragraph-rsid="00242985"/>
    </style:style>
    <style:style style:name="P41" style:family="paragraph" style:parent-style-name="Heading_20_3">
      <style:text-properties officeooo:paragraph-rsid="00242985"/>
    </style:style>
    <style:style style:name="P42" style:family="paragraph" style:parent-style-name="Text_20_body">
      <style:text-properties style:font-name="Liberation Sans" fo:font-size="13pt" fo:font-style="italic" fo:font-weight="bold" officeooo:rsid="00242985" officeooo:paragraph-rsid="00242985" style:font-name-asian="Microsoft YaHei" style:font-size-asian="13pt" style:font-style-asian="italic" style:font-weight-asian="bold" style:font-name-complex="Lucida Sans1" style:font-size-complex="13pt" style:font-style-complex="italic" style:font-weight-complex="bold"/>
    </style:style>
    <style:style style:name="P43" style:family="paragraph" style:parent-style-name="Text_20_body" style:list-style-name="L11">
      <style:text-properties officeooo:paragraph-rsid="00242985"/>
    </style:style>
    <style:style style:name="P44" style:family="paragraph" style:parent-style-name="Text_20_body" style:list-style-name="L12">
      <style:text-properties officeooo:paragraph-rsid="00242985"/>
    </style:style>
    <style:style style:name="P45" style:family="paragraph" style:parent-style-name="Text_20_body" style:list-style-name="L13">
      <style:text-properties officeooo:paragraph-rsid="00242985"/>
    </style:style>
    <style:style style:name="P46" style:family="paragraph" style:parent-style-name="Text_20_body" style:list-style-name="L14">
      <style:text-properties officeooo:paragraph-rsid="00242985"/>
    </style:style>
    <style:style style:name="P47" style:family="paragraph" style:parent-style-name="Text_20_body" style:list-style-name="L15">
      <style:text-properties officeooo:paragraph-rsid="001fe85f"/>
    </style:style>
    <style:style style:name="P48" style:family="paragraph" style:parent-style-name="Text_20_body">
      <style:text-properties officeooo:paragraph-rsid="001fe85f"/>
    </style:style>
    <style:style style:name="P49" style:family="paragraph" style:parent-style-name="Heading_20_3">
      <style:paragraph-properties fo:line-height="100%"/>
    </style:style>
    <style:style style:name="P50" style:family="paragraph">
      <style:paragraph-properties fo:margin-left="1.251cm" fo:margin-right="0cm" fo:text-indent="-0.499cm" loext:tab-stop-distance="0cm">
        <style:tab-stops>
          <style:tab-stop style:position="0.709cm"/>
        </style:tab-stops>
      </style:paragraph-properties>
    </style:style>
    <style:style style:name="P51" style:family="paragraph">
      <loext:graphic-properties draw:fill="solid" draw:fill-color="#dddddd"/>
      <style:text-properties fo:font-family="Arial" style:font-family-generic="swiss" style:font-pitch="variable"/>
    </style:style>
    <style:style style:name="P52" style:family="paragraph" style:parent-style-name="Text_20_body" style:list-style-name="L16">
      <style:paragraph-properties fo:line-height="100%"/>
    </style:style>
    <style:style style:name="P53" style:family="paragraph" style:parent-style-name="Text_20_body">
      <style:paragraph-properties fo:line-height="100%"/>
      <style:text-properties officeooo:paragraph-rsid="0021fed3"/>
    </style:style>
    <style:style style:name="P54" style:family="paragraph" style:parent-style-name="Text_20_body" style:list-style-name="L17">
      <style:paragraph-properties fo:line-height="100%"/>
    </style:style>
    <style:style style:name="P55" style:family="paragraph" style:parent-style-name="Text_20_body" style:list-style-name="L18"/>
    <style:style style:name="P56" style:family="paragraph" style:parent-style-name="Text_20_body" style:list-style-name="L19"/>
    <style:style style:name="P57" style:family="paragraph" style:parent-style-name="Text_20_body" style:list-style-name="L20"/>
    <style:style style:name="P58" style:family="paragraph" style:parent-style-name="Text_20_body" style:list-style-name="L21"/>
    <style:style style:name="P59" style:family="paragraph" style:parent-style-name="Text_20_body" style:list-style-name="L22"/>
    <style:style style:name="P60" style:family="paragraph" style:parent-style-name="Text_20_body" style:list-style-name="L23"/>
    <style:style style:name="P61" style:family="paragraph" style:parent-style-name="Text_20_body" style:list-style-name="L24"/>
    <style:style style:name="P62" style:family="paragraph" style:parent-style-name="Text_20_body" style:list-style-name="L25"/>
    <style:style style:name="P63" style:family="paragraph" style:parent-style-name="Text_20_body" style:list-style-name="L26"/>
    <style:style style:name="P64" style:family="paragraph" style:parent-style-name="Text_20_body" style:list-style-name="L27"/>
    <style:style style:name="P65" style:family="paragraph" style:parent-style-name="Text_20_body" style:list-style-name="L28"/>
    <style:style style:name="P66" style:family="paragraph" style:parent-style-name="Text_20_body" style:list-style-name="L29"/>
    <style:style style:name="P67" style:family="paragraph" style:parent-style-name="Text_20_body" style:list-style-name="L30"/>
    <style:style style:name="P68" style:family="paragraph" style:parent-style-name="Text_20_body" style:list-style-name="L31"/>
    <style:style style:name="P69" style:family="paragraph" style:parent-style-name="Text_20_body" style:list-style-name="L32"/>
    <style:style style:name="P70" style:family="paragraph" style:parent-style-name="Text_20_body" style:list-style-name="L33"/>
    <style:style style:name="P71" style:family="paragraph" style:parent-style-name="Preformatted_20_Text">
      <style:paragraph-properties fo:margin-top="0cm" fo:margin-bottom="0.499cm" style:contextual-spacing="false" style:writing-mode="lr-tb"/>
    </style:style>
    <style:style style:name="P72" style:family="paragraph" style:parent-style-name="Text_20_body" style:list-style-name="L34"/>
    <style:style style:name="P73" style:family="paragraph" style:parent-style-name="Text_20_body" style:list-style-name="L35"/>
    <style:style style:name="P74" style:family="paragraph" style:parent-style-name="Text_20_body" style:list-style-name="L36"/>
    <style:style style:name="P75" style:family="paragraph" style:parent-style-name="Text_20_body" style:list-style-name="L37"/>
    <style:style style:name="P76" style:family="paragraph" style:parent-style-name="Text_20_body" style:list-style-name="L38"/>
    <style:style style:name="P77" style:family="paragraph" style:parent-style-name="Text_20_body" style:list-style-name="L39"/>
    <style:style style:name="P78" style:family="paragraph" style:parent-style-name="Text_20_body" style:list-style-name="L40"/>
    <style:style style:name="P79" style:family="paragraph" style:parent-style-name="Text_20_body" style:list-style-name="L41"/>
    <style:style style:name="P80" style:family="paragraph" style:parent-style-name="Text_20_body" style:list-style-name="L42"/>
    <style:style style:name="P81" style:family="paragraph" style:parent-style-name="Text_20_body" style:list-style-name="L43"/>
    <style:style style:name="P82" style:family="paragraph" style:parent-style-name="Text_20_body" style:list-style-name="L44"/>
    <style:style style:name="P83" style:family="paragraph" style:parent-style-name="Text_20_body" style:list-style-name="L45"/>
    <style:style style:name="P84" style:family="paragraph" style:parent-style-name="Text_20_body" style:list-style-name="L46"/>
    <style:style style:name="P85" style:family="paragraph" style:parent-style-name="Text_20_body" style:list-style-name="L47"/>
    <style:style style:name="P86" style:family="paragraph" style:parent-style-name="Text_20_body" style:list-style-name="L48"/>
    <style:style style:name="P87" style:family="paragraph" style:parent-style-name="Text_20_body" style:list-style-name="L49"/>
    <style:style style:name="P88" style:family="paragraph" style:parent-style-name="Text_20_body" style:list-style-name="L50"/>
    <style:style style:name="P89" style:family="paragraph" style:parent-style-name="Text_20_body" style:list-style-name="L51"/>
    <style:style style:name="P90" style:family="paragraph" style:parent-style-name="Text_20_body" style:list-style-name="L52"/>
    <style:style style:name="P91" style:family="paragraph" style:parent-style-name="Text_20_body" style:list-style-name="L53"/>
    <style:style style:name="P92" style:family="paragraph" style:parent-style-name="Text_20_body" style:list-style-name="L54"/>
    <style:style style:name="P93" style:family="paragraph" style:parent-style-name="Text_20_body" style:list-style-name="L55"/>
    <style:style style:name="P94" style:family="paragraph" style:parent-style-name="Text_20_body" style:list-style-name="L56"/>
    <style:style style:name="P95" style:family="paragraph" style:parent-style-name="Text_20_body" style:list-style-name="L57"/>
    <style:style style:name="P96" style:family="paragraph" style:parent-style-name="Text_20_body" style:list-style-name="L58"/>
    <style:style style:name="P97" style:family="paragraph" style:parent-style-name="Text_20_body" style:list-style-name="L59"/>
    <style:style style:name="P98" style:family="paragraph" style:parent-style-name="Text_20_body" style:list-style-name="L60"/>
    <style:style style:name="P99" style:family="paragraph" style:parent-style-name="Text_20_body" style:list-style-name="L61"/>
    <style:style style:name="P100" style:family="paragraph" style:parent-style-name="Text_20_body">
      <style:text-properties officeooo:paragraph-rsid="00299ee8"/>
    </style:style>
    <style:style style:name="P101" style:family="paragraph" style:parent-style-name="Text_20_body" style:list-style-name="L62">
      <style:paragraph-properties fo:margin-top="0cm" fo:margin-bottom="0.499cm" style:contextual-spacing="false"/>
    </style:style>
    <style:style style:name="P102" style:family="paragraph" style:parent-style-name="Text_20_body" style:list-style-name="L63"/>
    <style:style style:name="P103" style:family="paragraph" style:parent-style-name="Text_20_body" style:list-style-name="L64"/>
    <style:style style:name="P104" style:family="paragraph" style:parent-style-name="Text_20_body" style:list-style-name="L65"/>
    <style:style style:name="P105" style:family="paragraph" style:parent-style-name="Text_20_body" style:list-style-name="L66"/>
    <style:style style:name="P106" style:family="paragraph" style:parent-style-name="Text_20_body" style:list-style-name="L67"/>
    <style:style style:name="P107" style:family="paragraph" style:parent-style-name="Text_20_body" style:list-style-name="L68"/>
    <style:style style:name="P108" style:family="paragraph" style:parent-style-name="Text_20_body" style:list-style-name="L69"/>
    <style:style style:name="P109" style:family="paragraph" style:parent-style-name="Text_20_body" style:list-style-name="L69">
      <style:paragraph-properties fo:break-before="page"/>
    </style:style>
    <style:style style:name="P110" style:family="paragraph" style:parent-style-name="Heading_20_2">
      <style:text-properties officeooo:rsid="002bc137" officeooo:paragraph-rsid="002bc137"/>
    </style:style>
    <style:style style:name="P111" style:family="paragraph" style:parent-style-name="Heading_20_1">
      <style:text-properties officeooo:rsid="002bc137" officeooo:paragraph-rsid="002bc137"/>
    </style:style>
    <style:style style:name="P112" style:family="paragraph" style:parent-style-name="Text_20_body">
      <style:paragraph-properties fo:margin-top="0cm" fo:margin-bottom="0.499cm" style:contextual-spacing="false"/>
      <style:text-properties officeooo:rsid="002bc137"/>
    </style:style>
    <style:style style:name="P113" style:family="paragraph" style:parent-style-name="Horizontal_20_Line">
      <style:paragraph-properties fo:margin-top="0cm" fo:margin-bottom="0cm" style:contextual-spacing="false" fo:line-height="115%"/>
      <style:text-properties officeooo:rsid="002bc137"/>
    </style:style>
    <style:style style:name="P114" style:family="paragraph" style:parent-style-name="Heading_20_2">
      <style:paragraph-properties fo:margin-top="0cm" fo:margin-bottom="0.499cm" style:contextual-spacing="false" fo:line-height="115%"/>
      <style:text-properties officeooo:rsid="002bc137"/>
    </style:style>
    <style:style style:name="P115" style:family="paragraph" style:parent-style-name="Heading_20_3">
      <style:paragraph-properties fo:margin-top="0cm" fo:margin-bottom="0.499cm" style:contextual-spacing="false" fo:line-height="115%"/>
      <style:text-properties officeooo:rsid="002bc137"/>
    </style:style>
    <style:style style:name="P116" style:family="paragraph" style:parent-style-name="Text_20_body" style:list-style-name="L70">
      <style:paragraph-properties fo:margin-top="0cm" fo:margin-bottom="0.499cm" style:contextual-spacing="false"/>
      <style:text-properties officeooo:rsid="002bc137"/>
    </style:style>
    <style:style style:name="P117" style:family="paragraph" style:parent-style-name="Text_20_body" style:list-style-name="L71">
      <style:paragraph-properties fo:margin-top="0cm" fo:margin-bottom="0.499cm" style:contextual-spacing="false"/>
      <style:text-properties officeooo:rsid="002bc137"/>
    </style:style>
    <style:style style:name="P118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officeooo:rsid="002bc137"/>
    </style:style>
    <style:style style:name="P119" style:family="paragraph" style:parent-style-name="Quotations">
      <style:paragraph-properties fo:line-height="115%"/>
      <style:text-properties officeooo:rsid="002bc137"/>
    </style:style>
    <style:style style:name="P120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officeooo:rsid="002bc137"/>
    </style:style>
    <style:style style:name="P121" style:family="paragraph" style:parent-style-name="Preformatted_20_Text">
      <style:paragraph-properties fo:line-height="115%" style:writing-mode="lr-tb"/>
      <style:text-properties officeooo:rsid="002bc137"/>
    </style:style>
    <style:style style:name="P122" style:family="paragraph" style:parent-style-name="Preformatted_20_Text">
      <style:paragraph-properties fo:margin-top="0cm" fo:margin-bottom="0.499cm" style:contextual-spacing="false" fo:line-height="115%" style:writing-mode="lr-tb"/>
      <style:text-properties officeooo:rsid="002bc137"/>
    </style:style>
    <style:style style:name="P123" style:family="paragraph" style:parent-style-name="Text_20_body" style:list-style-name="L72">
      <style:paragraph-properties fo:margin-top="0cm" fo:margin-bottom="0.499cm" style:contextual-spacing="false"/>
      <style:text-properties officeooo:rsid="002bc137"/>
    </style:style>
    <style:style style:name="P124" style:family="paragraph" style:parent-style-name="Text_20_body" style:list-style-name="L73">
      <style:paragraph-properties fo:margin-top="0cm" fo:margin-bottom="0.499cm" style:contextual-spacing="false"/>
      <style:text-properties officeooo:rsid="002bc137"/>
    </style:style>
    <style:style style:name="P125" style:family="paragraph" style:parent-style-name="Text_20_body" style:list-style-name="L74">
      <style:paragraph-properties fo:margin-top="0cm" fo:margin-bottom="0.499cm" style:contextual-spacing="false"/>
      <style:text-properties officeooo:rsid="002bc137"/>
    </style:style>
    <style:style style:name="P126" style:family="paragraph" style:parent-style-name="Heading_20_1">
      <style:paragraph-properties fo:margin-top="0cm" fo:margin-bottom="0.499cm" style:contextual-spacing="false" fo:line-height="115%"/>
      <style:text-properties officeooo:rsid="002bc137"/>
    </style:style>
    <style:style style:name="P127" style:family="paragraph" style:parent-style-name="Text_20_body" style:list-style-name="L75">
      <style:paragraph-properties fo:margin-top="0cm" fo:margin-bottom="0.499cm" style:contextual-spacing="false"/>
      <style:text-properties officeooo:rsid="002bc137"/>
    </style:style>
    <style:style style:name="P128" style:family="paragraph" style:parent-style-name="Text_20_body">
      <style:text-properties officeooo:rsid="002bc137" officeooo:paragraph-rsid="002bc137"/>
    </style:style>
    <style:style style:name="P129" style:family="paragraph" style:parent-style-name="Text_20_body" style:list-style-name="L76"/>
    <style:style style:name="P130" style:family="paragraph" style:parent-style-name="Text_20_body" style:list-style-name="L77"/>
    <style:style style:name="P131" style:family="paragraph" style:parent-style-name="Text_20_body" style:list-style-name="L78"/>
    <style:style style:name="P132" style:family="paragraph" style:parent-style-name="Text_20_body" style:list-style-name="L79"/>
    <style:style style:name="P133" style:family="paragraph" style:parent-style-name="Text_20_body" style:list-style-name="L80"/>
    <style:style style:name="P134" style:family="paragraph" style:parent-style-name="Text_20_body" style:list-style-name="L81"/>
    <style:style style:name="T1" style:family="text">
      <style:text-properties officeooo:rsid="001f8026"/>
    </style:style>
    <style:style style:name="T2" style:family="text">
      <style:text-properties officeooo:rsid="001fe85f"/>
    </style:style>
    <style:style style:name="T3" style:family="text">
      <style:text-properties officeooo:rsid="00201333"/>
    </style:style>
    <style:style style:name="T4" style:family="text">
      <style:text-properties officeooo:rsid="002eb2f0"/>
    </style:style>
    <style:style style:name="T5" style:family="text">
      <style:text-properties officeooo:rsid="001e9420"/>
    </style:style>
    <style:style style:name="T6" style:family="text">
      <style:text-properties officeooo:rsid="0024eab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5971"/>
    </style:style>
    <style:style style:name="T9" style:family="text">
      <style:text-properties officeooo:rsid="00242985"/>
    </style:style>
    <style:style style:name="T10" style:family="text">
      <style:text-properties style:font-name="Liberation Sans" fo:font-size="13pt" fo:font-style="italic" fo:font-weight="bold" officeooo:rsid="00242985" style:font-name-asian="Microsoft YaHei" style:font-size-asian="13pt" style:font-style-asian="italic" style:font-weight-asian="bold" style:font-name-complex="Lucida Sans1" style:font-size-complex="13pt" style:font-style-complex="italic" style:font-weight-complex="bold"/>
    </style:style>
    <style:style style:name="T11" style:family="text">
      <style:text-properties fo:font-family="Arial" style:font-family-generic="swiss" style:font-pitch="variable" fo:font-size="12pt" fo:font-weight="bold" style:font-weight-asian="bold" style:font-weight-complex="bold"/>
    </style:style>
    <style:style style:name="T12" style:family="text">
      <style:text-properties fo:font-family="Arial" style:font-family-generic="swiss" style:font-pitch="variable" fo:font-size="12pt" fo:font-weight="normal" style:font-weight-asian="normal" style:font-weight-complex="normal"/>
    </style:style>
    <style:style style:name="T13" style:family="text">
      <style:text-properties fo:font-family="Arial" style:font-family-generic="swiss" style:font-pitch="variable" fo:font-size="11pt" fo:font-weight="bold" style:font-size-asian="10pt" style:font-weight-asian="bold" style:font-size-complex="11pt" style:font-weight-complex="bold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Arial" style:font-family-generic="swiss" style:font-pitch="variable" fo:font-size="12pt"/>
    </style:style>
    <style:style style:name="T16" style:family="text">
      <style:text-properties officeooo:rsid="00299ee8"/>
    </style:style>
    <style:style style:name="T17" style:family="text">
      <style:text-properties officeooo:rsid="0024a0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solid" draw:fill-color="#dddddd" fo:min-height="11.58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bookmark-start text:name="__RefHeading___Toc79136_2626828182"/>Architecture Firmware VPIV – RZ- <text:span text:style-name="T1">Partie Arduino</text:span><text:bookmark-end text:name="__RefHeading___Toc79136_2626828182"/></text:p>
      <text:p text:style-name="Text_20_body"><text:span text:style-name="Strong_20_Emphasis">Titre :</text:span><text:line-break/><text:span text:style-name="Strong_20_Emphasis">Architecture Firmware du Robot RZ</text:span><text:line-break/><text:span text:style-name="Strong_20_Emphasis">Communication VPIV – Modules, Sécurité et Pilotages</text:span></text:p>
      <text:p text:style-name="Text_20_body"><text:span text:style-name="Strong_20_Emphasis">Version :</text:span> 1.0 – Livrable final<text:line-break/><text:span text:style-name="Strong_20_Emphasis">Langue :</text:span> Français<text:line-break/><text:span text:style-name="Strong_20_Emphasis">Périmètre :</text:span> Firmware embarqué (Arduino Mega / équivalent)<text:line-break/><text:span text:style-name="Strong_20_Emphasis">Exclusions explicites :</text:span> IMU, SLAM, cartographie<text:lin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109278_2626828182" office:name="Périmètre technique du projet" text:style-name="Index_20_Link" text:visited-style-name="Index_20_Link">Périmètre technique du projet<text:tab/>4</text:a></text:p>
          <text:p text:style-name="P2"><text:a xlink:type="simple" xlink:href="#__RefHeading___Toc79138_2626828182" office:name="1. Introduction générale" text:style-name="Index_20_Link" text:visited-style-name="Index_20_Link">1. Introduction générale<text:tab/>5</text:a></text:p>
          <text:p text:style-name="P1"><text:a xlink:type="simple" xlink:href="#__RefHeading___Toc79140_2626828182" office:name="1.1 Objectif du document" text:style-name="Index_20_Link" text:visited-style-name="Index_20_Link">1.1 Objectif du document<text:tab/>5</text:a></text:p>
          <text:p text:style-name="P1"><text:a xlink:type="simple" xlink:href="#__RefHeading___Toc79142_2626828182" office:name="1.2 Philosophie générale" text:style-name="Index_20_Link" text:visited-style-name="Index_20_Link">1.2 Philosophie générale<text:tab/>5</text:a></text:p>
          <text:p text:style-name="P1"><text:a xlink:type="simple" xlink:href="#__RefHeading___Toc109280_2626828182" office:name="1.3 Connexions" text:style-name="Index_20_Link" text:visited-style-name="Index_20_Link">1.3 Connexions<text:tab/>5</text:a></text:p>
          <text:p text:style-name="P2"><text:a xlink:type="simple" xlink:href="#__RefHeading___Toc79144_2626828182" office:name="2. Vue d’ensemble de l’architecture" text:style-name="Index_20_Link" text:visited-style-name="Index_20_Link">2. Vue d’ensemble de l’architecture<text:tab/>6</text:a></text:p>
          <text:p text:style-name="P1"><text:a xlink:type="simple" xlink:href="#__RefHeading___Toc79146_2626828182" office:name="2.1 Découpage en couches" text:style-name="Index_20_Link" text:visited-style-name="Index_20_Link">2.1 Découpage en couches<text:tab/>6</text:a></text:p>
          <text:p text:style-name="P1"><text:a xlink:type="simple" xlink:href="#__RefHeading___Toc79148_2626828182" office:name="2.2 Arborescence logique du projet" text:style-name="Index_20_Link" text:visited-style-name="Index_20_Link">2.2 Arborescence logique du projet<text:tab/>6</text:a></text:p>
          <text:p text:style-name="P2"><text:a xlink:type="simple" xlink:href="#__RefHeading___Toc79150_2626828182" office:name="3. Protocole VPIV" text:style-name="Index_20_Link" text:visited-style-name="Index_20_Link">3. Protocole VPIV<text:tab/>7</text:a></text:p>
          <text:p text:style-name="P1"><text:a xlink:type="simple" xlink:href="#__RefHeading___Toc79152_2626828182" office:name="3.1 Rôle du protocole VPIV" text:style-name="Index_20_Link" text:visited-style-name="Index_20_Link">3.1 Rôle du protocole VPIV<text:tab/>7</text:a></text:p>
          <text:p text:style-name="P1"><text:a xlink:type="simple" xlink:href="#__RefHeading___Toc79154_2626828182" office:name="3.2 Format canonique d’une trame VPIV" text:style-name="Index_20_Link" text:visited-style-name="Index_20_Link">3.2 Format canonique d’une trame VPIV<text:tab/>7</text:a></text:p>
          <text:p text:style-name="P1"><text:a xlink:type="simple" xlink:href="#__RefHeading___Toc79156_2626828182" office:name="3.3 Catégories VPIV" text:style-name="Index_20_Link" text:visited-style-name="Index_20_Link">3.3 Catégories VPIV<text:tab/>7</text:a></text:p>
          <text:p text:style-name="P3"><text:a xlink:type="simple" xlink:href="#__RefHeading___Toc48193_2774384090" office:name="Clarification critique :" text:style-name="Index_20_Link" text:visited-style-name="Index_20_Link">Clarification critique :<text:tab/>7</text:a></text:p>
          <text:p text:style-name="P1"><text:a xlink:type="simple" xlink:href="#__RefHeading___Toc109282_2626828182" office:name="3.4 — VAR : module / variable" text:style-name="Index_20_Link" text:visited-style-name="Index_20_Link">3.4 — VAR : module / variable<text:tab/>8</text:a></text:p>
          <text:p text:style-name="P1"><text:a xlink:type="simple" xlink:href="#__RefHeading___Toc109284_2626828182" office:name="3.5 - PROP : propriété" text:style-name="Index_20_Link" text:visited-style-name="Index_20_Link">3.5 - PROP : propriété<text:tab/>8</text:a></text:p>
          <text:p text:style-name="P3"><text:a xlink:type="simple" xlink:href="#__RefHeading___Toc109286_2626828182" office:name="Règles" text:style-name="Index_20_Link" text:visited-style-name="Index_20_Link">Règles<text:tab/>8</text:a></text:p>
          <text:p text:style-name="P1"><text:a xlink:type="simple" xlink:href="#__RefHeading___Toc28950_2626828182" office:name="3.6 — INST : instance" text:style-name="Index_20_Link" text:visited-style-name="Index_20_Link">3.6 — INST : instance<text:tab/>8</text:a></text:p>
          <text:p text:style-name="P1"><text:a xlink:type="simple" xlink:href="#__RefHeading___Toc28952_2626828182" office:name="3.7 — VALUE : valeur" text:style-name="Index_20_Link" text:visited-style-name="Index_20_Link">3.7 — VALUE : valeur<text:tab/>8</text:a></text:p>
          <text:p text:style-name="P1"><text:a xlink:type="simple" xlink:href="#__RefHeading___Toc28888_2626828182" office:name="3.8 Contraintes de taille et de fréquence" text:style-name="Index_20_Link" text:visited-style-name="Index_20_Link">3.8 Contraintes de taille et de fréquence<text:tab/>9</text:a></text:p>
          <text:p text:style-name="P2"><text:a xlink:type="simple" xlink:href="#__RefHeading___Toc79158_2626828182" office:name="4. Règle des 3 couches d’un module (fondamentale)" text:style-name="Index_20_Link" text:visited-style-name="Index_20_Link">4. Règle des 3 couches d’un module (fondamentale)<text:tab/>10</text:a></text:p>
          <text:p text:style-name="P1"><text:a xlink:type="simple" xlink:href="#__RefHeading___Toc79160_2626828182" office:name="4.1 Couche Hardware" text:style-name="Index_20_Link" text:visited-style-name="Index_20_Link">4.1 Couche Hardware<text:tab/>10</text:a></text:p>
          <text:p text:style-name="P1"><text:a xlink:type="simple" xlink:href="#__RefHeading___Toc79162_2626828182" office:name="4.2 Couche Métier" text:style-name="Index_20_Link" text:visited-style-name="Index_20_Link">4.2 Couche Métier<text:tab/>10</text:a></text:p>
          <text:p text:style-name="P1"><text:a xlink:type="simple" xlink:href="#__RefHeading___Toc79164_2626828182" office:name="4.3 Couche Communication (Dispatch)" text:style-name="Index_20_Link" text:visited-style-name="Index_20_Link">4.3 Couche Communication (Dispatch)<text:tab/>10</text:a></text:p>
          <text:p text:style-name="P2"><text:a xlink:type="simple" xlink:href="#__RefHeading___Toc79166_2626828182" office:name="5. Module COMMUNICATION (VPIV Core)" text:style-name="Index_20_Link" text:visited-style-name="Index_20_Link">5. Module COMMUNICATION (VPIV Core)<text:tab/>11</text:a></text:p>
          <text:p text:style-name="P1"><text:a xlink:type="simple" xlink:href="#__RefHeading___Toc79168_2626828182" office:name="5.1 Rôle" text:style-name="Index_20_Link" text:visited-style-name="Index_20_Link">5.1 Rôle<text:tab/>11</text:a></text:p>
          <text:p text:style-name="P1"><text:a xlink:type="simple" xlink:href="#__RefHeading___Toc79170_2626828182" office:name="5.2 Parser VPIV" text:style-name="Index_20_Link" text:visited-style-name="Index_20_Link">5.2 Parser VPIV<text:tab/>11</text:a></text:p>
          <text:p text:style-name="P1"><text:a xlink:type="simple" xlink:href="#__RefHeading___Toc79172_2626828182" office:name="5.3 Interaction avec l’urgence (URG)" text:style-name="Index_20_Link" text:visited-style-name="Index_20_Link">5.3 Interaction avec l’urgence (URG)<text:tab/>11</text:a></text:p>
          <text:p text:style-name="P2"><text:a xlink:type="simple" xlink:href="#__RefHeading___Toc79174_2626828182" office:name="6. Modules Capteurs" text:style-name="Index_20_Link" text:visited-style-name="Index_20_Link">6. Modules Capteurs<text:tab/>11</text:a></text:p>
          <text:p text:style-name="P2"><text:a xlink:type="simple" xlink:href="#__RefHeading___Toc79176_2626828182" office:name="6.1 Module US – Capteurs ultrasoniques" text:style-name="Index_20_Link" text:visited-style-name="Index_20_Link">6.1 Module US – Capteurs ultrasoniques<text:tab/>11</text:a></text:p>
          <text:p text:style-name="P1"><text:a xlink:type="simple" xlink:href="#__RefHeading___Toc79178_2626828182" office:name="6.1.1 Rôle fonctionnel" text:style-name="Index_20_Link" text:visited-style-name="Index_20_Link">6.1.1 Rôle fonctionnel<text:tab/>11</text:a></text:p>
          <text:p text:style-name="P1"><text:a xlink:type="simple" xlink:href="#__RefHeading___Toc79180_2626828182" office:name="6.1.2 Architecture interne" text:style-name="Index_20_Link" text:visited-style-name="Index_20_Link">6.1.2 Architecture interne<text:tab/>12</text:a></text:p>
          <text:p text:style-name="P1"><text:a xlink:type="simple" xlink:href="#__RefHeading___Toc79182_2626828182" office:name="6.1.3 Couche Hardware" text:style-name="Index_20_Link" text:visited-style-name="Index_20_Link">6.1.3 Couche Hardware<text:tab/>12</text:a></text:p>
          <text:p text:style-name="P1"><text:a xlink:type="simple" xlink:href="#__RefHeading___Toc79184_2626828182" office:name="6.1.4 Couche Métier" text:style-name="Index_20_Link" text:visited-style-name="Index_20_Link">6.1.4 Couche Métier<text:tab/>12</text:a></text:p>
          <text:p text:style-name="P1"><text:a xlink:type="simple" xlink:href="#__RefHeading___Toc79186_2626828182" office:name="6.1.5 Exposition VPIV – US" text:style-name="Index_20_Link" text:visited-style-name="Index_20_Link">6.1.5 Exposition VPIV – US<text:tab/>12</text:a></text:p>
          <text:p text:style-name="P2"><text:a xlink:type="simple" xlink:href="#__RefHeading___Toc79188_2626828182" office:name="6.2 Module FS – Capteur de force" text:style-name="Index_20_Link" text:visited-style-name="Index_20_Link">6.2 Module FS – Capteur de force<text:tab/>13</text:a></text:p>
          <text:p text:style-name="P1"><text:a xlink:type="simple" xlink:href="#__RefHeading___Toc79190_2626828182" office:name="6.2.1 Rôle fonctionnel" text:style-name="Index_20_Link" text:visited-style-name="Index_20_Link">6.2.1 Rôle fonctionnel<text:tab/>13</text:a></text:p>
          <text:p text:style-name="P1"><text:a xlink:type="simple" xlink:href="#__RefHeading___Toc79192_2626828182" office:name="6.2.2 Architecture interne" text:style-name="Index_20_Link" text:visited-style-name="Index_20_Link">6.2.2 Architecture interne<text:tab/>13</text:a></text:p>
          <text:p text:style-name="P1"><text:a xlink:type="simple" xlink:href="#__RefHeading___Toc79194_2626828182" office:name="6.2.3 Couche Hardware – HX711" text:style-name="Index_20_Link" text:visited-style-name="Index_20_Link">6.2.3 Couche Hardware – HX711<text:tab/>13</text:a></text:p>
          <text:p text:style-name="P1"><text:a xlink:type="simple" xlink:href="#__RefHeading___Toc79196_2626828182" office:name="6.2.4 Couche Métier" text:style-name="Index_20_Link" text:visited-style-name="Index_20_Link">6.2.4 Couche Métier<text:tab/>13</text:a></text:p>
          <text:p text:style-name="P1"><text:a xlink:type="simple" xlink:href="#__RefHeading___Toc79198_2626828182" office:name="6.2.5 Exposition VPIV – FS" text:style-name="Index_20_Link" text:visited-style-name="Index_20_Link"><text:soft-page-break/>6.2.5 Exposition VPIV – FS<text:tab/>14</text:a></text:p>
          <text:p text:style-name="P2"><text:a xlink:type="simple" xlink:href="#__RefHeading___Toc79200_2626828182" office:name="6.3 Module MvtIR – Détecteur de mouvement infrarouge" text:style-name="Index_20_Link" text:visited-style-name="Index_20_Link">6.3 Module MvtIR – Détecteur de mouvement infrarouge<text:tab/>14</text:a></text:p>
          <text:p text:style-name="P1"><text:a xlink:type="simple" xlink:href="#__RefHeading___Toc79202_2626828182" office:name="6.3.1 Rôle fonctionnel" text:style-name="Index_20_Link" text:visited-style-name="Index_20_Link">6.3.1 Rôle fonctionnel<text:tab/>14</text:a></text:p>
          <text:p text:style-name="P1"><text:a xlink:type="simple" xlink:href="#__RefHeading___Toc79204_2626828182" office:name="6.3.2 Architecture" text:style-name="Index_20_Link" text:visited-style-name="Index_20_Link">6.3.2 Architecture<text:tab/>14</text:a></text:p>
          <text:p text:style-name="P1"><text:a xlink:type="simple" xlink:href="#__RefHeading___Toc79206_2626828182" office:name="6.3.3 Modes de fonctionnement" text:style-name="Index_20_Link" text:visited-style-name="Index_20_Link">6.3.3 Modes de fonctionnement<text:tab/>14</text:a></text:p>
          <text:p text:style-name="P1"><text:a xlink:type="simple" xlink:href="#__RefHeading___Toc79208_2626828182" office:name="6.3.4 Exposition VPIV – MvtIR" text:style-name="Index_20_Link" text:visited-style-name="Index_20_Link">6.3.4 Exposition VPIV – MvtIR<text:tab/>14</text:a></text:p>
          <text:p text:style-name="P2"><text:a xlink:type="simple" xlink:href="#__RefHeading___Toc79210_2626828182" office:name="7. Module CTRL_L – Pilotage par laisse" text:style-name="Index_20_Link" text:visited-style-name="Index_20_Link">7. Module CTRL_L – Pilotage par laisse<text:tab/>15</text:a></text:p>
          <text:p text:style-name="P1"><text:a xlink:type="simple" xlink:href="#__RefHeading___Toc79212_2626828182" office:name="7.1 Rôle fonctionnel" text:style-name="Index_20_Link" text:visited-style-name="Index_20_Link">7.1 Rôle fonctionnel<text:tab/>15</text:a></text:p>
          <text:p text:style-name="P1"><text:a xlink:type="simple" xlink:href="#__RefHeading___Toc79214_2626828182" office:name="7.2 Dépendances" text:style-name="Index_20_Link" text:visited-style-name="Index_20_Link">7.2 Dépendances<text:tab/>15</text:a></text:p>
          <text:p text:style-name="P1"><text:a xlink:type="simple" xlink:href="#__RefHeading___Toc79216_2626828182" office:name="7.3 Correction VPIV (validée)" text:style-name="Index_20_Link" text:visited-style-name="Index_20_Link">7.3 Correction VPIV (validée)<text:tab/>15</text:a></text:p>
          <text:p text:style-name="P1"><text:a xlink:type="simple" xlink:href="#__RefHeading___Toc79218_2626828182" office:name="7.4 Paramètres dynamiques" text:style-name="Index_20_Link" text:visited-style-name="Index_20_Link">7.4 Paramètres dynamiques<text:tab/>15</text:a></text:p>
          <text:p text:style-name="P1"><text:a xlink:type="simple" xlink:href="#__RefHeading___Toc79220_2626828182" office:name="7.5 Fonctionnement" text:style-name="Index_20_Link" text:visited-style-name="Index_20_Link">7.5 Fonctionnement<text:tab/>15</text:a></text:p>
          <text:p text:style-name="P1"><text:a xlink:type="simple" xlink:href="#__RefHeading___Toc79222_2626828182" office:name="7.6 Exposition VPIV – Ctrl_L" text:style-name="Index_20_Link" text:visited-style-name="Index_20_Link">7.6 Exposition VPIV – Ctrl_L<text:tab/>16</text:a></text:p>
          <text:p text:style-name="P2"><text:a xlink:type="simple" xlink:href="#__RefHeading___Toc79224_2626828182" office:name="8. Module SRV – Servomoteurs" text:style-name="Index_20_Link" text:visited-style-name="Index_20_Link">8. Module SRV – Servomoteurs<text:tab/>16</text:a></text:p>
          <text:p text:style-name="P1"><text:a xlink:type="simple" xlink:href="#__RefHeading___Toc79226_2626828182" office:name="8.1 Rôle fonctionnel" text:style-name="Index_20_Link" text:visited-style-name="Index_20_Link">8.1 Rôle fonctionnel<text:tab/>16</text:a></text:p>
          <text:p text:style-name="P1"><text:a xlink:type="simple" xlink:href="#__RefHeading___Toc79228_2626828182" office:name="8.2 Architecture interne" text:style-name="Index_20_Link" text:visited-style-name="Index_20_Link">8.2 Architecture interne<text:tab/>16</text:a></text:p>
          <text:p text:style-name="P1"><text:a xlink:type="simple" xlink:href="#__RefHeading___Toc79230_2626828182" office:name="8.3 Instances et noms symboliques" text:style-name="Index_20_Link" text:visited-style-name="Index_20_Link">8.3 Instances et noms symboliques<text:tab/>16</text:a></text:p>
          <text:p text:style-name="P1"><text:a xlink:type="simple" xlink:href="#__RefHeading___Toc79232_2626828182" office:name="8.4 Couche Métier – srv.cpp" text:style-name="Index_20_Link" text:visited-style-name="Index_20_Link">8.4 Couche Métier – srv.cpp<text:tab/>16</text:a></text:p>
          <text:p text:style-name="P1"><text:a xlink:type="simple" xlink:href="#__RefHeading___Toc79234_2626828182" office:name="8.5 Couche Communication – VPIV" text:style-name="Index_20_Link" text:visited-style-name="Index_20_Link">8.5 Couche Communication – VPIV<text:tab/>17</text:a></text:p>
          <text:p text:style-name="P2"><text:a xlink:type="simple" xlink:href="#__RefHeading___Toc79236_2626828182" office:name="9. Module MTR – Moteurs" text:style-name="Index_20_Link" text:visited-style-name="Index_20_Link">9. Module MTR – Moteurs<text:tab/>17</text:a></text:p>
          <text:p text:style-name="P1"><text:a xlink:type="simple" xlink:href="#__RefHeading___Toc79238_2626828182" office:name="9.1 Rôle fonctionnel" text:style-name="Index_20_Link" text:visited-style-name="Index_20_Link">9.1 Rôle fonctionnel<text:tab/>17</text:a></text:p>
          <text:p text:style-name="P1"><text:a xlink:type="simple" xlink:href="#__RefHeading___Toc79240_2626828182" office:name="9.2 Architecture" text:style-name="Index_20_Link" text:visited-style-name="Index_20_Link">9.2 Architecture<text:tab/>17</text:a></text:p>
          <text:p text:style-name="P1"><text:a xlink:type="simple" xlink:href="#__RefHeading___Toc79242_2626828182" office:name="9.3 Mode Legacy" text:style-name="Index_20_Link" text:visited-style-name="Index_20_Link">9.3 Mode Legacy<text:tab/>18</text:a></text:p>
          <text:p text:style-name="P1"><text:a xlink:type="simple" xlink:href="#__RefHeading___Toc79244_2626828182" office:name="9.4 Mode Modern" text:style-name="Index_20_Link" text:visited-style-name="Index_20_Link">9.4 Mode Modern<text:tab/>18</text:a></text:p>
          <text:p text:style-name="P1"><text:a xlink:type="simple" xlink:href="#__RefHeading___Toc79246_2626828182" office:name="9.5 Sécurité et scaling" text:style-name="Index_20_Link" text:visited-style-name="Index_20_Link">9.5 Sécurité et scaling<text:tab/>18</text:a></text:p>
          <text:p text:style-name="P1"><text:a xlink:type="simple" xlink:href="#__RefHeading___Toc79248_2626828182" office:name="9.6 Exposition VPIV – MTR" text:style-name="Index_20_Link" text:visited-style-name="Index_20_Link">9.6 Exposition VPIV – MTR<text:tab/>18</text:a></text:p>
          <text:p text:style-name="P2"><text:a xlink:type="simple" xlink:href="#__RefHeading___Toc79250_2626828182" office:name="10. Module SecMvt / mvtSafe – Sécurité mouvement" text:style-name="Index_20_Link" text:visited-style-name="Index_20_Link">10. Module SecMvt / mvtSafe – Sécurité mouvement<text:tab/>19</text:a></text:p>
          <text:p text:style-name="P1"><text:a xlink:type="simple" xlink:href="#__RefHeading___Toc79252_2626828182" office:name="10.1 Clarification de nom" text:style-name="Index_20_Link" text:visited-style-name="Index_20_Link">10.1 Clarification de nom<text:tab/>19</text:a></text:p>
          <text:p text:style-name="P1"><text:a xlink:type="simple" xlink:href="#__RefHeading___Toc79254_2626828182" office:name="10.2 Rôle fonctionnel" text:style-name="Index_20_Link" text:visited-style-name="Index_20_Link">10.2 Rôle fonctionnel<text:tab/>19</text:a></text:p>
          <text:p text:style-name="P1"><text:a xlink:type="simple" xlink:href="#__RefHeading___Toc79256_2626828182" office:name="10.3 Modes" text:style-name="Index_20_Link" text:visited-style-name="Index_20_Link">10.3 Modes<text:tab/>19</text:a></text:p>
          <text:p text:style-name="P1"><text:a xlink:type="simple" xlink:href="#__RefHeading___Toc79258_2626828182" office:name="10.4 Exposition VPIV" text:style-name="Index_20_Link" text:visited-style-name="Index_20_Link">10.4 Exposition VPIV<text:tab/>19</text:a></text:p>
          <text:p text:style-name="P2"><text:a xlink:type="simple" xlink:href="#__RefHeading___Toc79260_2626828182" office:name="11. Module URG – Urgences" text:style-name="Index_20_Link" text:visited-style-name="Index_20_Link">11. Module URG – Urgences<text:tab/>19</text:a></text:p>
          <text:p text:style-name="P1"><text:a xlink:type="simple" xlink:href="#__RefHeading___Toc79262_2626828182" office:name="11.1 Rôle fonctionnel" text:style-name="Index_20_Link" text:visited-style-name="Index_20_Link">11.1 Rôle fonctionnel<text:tab/>19</text:a></text:p>
          <text:p text:style-name="P1"><text:a xlink:type="simple" xlink:href="#__RefHeading___Toc79264_2626828182" office:name="11.2 Comportement clé" text:style-name="Index_20_Link" text:visited-style-name="Index_20_Link">11.2 Comportement clé<text:tab/>20</text:a></text:p>
          <text:p text:style-name="P1"><text:a xlink:type="simple" xlink:href="#__RefHeading___Toc79266_2626828182" office:name="11.3 Exposition VPIV" text:style-name="Index_20_Link" text:visited-style-name="Index_20_Link">11.3 Exposition VPIV<text:tab/>20</text:a></text:p>
          <text:p text:style-name="P2"><text:a xlink:type="simple" xlink:href="#__RefHeading___Toc79268_2626828182" office:name="12. Module CfgS – Configuration système" text:style-name="Index_20_Link" text:visited-style-name="Index_20_Link">12. Module CfgS – Configuration système<text:tab/>20</text:a></text:p>
          <text:p text:style-name="P1"><text:a xlink:type="simple" xlink:href="#__RefHeading___Toc79270_2626828182" office:name="12.1 Rôle" text:style-name="Index_20_Link" text:visited-style-name="Index_20_Link">12.1 Rôle<text:tab/>20</text:a></text:p>
          <text:p text:style-name="P1"><text:a xlink:type="simple" xlink:href="#__RefHeading___Toc79272_2626828182" office:name="12.2 Propriétés VPIV" text:style-name="Index_20_Link" text:visited-style-name="Index_20_Link">12.2 Propriétés VPIV<text:tab/>20</text:a></text:p>
          <text:p text:style-name="P2"><text:a xlink:type="simple" xlink:href="#__RefHeading___Toc79274_2626828182" office:name="13. Communication VPIV – Architecture" text:style-name="Index_20_Link" text:visited-style-name="Index_20_Link">13. Communication VPIV – Architecture<text:tab/>21</text:a></text:p>
          <text:p text:style-name="P1"><text:a xlink:type="simple" xlink:href="#__RefHeading___Toc79276_2626828182" office:name="13.1 Format canonique" text:style-name="Index_20_Link" text:visited-style-name="Index_20_Link">13.1 Format canonique<text:tab/>21</text:a></text:p>
          <text:p text:style-name="P1"><text:a xlink:type="simple" xlink:href="#__RefHeading___Toc79278_2626828182" office:name="13.2 Catégories" text:style-name="Index_20_Link" text:visited-style-name="Index_20_Link">13.2 Catégories<text:tab/>21</text:a></text:p>
          <text:p text:style-name="P1"><text:a xlink:type="simple" xlink:href="#__RefHeading___Toc79280_2626828182" office:name="13.3 Règles fondamentales" text:style-name="Index_20_Link" text:visited-style-name="Index_20_Link">13.3 Règles fondamentales<text:tab/>21</text:a></text:p>
          <text:p text:style-name="P4"><text:a xlink:type="simple" xlink:href="#__RefHeading___Toc79282_2626828182" office:name="ANNEXE A — SPÉCIFICATION VPIV COMPLÈTE" text:style-name="Index_20_Link" text:visited-style-name="Index_20_Link">ANNEXE A — SPÉCIFICATION VPIV COMPLÈTE<text:tab/>21</text:a></text:p>
          <text:p text:style-name="P2"><text:a xlink:type="simple" xlink:href="#__RefHeading___Toc79284_2626828182" office:name="A.1 Objectif de VPIV" text:style-name="Index_20_Link" text:visited-style-name="Index_20_Link">A.1 Objectif de VPIV<text:tab/>21</text:a></text:p>
          <text:p text:style-name="P2"><text:a xlink:type="simple" xlink:href="#__RefHeading___Toc79286_2626828182" office:name="A.2 Format canonique" text:style-name="Index_20_Link" text:visited-style-name="Index_20_Link">A.2 Format canonique<text:tab/>22</text:a></text:p>
          <text:p text:style-name="P1"><text:a xlink:type="simple" xlink:href="#__RefHeading___Toc79288_2626828182" office:name="A.2.1 Détails des champs" text:style-name="Index_20_Link" text:visited-style-name="Index_20_Link">A.2.1 Détails des champs<text:tab/>22</text:a></text:p>
          <text:p text:style-name="P2"><text:a xlink:type="simple" xlink:href="#__RefHeading___Toc79290_2626828182" office:name="A.3 Catégories VPIV" text:style-name="Index_20_Link" text:visited-style-name="Index_20_Link">A.3 Catégories VPIV<text:tab/>22</text:a></text:p>
          <text:p text:style-name="P2"><text:a xlink:type="simple" xlink:href="#__RefHeading___Toc79292_2626828182" office:name="A.4 Règles strictes" text:style-name="Index_20_Link" text:visited-style-name="Index_20_Link">A.4 Règles strictes<text:tab/>22</text:a></text:p>
          <text:p text:style-name="P2"><text:a xlink:type="simple" xlink:href="#__RefHeading___Toc79294_2626828182" office:name="A.5 Parsing et robustesse" text:style-name="Index_20_Link" text:visited-style-name="Index_20_Link">A.5 Parsing et robustesse<text:tab/>22</text:a></text:p>
          <text:p text:style-name="P2"><text:a xlink:type="simple" xlink:href="#__RefHeading___Toc79296_2626828182" office:name="ANNEXE B — TABLE VPIV PAR MODULE" text:style-name="Index_20_Link" text:visited-style-name="Index_20_Link">ANNEXE B — TABLE VPIV PAR MODULE<text:tab/>23</text:a></text:p>
          <text:p text:style-name="P2"><text:a xlink:type="simple" xlink:href="#__RefHeading___Toc48195_2774384090" office:name="Module URG – CFGS Articulation" text:style-name="Index_20_Link" text:visited-style-name="Index_20_Link">Module URG – CFGS Articulation<text:tab/>23</text:a></text:p>
          <text:p text:style-name="P4"><text:a xlink:type="simple" xlink:href="#__RefHeading___Toc48197_2774384090" office:name="Point beaucoup plus important : Urg vs CfgS (sécurité globale)" text:style-name="Index_20_Link" text:visited-style-name="Index_20_Link">Point beaucoup plus important : Urg vs CfgS (sécurité globale)<text:tab/>23</text:a></text:p>
          <text:p text:style-name="P2"><text:a xlink:type="simple" xlink:href="#__RefHeading___Toc48199_2774384090" office:name="2.1 — Clarif conceptuelle essentielle" text:style-name="Index_20_Link" text:visited-style-name="Index_20_Link">2.1 — Clarif conceptuelle essentielle<text:tab/>23</text:a></text:p>
          <text:p text:style-name="P1"><text:a xlink:type="simple" xlink:href="#__RefHeading___Toc48201_2774384090" office:name="🔴 Urg" text:style-name="Index_20_Link" text:visited-style-name="Index_20_Link">🔴 Urg<text:tab/>23</text:a></text:p>
          <text:p text:style-name="P1"><text:a xlink:type="simple" xlink:href="#__RefHeading___Toc48203_2774384090" office:name="🔵 CfgS" text:style-name="Index_20_Link" text:visited-style-name="Index_20_Link"><text:soft-page-break/>🔵 CfgS<text:tab/>23</text:a></text:p>
          <text:p text:style-name="P2"><text:a xlink:type="simple" xlink:href="#__RefHeading___Toc48205_2774384090" office:name="2.2 — Analyse de ta table A (très bonne)" text:style-name="Index_20_Link" text:visited-style-name="Index_20_Link">2.2 — Analyse de ta table A (très bonne)<text:tab/>24</text:a></text:p>
          <text:p text:style-name="P2"><text:a xlink:type="simple" xlink:href="#__RefHeading___Toc48207_2774384090" office:name="2.3 — Pourquoi reset doit rester dans CfgS (et pas Urg)" text:style-name="Index_20_Link" text:visited-style-name="Index_20_Link">2.3 — Pourquoi reset doit rester dans CfgS (et pas Urg)<text:tab/>24</text:a></text:p>
          <text:p text:style-name="P1"><text:a xlink:type="simple" xlink:href="#__RefHeading___Toc48209_2774384090" office:name="Raisons architecturales :" text:style-name="Index_20_Link" text:visited-style-name="Index_20_Link">Raisons architecturales :<text:tab/>24</text:a></text:p>
          <text:p text:style-name="P2"><text:a xlink:type="simple" xlink:href="#__RefHeading___Toc48211_2774384090" office:name="2.4 — Interaction Urg ↔ modeRZ (point subtil mais important)" text:style-name="Index_20_Link" text:visited-style-name="Index_20_Link">2.4 — Interaction Urg ↔ modeRZ (point subtil mais important)<text:tab/>25</text:a></text:p>
          <text:p text:style-name="P4"><text:a xlink:type="simple" xlink:href="#__RefHeading___Toc48213_2774384090" office:name="3️⃣ Ton dispatch dispatch_CfgS.cpp : verdict" text:style-name="Index_20_Link" text:visited-style-name="Index_20_Link">3️⃣ Ton dispatch dispatch_CfgS.cpp : verdict<text:tab/>26</text:a></text:p>
          <text:p text:style-name="P1"><text:a xlink:type="simple" xlink:href="#__RefHeading___Toc48215_2774384090" office:name="✅ Ce qui est excellent" text:style-name="Index_20_Link" text:visited-style-name="Index_20_Link">✅ Ce qui est excellent<text:tab/>26</text:a></text:p>
          <text:p text:style-name="P1"><text:a xlink:type="simple" xlink:href="#__RefHeading___Toc48217_2774384090" office:name="⚠️ Micro-remarque (optionnelle)" text:style-name="Index_20_Link" text:visited-style-name="Index_20_Link">⚠️ Micro-remarque (optionnelle)<text:tab/>26</text:a></text:p>
          <text:p text:style-name="P4"><text:a xlink:type="simple" xlink:href="#__RefHeading___Toc48219_2774384090" office:name="4️⃣ Conclusion claire (à retenir)" text:style-name="Index_20_Link" text:visited-style-name="Index_20_Link">4️⃣ Conclusion claire (à retenir)<text:tab/>26</text:a></text:p>
          <text:p text:style-name="P2"><text:a xlink:type="simple" xlink:href="#__RefHeading___Toc79298_2626828182" office:name="B.1 Module CfgS" text:style-name="Index_20_Link" text:visited-style-name="Index_20_Link">B.1 Module CfgS<text:tab/>26</text:a></text:p>
          <text:p text:style-name="P1"><text:a xlink:type="simple" xlink:href="#__RefHeading___Toc79300_2626828182" office:name="Nom module" text:style-name="Index_20_Link" text:visited-style-name="Index_20_Link">Nom module<text:tab/>26</text:a></text:p>
          <text:p text:style-name="P1"><text:a xlink:type="simple" xlink:href="#__RefHeading___Toc79302_2626828182" office:name="Propriétés" text:style-name="Index_20_Link" text:visited-style-name="Index_20_Link">Propriétés<text:tab/>26</text:a></text:p>
          <text:p text:style-name="P1"><text:a xlink:type="simple" xlink:href="#__RefHeading___Toc79304_2626828182" office:name="Exemples" text:style-name="Index_20_Link" text:visited-style-name="Index_20_Link">Exemples<text:tab/>27</text:a></text:p>
          <text:p text:style-name="P2"><text:a xlink:type="simple" xlink:href="#__RefHeading___Toc79306_2626828182" office:name="B.2 Module Ctrl_L" text:style-name="Index_20_Link" text:visited-style-name="Index_20_Link">B.2 Module Ctrl_L<text:tab/>27</text:a></text:p>
          <text:p text:style-name="P1"><text:a xlink:type="simple" xlink:href="#__RefHeading___Toc79308_2626828182" office:name="Nom module" text:style-name="Index_20_Link" text:visited-style-name="Index_20_Link">Nom module<text:tab/>27</text:a></text:p>
          <text:p text:style-name="P1"><text:a xlink:type="simple" xlink:href="#__RefHeading___Toc79310_2626828182" office:name="Propriétés" text:style-name="Index_20_Link" text:visited-style-name="Index_20_Link">Propriétés<text:tab/>27</text:a></text:p>
          <text:p text:style-name="P1"><text:a xlink:type="simple" xlink:href="#__RefHeading___Toc79312_2626828182" office:name="Exemples" text:style-name="Index_20_Link" text:visited-style-name="Index_20_Link">Exemples<text:tab/>27</text:a></text:p>
          <text:p text:style-name="P2"><text:a xlink:type="simple" xlink:href="#__RefHeading___Toc79314_2626828182" office:name="B.3 Module Mtr" text:style-name="Index_20_Link" text:visited-style-name="Index_20_Link">B.3 Module Mtr<text:tab/>27</text:a></text:p>
          <text:p text:style-name="P1"><text:a xlink:type="simple" xlink:href="#__RefHeading___Toc79316_2626828182" office:name="Nom module" text:style-name="Index_20_Link" text:visited-style-name="Index_20_Link">Nom module<text:tab/>27</text:a></text:p>
          <text:p text:style-name="P1"><text:a xlink:type="simple" xlink:href="#__RefHeading___Toc79318_2626828182" office:name="Propriétés (modern)" text:style-name="Index_20_Link" text:visited-style-name="Index_20_Link">Propriétés (modern)<text:tab/>27</text:a></text:p>
          <text:p text:style-name="P1"><text:a xlink:type="simple" xlink:href="#__RefHeading___Toc79320_2626828182" office:name="Propriétés (legacy)" text:style-name="Index_20_Link" text:visited-style-name="Index_20_Link">Propriétés (legacy)<text:tab/>28</text:a></text:p>
          <text:p text:style-name="P2"><text:a xlink:type="simple" xlink:href="#__RefHeading___Toc79322_2626828182" office:name="B.4 Module Srv" text:style-name="Index_20_Link" text:visited-style-name="Index_20_Link">B.4 Module Srv<text:tab/>28</text:a></text:p>
          <text:p text:style-name="P1"><text:a xlink:type="simple" xlink:href="#__RefHeading___Toc79324_2626828182" office:name="Nom module" text:style-name="Index_20_Link" text:visited-style-name="Index_20_Link">Nom module<text:tab/>28</text:a></text:p>
          <text:p text:style-name="P1"><text:a xlink:type="simple" xlink:href="#__RefHeading___Toc79326_2626828182" office:name="Propriétés" text:style-name="Index_20_Link" text:visited-style-name="Index_20_Link">Propriétés<text:tab/>28</text:a></text:p>
          <text:p text:style-name="P2"><text:a xlink:type="simple" xlink:href="#__RefHeading___Toc79328_2626828182" office:name="B.5 Module Odom" text:style-name="Index_20_Link" text:visited-style-name="Index_20_Link">B.5 Module Odom<text:tab/>28</text:a></text:p>
          <text:p text:style-name="P1"><text:a xlink:type="simple" xlink:href="#__RefHeading___Toc79330_2626828182" office:name="Nom module" text:style-name="Index_20_Link" text:visited-style-name="Index_20_Link">Nom module<text:tab/>28</text:a></text:p>
          <text:p text:style-name="P1"><text:a xlink:type="simple" xlink:href="#__RefHeading___Toc79332_2626828182" office:name="Propriétés" text:style-name="Index_20_Link" text:visited-style-name="Index_20_Link">Propriétés<text:tab/>28</text:a></text:p>
          <text:p text:style-name="P2"><text:a xlink:type="simple" xlink:href="#__RefHeading___Toc79334_2626828182" office:name="B.6 Module US" text:style-name="Index_20_Link" text:visited-style-name="Index_20_Link">B.6 Module US<text:tab/>29</text:a></text:p>
          <text:p text:style-name="P1"><text:a xlink:type="simple" xlink:href="#__RefHeading___Toc79336_2626828182" office:name="Nom module" text:style-name="Index_20_Link" text:visited-style-name="Index_20_Link">Nom module<text:tab/>29</text:a></text:p>
          <text:p text:style-name="P1"><text:a xlink:type="simple" xlink:href="#__RefHeading___Toc79338_2626828182" office:name="Propriétés" text:style-name="Index_20_Link" text:visited-style-name="Index_20_Link">Propriétés<text:tab/>29</text:a></text:p>
          <text:p text:style-name="P2"><text:a xlink:type="simple" xlink:href="#__RefHeading___Toc79340_2626828182" office:name="B.7 Module FS" text:style-name="Index_20_Link" text:visited-style-name="Index_20_Link">B.7 Module FS<text:tab/>29</text:a></text:p>
          <text:p text:style-name="P1"><text:a xlink:type="simple" xlink:href="#__RefHeading___Toc79342_2626828182" office:name="Nom module" text:style-name="Index_20_Link" text:visited-style-name="Index_20_Link">Nom module<text:tab/>29</text:a></text:p>
          <text:p text:style-name="P1"><text:a xlink:type="simple" xlink:href="#__RefHeading___Toc79344_2626828182" office:name="Propriétés" text:style-name="Index_20_Link" text:visited-style-name="Index_20_Link">Propriétés<text:tab/>29</text:a></text:p>
          <text:p text:style-name="P2"><text:a xlink:type="simple" xlink:href="#__RefHeading___Toc79346_2626828182" office:name="B.8 Module Mic" text:style-name="Index_20_Link" text:visited-style-name="Index_20_Link">B.8 Module Mic<text:tab/>29</text:a></text:p>
          <text:p text:style-name="P1"><text:a xlink:type="simple" xlink:href="#__RefHeading___Toc79348_2626828182" office:name="Nom module" text:style-name="Index_20_Link" text:visited-style-name="Index_20_Link">Nom module<text:tab/>29</text:a></text:p>
          <text:p text:style-name="P1"><text:a xlink:type="simple" xlink:href="#__RefHeading___Toc79350_2626828182" office:name="Propriétés" text:style-name="Index_20_Link" text:visited-style-name="Index_20_Link">Propriétés<text:tab/>29</text:a></text:p>
          <text:p text:style-name="P2"><text:a xlink:type="simple" xlink:href="#__RefHeading___Toc79352_2626828182" office:name="B.9 Module SecMvt" text:style-name="Index_20_Link" text:visited-style-name="Index_20_Link">B.9 Module SecMvt<text:tab/>30</text:a></text:p>
          <text:p text:style-name="P1"><text:a xlink:type="simple" xlink:href="#__RefHeading___Toc79354_2626828182" office:name="Nom module" text:style-name="Index_20_Link" text:visited-style-name="Index_20_Link">Nom module<text:tab/>30</text:a></text:p>
          <text:p text:style-name="P1"><text:a xlink:type="simple" xlink:href="#__RefHeading___Toc79356_2626828182" office:name="Propriétés" text:style-name="Index_20_Link" text:visited-style-name="Index_20_Link">Propriétés<text:tab/>30</text:a></text:p>
          <text:p text:style-name="P2"><text:a xlink:type="simple" xlink:href="#__RefHeading___Toc79358_2626828182" office:name="B.10 Module Urg" text:style-name="Index_20_Link" text:visited-style-name="Index_20_Link">B.10 Module Urg<text:tab/>30</text:a></text:p>
          <text:p text:style-name="P1"><text:a xlink:type="simple" xlink:href="#__RefHeading___Toc79360_2626828182" office:name="Nom module" text:style-name="Index_20_Link" text:visited-style-name="Index_20_Link">Nom module<text:tab/>30</text:a></text:p>
          <text:p text:style-name="P1"><text:a xlink:type="simple" xlink:href="#__RefHeading___Toc79362_2626828182" office:name="Propriétés" text:style-name="Index_20_Link" text:visited-style-name="Index_20_Link">Propriétés<text:tab/>30</text:a></text:p>
          <text:p text:style-name="P2"><text:a xlink:type="simple" xlink:href="#__RefHeading___Toc79364_2626828182" office:name="ANNEXE C — NOMENCLATURE ET CONVENTIONS" text:style-name="Index_20_Link" text:visited-style-name="Index_20_Link">ANNEXE C — NOMENCLATURE ET CONVENTIONS<text:tab/>30</text:a></text:p>
          <text:p text:style-name="P1"><text:a xlink:type="simple" xlink:href="#__RefHeading___Toc79366_2626828182" office:name="C.1 Noms de modules" text:style-name="Index_20_Link" text:visited-style-name="Index_20_Link">C.1 Noms de modules<text:tab/>30</text:a></text:p>
          <text:p text:style-name="P1"><text:a xlink:type="simple" xlink:href="#__RefHeading___Toc79368_2626828182" office:name="C.2 Instances" text:style-name="Index_20_Link" text:visited-style-name="Index_20_Link">C.2 Instances<text:tab/>30</text:a></text:p>
          <text:p text:style-name="P1"><text:a xlink:type="simple" xlink:href="#__RefHeading___Toc79370_2626828182" office:name="C.3 États" text:style-name="Index_20_Link" text:visited-style-name="Index_20_Link">C.3 États<text:tab/>31</text:a></text:p>
          <text:p text:style-name="P2"><text:a xlink:type="simple" xlink:href="#__RefHeading___Toc79372_2626828182" office:name="ANNEXE D — GLOSSAIRE" text:style-name="Index_20_Link" text:visited-style-name="Index_20_Link">ANNEXE D — GLOSSAIRE<text:tab/>31</text:a></text:p>
          <text:p text:style-name="P2"><text:a xlink:type="simple" xlink:href="#__RefHeading___Toc79374_2626828182" office:name="CONCLUSION TECHNIQUE" text:style-name="Index_20_Link" text:visited-style-name="Index_20_Link">CONCLUSION TECHNIQUE<text:tab/>31</text:a></text:p>
        </text:index-body>
      </text:table-of-content>
      <text:p text:style-name="Horizontal_20_Line"/>
      <text:h text:style-name="Heading_20_3" text:outline-level="3"><text:bookmark-start text:name="__RefHeading___Toc109278_2626828182"/><text:soft-page-break/>Périmètre technique <text:span text:style-name="T1">du projet</text:span><text:bookmark-end text:name="__RefHeading___Toc109278_2626828182"/></text:h>
      <table:table table:name="Tableau34" table:style-name="Tableau34">
        <table:table-column table:style-name="Tableau34.A"/>
        <table:table-column table:style-name="Tableau34.B"/>
        <table:table-header-rows>
          <table:table-row>
            <table:table-cell table:style-name="Tableau34.A1" office:value-type="string">
              <text:p text:style-name="P5">Élément</text:p>
            </table:table-cell>
            <table:table-cell table:style-name="Tableau34.B1" office:value-type="string">
              <text:p text:style-name="P5">Rôle</text:p>
            </table:table-cell>
          </table:table-row>
        </table:table-header-rows>
        <table:table-row>
          <table:table-cell table:style-name="Tableau34.A2" office:value-type="string">
            <text:p text:style-name="P6"><text:span text:style-name="Strong_20_Emphasis">Arduino Mega 2560</text:span></text:p>
          </table:table-cell>
          <table:table-cell table:style-name="Tableau34.B2" office:value-type="string">
            <text:p text:style-name="P6">Cœur bas niveau temps réel</text:p>
          </table:table-cell>
        </table:table-row>
        <table:table-row>
          <table:table-cell table:style-name="Tableau34.A2" office:value-type="string">
            <text:p text:style-name="P6"><text:span text:style-name="Strong_20_Emphasis">Arduino Uno</text:span></text:p>
          </table:table-cell>
          <table:table-cell table:style-name="Tableau34.B2" office:value-type="string">
            <text:p text:style-name="P6">Pilotage moteurs</text:p>
          </table:table-cell>
        </table:table-row>
        <table:table-row>
          <table:table-cell table:style-name="Tableau34.A2" office:value-type="string">
            <text:p text:style-name="P6"><text:span text:style-name="Strong_20_Emphasis">Smartphone SE</text:span></text:p>
          </table:table-cell>
          <table:table-cell table:style-name="Tableau34.B2" office:value-type="string">
            <text:p text:style-name="P6">Gateway terrain (Tasker, événements, capteurs OS)</text:p>
          </table:table-cell>
        </table:table-row>
        <table:table-row>
          <table:table-cell table:style-name="Tableau34.A2" office:value-type="string">
            <text:p text:style-name="P6"><text:span text:style-name="Strong_20_Emphasis">SP </text:span></text:p>
          </table:table-cell>
          <table:table-cell table:style-name="Tableau34.B2" office:value-type="string">
            <text:p text:style-name="P6">Orchestration Node-RED – <text:span text:style-name="T2">clones sur différents supports – 1 seul actif. </text:span><text:span text:style-name="T3">SP SOURCE DE VERITE</text:span></text:p>
          </table:table-cell>
        </table:table-row>
        <table:table-row>
          <table:table-cell table:style-name="Tableau34.A2" office:value-type="string">
            <text:p text:style-name="P6"><text:span text:style-name="Strong_20_Emphasis">Raspberry Pi 3</text:span></text:p>
          </table:table-cell>
          <table:table-cell table:style-name="Tableau34.B2" office:value-type="string">
            <text:p text:style-name="P7">Serveur sur la box : accès distant fiable, broker MQTT alternatif avec celui de SP (qd SP et un smartphone en déplacement (sans box accessible))<text:line-break/>→ structurant mais non critique. Accessible avec adresse locale ou distante.</text:p>
          </table:table-cell>
        </table:table-row>
        <table:table-row>
          <table:table-cell table:style-name="Tableau34.A2" office:value-type="string">
            <text:p text:style-name="P6"><text:span text:style-name="Strong_20_Emphasis">MQTT</text:span></text:p>
          </table:table-cell>
          <table:table-cell table:style-name="Tableau34.B2" office:value-type="string">
            <text:p text:style-name="P6">Bus logique principal</text:p>
          </table:table-cell>
        </table:table-row>
      </table:table>
      <text:p text:style-name="P8">Le système est conçu pour fonctionner :</text:p>
      <text:list text:style-name="L1">
        <text:list-item>
          <text:p text:style-name="P9">en local (hotspot)</text:p>
        </text:list-item>
        <text:list-item>
          <text:p text:style-name="P9">sans cloud</text:p>
        </text:list-item>
        <text:list-item>
          <text:p text:style-name="P9">avec un broker unique</text:p>
        </text:list-item>
        <text:list-item>
          <text:p text:style-name="P10">un seul utilisateur, 1 seul SP actif par session.</text:p>
        </text:list-item>
      </text:list>
      <text:h text:style-name="P11" text:outline-level="2"><text:bookmark-start text:name="__RefHeading___Toc79138_2626828182"/>1. Introduction générale<text:bookmark-end text:name="__RefHeading___Toc79138_2626828182"/></text:h>
      <text:h text:style-name="Heading_20_3" text:outline-level="3"><text:bookmark-start text:name="__RefHeading___Toc79140_2626828182"/>1.1 Objectif du document<text:bookmark-end text:name="__RefHeading___Toc79140_2626828182"/></text:h>
      <text:p text:style-name="Text_20_body">Ce document décrit <text:span text:style-name="Strong_20_Emphasis">l’architecture complète du firmware embarqué du robot RZ</text:span>, en particulier :</text:p>
      <text:list text:style-name="L2">
        <text:list-item>
          <text:p text:style-name="P12">la structuration <text:span text:style-name="Strong_20_Emphasis">modulaire</text:span> du code</text:p>
        </text:list-item>
        <text:list-item>
          <text:p text:style-name="P12">le protocole de communication <text:span text:style-name="Strong_20_Emphasis">VPIV</text:span></text:p>
        </text:list-item>
        <text:list-item>
          <text:p text:style-name="P12">les interactions entre <text:span text:style-name="Strong_20_Emphasis">capteurs</text:span>, <text:span text:style-name="Strong_20_Emphasis">actionneurs</text:span>, <text:span text:style-name="Strong_20_Emphasis">sécurité</text:span> et <text:span text:style-name="Strong_20_Emphasis">pilotages</text:span></text:p>
        </text:list-item>
        <text:list-item>
          <text:p text:style-name="P12">les règles de conception garantissant :</text:p>
          <text:list>
            <text:list-item>
              <text:p text:style-name="P12">la robustesse</text:p>
            </text:list-item>
            <text:list-item>
              <text:p text:style-name="P12">la lisibilité</text:p>
            </text:list-item>
            <text:list-item>
              <text:p text:style-name="P12">l’évolutivité</text:p>
            </text:list-item>
          </text:list>
        </text:list-item>
      </text:list>
      <text:p text:style-name="Text_20_body">Ce document est un <text:span text:style-name="Strong_20_Emphasis">document d’architecture</text:span>, pas un tutoriel Arduino, ni une simple documentation d’API.</text:p>
      <text:p text:style-name="Text_20_body">Il constitue :</text:p>
      <text:list text:style-name="L3">
        <text:list-item>
          <text:p text:style-name="P13">une <text:span text:style-name="Strong_20_Emphasis">référence projet</text:span></text:p>
        </text:list-item>
        <text:list-item>
          <text:p text:style-name="P13">une base de <text:span text:style-name="Strong_20_Emphasis">maintenance</text:span></text:p>
        </text:list-item>
        <text:list-item>
          <text:p text:style-name="P13">un support de <text:span text:style-name="Strong_20_Emphasis">revue technique</text:span></text:p>
        </text:list-item>
        <text:list-item>
          <text:p text:style-name="P13">un point d’entrée pour toute évolution future</text:p>
        </text:list-item>
      </text:list>
      <text:p text:style-name="Horizontal_20_Line"/>
      <text:h text:style-name="Heading_20_3" text:outline-level="3"><text:bookmark-start text:name="__RefHeading___Toc79142_2626828182"/>1.2 Philosophie générale<text:bookmark-end text:name="__RefHeading___Toc79142_2626828182"/></text:h>
      <text:p text:style-name="Text_20_body">Le firmware du robot RZ repose sur trois principes fondamentaux :</text:p>
      <text:list text:style-name="L4">
        <text:list-item>
          <text:p text:style-name="P14"><text:span text:style-name="Strong_20_Emphasis">Séparation stricte des responsabilités</text:span></text:p>
        </text:list-item>
        <text:list-item>
          <text:p text:style-name="P14"><text:span text:style-name="Strong_20_Emphasis">Communication textuelle unifiée (VPIV)</text:span></text:p>
        </text:list-item>
        <text:list-item>
          <text:p text:style-name="P14"><text:span text:style-name="Strong_20_Emphasis">Sécurité prioritaire et transversale</text:span></text:p>
        </text:list-item>
      </text:list>
      <text:p text:style-name="Text_20_body">Ces principes sont appliqués <text:span text:style-name="Strong_20_Emphasis">sans exception</text:span> sur l’ensemble des modules.</text:p>
      <text:p text:style-name="Horizontal_20_Line"/>
      <text:h text:style-name="Heading_20_3" text:outline-level="3"><text:bookmark-start text:name="__RefHeading___Toc109280_2626828182"/>1.3 Connexions<text:bookmark-end text:name="__RefHeading___Toc109280_2626828182"/></text:h>
      <text:p text:style-name="P15">Fonctionnement en cas de coupure Internet</text:p>
      <text:list text:style-name="L5">
        <text:list-item>
          <text:p text:style-name="P16">Le robot reste opérationnel en local</text:p>
        </text:list-item>
        <text:list-item>
          <text:p text:style-name="P16">Le SP peut être un smartphone partageant sa connexion</text:p>
        </text:list-item>
        <text:list-item>
          <text:p text:style-name="P16">Le broker local SP prend <text:span text:style-name="T3">alors </text:span>le relais</text:p>
        </text:list-item>
      </text:list>
      <text:p text:style-name="P17">La perte d’Internet n’empêche <text:span text:style-name="Strong_20_Emphasis">aucune fonction critique</text:span>.</text:p>
      <text:h text:style-name="P11" text:outline-level="2"><text:bookmark-start text:name="__RefHeading___Toc79144_2626828182"/>2. Vue d’ensemble de l’architecture<text:bookmark-end text:name="__RefHeading___Toc79144_2626828182"/></text:h>
      <text:h text:style-name="Heading_20_3" text:outline-level="3"><text:bookmark-start text:name="__RefHeading___Toc79146_2626828182"/>2.1 Découpage en couches<text:bookmark-end text:name="__RefHeading___Toc79146_2626828182"/></text:h>
      <text:p text:style-name="Text_20_body">L’architecture suit une <text:span text:style-name="Strong_20_Emphasis">règle stricte en trois couches</text:span>, valable pour tous les modules fonctionnels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ouche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Hardware</text:p>
          </table:table-cell>
          <table:table-cell table:style-name="Tableau1.A1" office:value-type="string">
            <text:p text:style-name="Table_20_Contents">Accès direct aux broches, timers, périphériques</text:p>
          </table:table-cell>
        </table:table-row>
        <table:table-row>
          <table:table-cell table:style-name="Tableau1.A1" office:value-type="string">
            <text:p text:style-name="Table_20_Contents">Métier</text:p>
          </table:table-cell>
          <table:table-cell table:style-name="Tableau1.A1" office:value-type="string">
            <text:p text:style-name="Table_20_Contents">Logique fonctionnelle, calculs, décisions</text:p>
          </table:table-cell>
        </table:table-row>
        <table:table-row>
          <table:table-cell table:style-name="Tableau1.A1" office:value-type="string">
            <text:p text:style-name="Table_20_Contents">Communication</text:p>
          </table:table-cell>
          <table:table-cell table:style-name="Tableau1.A1" office:value-type="string">
            <text:p text:style-name="Table_20_Contents">Interface VPIV, validation des commandes</text:p>
          </table:table-cell>
        </table:table-row>
      </table:table>
      <text:p text:style-name="Text_20_body">Aucune couche ne doit violer cette règle.</text:p>
      <text:p text:style-name="Horizontal_20_Line"/>
      <text:h text:style-name="Heading_20_3" text:outline-level="3"><text:bookmark-start text:name="__RefHeading___Toc79148_2626828182"/>2.2 Arborescence logique du projet<text:bookmark-end text:name="__RefHeading___Toc79148_2626828182"/></text:h>
      <text:p text:style-name="P18">RzlibrairiesPersoNew.h : Point d’entrée unique de la librairie RZ, <text:span text:style-name="T4">e</text:span>lle n’expose QUE les modules nécessaires au .ino <text:span text:style-name="T4">elle contiens aussi la déclaration de RZ_initAll() et est chargé dans le main.cpp</text:span></text:p>
      <text:p text:style-name="P19">Déclare la fonction d’initialisation : RZ_initAll() développé dans le .cpp</text:p>
      <text:p text:style-name="Text_20_body"/>
      <text:p text:style-name="Text_20_body"/>
      <text:p text:style-name="P20"><text:span text:style-name="Source_20_Text">src/</text:span></text:p>
      <text:p text:style-name="P21"><text:span text:style-name="Source_20_Text"><text:s/>├── actuators/ <text:s text:c="7"/>(MTR, SRV, LED, etc.)</text:span></text:p>
      <text:p text:style-name="P21"><text:span text:style-name="Source_20_Text"><text:s/>├── sensors/ <text:s text:c="9"/>(US, FS, IR, ...)</text:span></text:p>
      <text:p text:style-name="P22"><text:span text:style-name="Source_20_Text"><text:s/>├── safety/ <text:s text:c="10"/>(mvtSafe, </text:span><text:span text:style-name="Source_20_Text"><text:span text:style-name="T5">liaison avec </text:span></text:span><text:span text:style-name="Source_20_Text">urg)</text:span></text:p>
      <text:p text:style-name="P22"><text:span text:style-name="Source_20_Text"><text:s/>└── </text:span><text:span text:style-name="Source_20_Text"><text:span text:style-name="T5">+ system</text:span></text:span><text:span text:style-name="Source_20_Text">/ <text:s text:c="8"/>(</text:span><text:span text:style-name="Source_20_Text"><text:span text:style-name="T5">urg</text:span></text:span><text:span text:style-name="Source_20_Text">)</text:span></text:p>
      <text:p text:style-name="P21"><text:span text:style-name="Source_20_Text"><text:s/>├── control/ <text:s text:c="9"/>(ctrl_L)</text:span></text:p>
      <text:p text:style-name="P21"><text:span text:style-name="Source_20_Text"><text:s/>├── communication/ <text:s text:c="3"/>(VPIV, dispatchers)</text:span></text:p>
      <text:p text:style-name="P21"><text:span text:style-name="Source_20_Text"><text:s/>├── config/ <text:s text:c="10"/>(variables globales)</text:span></text:p>
      <text:p text:style-name="P23"><text:span text:style-name="Source_20_Text"><text:s/>└── </text:span><text:span text:style-name="Source_20_Text"><text:span text:style-name="T5">+ navigation</text:span></text:span><text:span text:style-name="Source_20_Text">/ <text:s text:c="4"/>(</text:span><text:span text:style-name="Source_20_Text"><text:span text:style-name="T5">Odom - Odométrie</text:span></text:span><text:span text:style-name="Source_20_Text">)<text:line-break/> └── hardware/ <text:s text:c="8"/>(accès bas niveau)</text:span></text:p>
      <text:p text:style-name="P23"><text:span text:style-name="Source_20_Text"><text:span text:style-name="T5">+ à la racine RzlibrairiesPersoNew.cpp : qui gère la fonction RZ_initAll()</text:span></text:span></text:p>
      <text:p text:style-name="Text_20_body">Chaque dossier correspond à <text:span text:style-name="Strong_20_Emphasis">un rôle architectural clair</text:span>.</text:p>
      <text:p text:style-name="Horizontal_20_Line"/>
      <text:p text:style-name="Text_20_body"/>
      <text:h text:style-name="P11" text:outline-level="2"><text:bookmark-start text:name="__RefHeading___Toc79150_2626828182"/>3. Protocole VPIV<text:bookmark-end text:name="__RefHeading___Toc79150_2626828182"/></text:h>
      <text:h text:style-name="Heading_20_3" text:outline-level="3"><text:bookmark-start text:name="__RefHeading___Toc79152_2626828182"/>3.1 Rôle du protocole VPIV<text:bookmark-end text:name="__RefHeading___Toc79152_2626828182"/></text:h>
      <text:p text:style-name="P24">VPIV (Variable Property Instance Value) est le <text:span text:style-name="Strong_20_Emphasis">protocole unique</text:span> de communication entre :</text:p>
      <text:list text:style-name="L6">
        <text:list-item>
          <text:p text:style-name="P25">le firmware embarqué</text:p>
        </text:list-item>
        <text:list-item>
          <text:p text:style-name="P25">le système hôte (Node-RED, PC, SBC, etc.)</text:p>
        </text:list-item>
      </text:list>
      <text:p text:style-name="P24">Il permet :</text:p>
      <text:list text:style-name="L7">
        <text:list-item>
          <text:p text:style-name="P26">la commande <text:span text:style-name="T6">(l’intent ou la commande)</text:span></text:p>
        </text:list-item>
        <text:list-item>
          <text:p text:style-name="P26">la configuration</text:p>
        </text:list-item>
        <text:list-item>
          <text:p text:style-name="P26">le monitoring</text:p>
        </text:list-item>
        <text:list-item>
          <text:p text:style-name="P26">la remontée d’alertes</text:p>
        </text:list-item>
      </text:list>
      <text:p text:style-name="Horizontal_20_Line"/>
      <text:h text:style-name="Heading_20_3" text:outline-level="3"><text:bookmark-start text:name="__RefHeading___Toc79154_2626828182"/>3.2 Format canonique d’une trame VPIV<text:bookmark-end text:name="__RefHeading___Toc79154_2626828182"/></text:h>
      <text:p text:style-name="P27"><text:span text:style-name="Source_20_Text">$&lt;CAT&gt;:&lt;MODULE&gt;:&lt;PROP&gt;:&lt;INST&gt;:&lt;VALUE&gt;#</text:span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Élément</text:p>
            </table:table-cell>
            <table:table-cell table:style-name="Tableau2.B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2.A2" office:value-type="string">
            <text:p text:style-name="Table_20_Contents">CAT</text:p>
          </table:table-cell>
          <table:table-cell table:style-name="Tableau2.B2" office:value-type="string">
            <text:p text:style-name="P28">La catégorie définit <text:span text:style-name="Strong_20_Emphasis">la nature logique du message </text:span>Type (<text:span text:style-name="Source_20_Text">V</text:span> commande, <text:span text:style-name="Source_20_Text">I</text:span> information,..)</text:p>
          </table:table-cell>
        </table:table-row>
        <table:table-row>
          <table:table-cell table:style-name="Tableau2.A2" office:value-type="string">
            <text:p text:style-name="Table_20_Contents">MODULE</text:p>
          </table:table-cell>
          <table:table-cell table:style-name="Tableau2.B2" office:value-type="string">
            <text:p text:style-name="Table_20_Contents"><text:span text:style-name="T7">Nom du module</text:span> (ex: <text:span text:style-name="Source_20_Text">Mtr</text:span>, <text:span text:style-name="Source_20_Text">Srv</text:span>, <text:span text:style-name="Source_20_Text">Ctrl_L</text:span>)</text:p>
          </table:table-cell>
        </table:table-row>
        <table:table-row>
          <table:table-cell table:style-name="Tableau2.A2" office:value-type="string">
            <text:p text:style-name="Table_20_Contents">PROP</text:p>
          </table:table-cell>
          <table:table-cell table:style-name="Tableau2.B2" office:value-type="string">
            <text:p text:style-name="P29">Propriété</text:p>
          </table:table-cell>
        </table:table-row>
        <table:table-row>
          <table:table-cell table:style-name="Tableau2.A2" office:value-type="string">
            <text:p text:style-name="Table_20_Contents">INST</text:p>
          </table:table-cell>
          <table:table-cell table:style-name="Tableau2.B2" office:value-type="string">
            <text:p text:style-name="Table_20_Contents"><text:span text:style-name="T7">Instance ou </text:span><text:span text:style-name="Source_20_Text"><text:span text:style-name="T7">*</text:span></text:span></text:p>
          </table:table-cell>
        </table:table-row>
        <table:table-row>
          <table:table-cell table:style-name="Tableau2.A2" office:value-type="string">
            <text:p text:style-name="Table_20_Contents">VALUE</text:p>
          </table:table-cell>
          <table:table-cell table:style-name="Tableau2.B2" office:value-type="string">
            <text:p text:style-name="P29">Valeur associée</text:p>
          </table:table-cell>
        </table:table-row>
      </table:table>
      <text:p text:style-name="Horizontal_20_Line"/>
      <text:h text:style-name="Heading_20_3" text:outline-level="3"><text:bookmark-start text:name="__RefHeading___Toc79156_2626828182"/>3.3 Catégories VPIV<text:bookmark-end text:name="__RefHeading___Toc79156_262682818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0">Cat</text:p>
          </table:table-cell>
          <table:table-cell table:style-name="Tableau3.A1" office:value-type="string">
            <text:p text:style-name="P30">Signification</text:p>
          </table:table-cell>
          <table:table-cell table:style-name="Tableau3.A1" office:value-type="string">
            <text:p text:style-name="P30">Origine / Destination</text:p>
          </table:table-cell>
          <table:table-cell table:style-name="Tableau3.D1" office:value-type="string">
            <text:p text:style-name="P31">Effet</text:p>
          </table:table-cell>
        </table:table-row>
        <table:table-row>
          <table:table-cell table:style-name="Tableau3.A2" office:value-type="string">
            <text:p text:style-name="P28">V</text:p>
          </table:table-cell>
          <table:table-cell table:style-name="Tableau3.A2" office:value-type="string">
            <text:p text:style-name="P28">Variable</text:p>
          </table:table-cell>
          <table:table-cell table:style-name="Tableau3.A2" office:value-type="string">
            <text:p text:style-name="P28">Arduino ↔ SP</text:p>
          </table:table-cell>
          <table:table-cell table:style-name="Tableau3.D2" office:value-type="string">
            <text:p text:style-name="Table_20_Contents">pas d’ACK attendu</text:p>
          </table:table-cell>
        </table:table-row>
        <table:table-row>
          <table:table-cell table:style-name="Tableau3.A2" office:value-type="string">
            <text:p text:style-name="P28">I</text:p>
          </table:table-cell>
          <table:table-cell table:style-name="Tableau3.A2" office:value-type="string">
            <text:p text:style-name="P28">Information</text:p>
          </table:table-cell>
          <table:table-cell table:style-name="Tableau3.A2" office:value-type="string">
            <text:p text:style-name="P28">Arduino → SP</text:p>
          </table:table-cell>
          <table:table-cell table:style-name="Tableau3.D2" office:value-type="string">
            <text:p text:style-name="Table_20_Contents">mise à jour état</text:p>
          </table:table-cell>
        </table:table-row>
        <table:table-row>
          <table:table-cell table:style-name="Tableau3.A2" office:value-type="string">
            <text:p text:style-name="P28">F</text:p>
          </table:table-cell>
          <table:table-cell table:style-name="Tableau3.A2" office:value-type="string">
            <text:p text:style-name="P28">F<text:span text:style-name="T8">lux</text:span></text:p>
          </table:table-cell>
          <table:table-cell table:style-name="Tableau3.A2" office:value-type="string">
            <text:p text:style-name="P28">Arduino → SP</text:p>
          </table:table-cell>
          <table:table-cell table:style-name="Tableau3.D2" office:value-type="string">
            <text:p text:style-name="Table_20_Contents">information</text:p>
          </table:table-cell>
        </table:table-row>
        <table:table-row>
          <table:table-cell table:style-name="Tableau3.A2" office:value-type="string">
            <text:p text:style-name="P28">E</text:p>
          </table:table-cell>
          <table:table-cell table:style-name="Tableau3.A2" office:value-type="string">
            <text:p text:style-name="P28">Événement</text:p>
          </table:table-cell>
          <table:table-cell table:style-name="Tableau3.A2" office:value-type="string">
            <text:p text:style-name="P28">Arduino → SP / SE → SP</text:p>
          </table:table-cell>
          <table:table-cell table:style-name="Tableau3.D2" office:value-type="string">
            <text:p text:style-name="Table_20_Contents">événement prioritaire</text:p>
          </table:table-cell>
        </table:table-row>
        <table:table-row>
          <table:table-cell table:style-name="Tableau3.A2" office:value-type="string">
            <text:p text:style-name="P28">A</text:p>
          </table:table-cell>
          <table:table-cell table:style-name="Tableau3.A2" office:value-type="string">
            <text:p text:style-name="P28">Action applicative</text:p>
          </table:table-cell>
          <table:table-cell table:style-name="Tableau3.A2" office:value-type="string">
            <text:p text:style-name="P28">SP ↔ SE uniquement</text:p>
          </table:table-cell>
          <table:table-cell table:style-name="Tableau3.D2" office:value-type="string">
            <text:p text:style-name="Table_20_Contents">action applicative</text:p>
          </table:table-cell>
        </table:table-row>
      </table:table>
      <text:p text:style-name="P32">➡️ Le système reste <text:span text:style-name="Strong_20_Emphasis">asynchrone</text:span>, toujours.<text:line-break/>👉 Arduino <text:span text:style-name="Strong_20_Emphasis">ignore totalement</text:span> la catégorie A.</text:p>
      <text:p text:style-name="Text_20_body">Le firmware <text:span text:style-name="Strong_20_Emphasis">ne répond jamais implicitement</text:span>.<text:line-break/>Chaque action explicite produit une trame <text:span text:style-name="Source_20_Text">$I:</text:span>. </text:p>
      <text:h text:style-name="P33" text:outline-level="4"><text:bookmark-start text:name="__RefHeading___Toc48193_2774384090"/>Clarification critique :<text:bookmark-end text:name="__RefHeading___Toc48193_2774384090"/></text:h>
      <text:p text:style-name="Text_20_body">👉 <text:span text:style-name="T7"><text:s/>CAT ne “temporise” rien</text:span></text:p>
      <text:p text:style-name="P34">👉 CAT <text:span text:style-name="Strong_20_Emphasis">classe</text:span>, <text:span text:style-name="Strong_20_Emphasis">priorise</text:span>, <text:span text:style-name="Strong_20_Emphasis">filtre</text:span><text:line-break/>👉 CAT <text:span text:style-name="Strong_20_Emphasis">ne retarde jamais une action</text:span></text:p>
      <text:h text:style-name="Heading_20_3" text:outline-level="3"><text:bookmark-start text:name="__RefHeading___Toc109282_2626828182"/><text:soft-page-break/>3.<text:span text:style-name="T8">4</text:span> — VAR : module / variable<text:bookmark-end text:name="__RefHeading___Toc109282_2626828182"/></text:h>
      <text:list text:style-name="L8">
        <text:list-item>
          <text:p text:style-name="P35">Correspond exactement au nom du module <text:span text:style-name="T8">et au nom abrégé de la variable dans node-red</text:span></text:p>
        </text:list-item>
        <text:list-item>
          <text:p text:style-name="P35">Sert de clé de routage</text:p>
        </text:list-item>
        <text:list-item>
          <text:p text:style-name="P35">Unique dans l’espace VPIV</text:p>
        </text:list-item>
      </text:list>
      <text:p text:style-name="Text_20_body">Exemples : <text:span text:style-name="Source_20_Text">US, Mic, Mtr, CfgS, Ctrl_L, ...</text:span></text:p>
      <text:p text:style-name="P36">👉 Toute incohérence entre nom de module et VAR est interdite.</text:p>
      <text:p text:style-name="P36"/>
      <text:h text:style-name="Heading_20_3" text:outline-level="3"><text:bookmark-start text:name="__RefHeading___Toc109284_2626828182"/><text:span text:style-name="T9">3.5 - </text:span>PROP : propriété<text:bookmark-end text:name="__RefHeading___Toc109284_2626828182"/></text:h>
      <text:p text:style-name="P37">La propriété décrit <text:span text:style-name="Strong_20_Emphasis">l’attribut manipulé</text:span>.</text:p>
      <text:h text:style-name="P38" text:outline-level="4"><text:bookmark-start text:name="__RefHeading___Toc109286_2626828182"/>Règles<text:bookmark-end text:name="__RefHeading___Toc109286_2626828182"/></text:h>
      <text:list text:style-name="L9">
        <text:list-item>
          <text:p text:style-name="P39">nom court</text:p>
        </text:list-item>
        <text:list-item>
          <text:p text:style-name="P39">explicite</text:p>
        </text:list-item>
        <text:list-item>
          <text:p text:style-name="P39">responsabilité unique</text:p>
        </text:list-item>
      </text:list>
      <text:p text:style-name="P37"><text:span text:style-name="T10">Exemples</text:span> : <text:span text:style-name="Source_20_Text">enable,mode, thd, speed</text:span></text:p>
      <text:p text:style-name="P37"><text:span text:style-name="T10">Une propriété</text:span> :</text:p>
      <text:list text:style-name="L10">
        <text:list-item>
          <text:p text:style-name="P40">est <text:span text:style-name="Strong_20_Emphasis">interprétée uniquement par son module</text:span></text:p>
        </text:list-item>
        <text:list-item>
          <text:p text:style-name="P40">ne doit jamais avoir de sémantique globale implicite</text:p>
        </text:list-item>
        <text:list-item>
          <text:p text:style-name="P40"/>
        </text:list-item>
      </text:list>
      <text:h text:style-name="P41" text:outline-level="3"><text:bookmark-start text:name="__RefHeading___Toc28950_2626828182"/>3.<text:span text:style-name="T9">6</text:span> — INST : instance<text:bookmark-end text:name="__RefHeading___Toc28950_2626828182"/></text:h>
      <text:p text:style-name="P42">Permet d’adresser :</text:p>
      <text:list text:style-name="L11">
        <text:list-item>
          <text:p text:style-name="P43">une instance</text:p>
        </text:list-item>
        <text:list-item>
          <text:p text:style-name="P43">plusieurs instances</text:p>
        </text:list-item>
        <text:list-item>
          <text:p text:style-name="P43">ou toutes les instances</text:p>
        </text:list-item>
      </text:list>
      <text:p text:style-name="P42">Valeurs autorisées :</text:p>
      <text:list text:style-name="L12">
        <text:list-item>
          <text:p text:style-name="P44"><text:span text:style-name="Source_20_Text">*</text:span> : toutes</text:p>
        </text:list-item>
        <text:list-item>
          <text:p text:style-name="P44"><text:span text:style-name="Source_20_Text">n</text:span> : instance unique</text:p>
        </text:list-item>
        <text:list-item>
          <text:p text:style-name="P44"><text:span text:style-name="Source_20_Text">[a,b]</text:span> : plage</text:p>
        </text:list-item>
        <text:list-item>
          <text:p text:style-name="P44"><text:span text:style-name="Source_20_Text">L</text:span>, <text:span text:style-name="Source_20_Text">R</text:span> : symbolique</text:p>
        </text:list-item>
      </text:list>
      <text:p text:style-name="P37"><text:span text:style-name="T10">Les règles d’interprétation sont </text:span><text:span text:style-name="Strong_20_Emphasis"><text:span text:style-name="T10">strictes et non implicites</text:span></text:span>.</text:p>
      <text:p text:style-name="P37"/>
      <text:h text:style-name="P41" text:outline-level="3"><text:bookmark-start text:name="__RefHeading___Toc28952_2626828182"/>3.<text:span text:style-name="T9">7</text:span> — VALUE : valeur<text:bookmark-end text:name="__RefHeading___Toc28952_2626828182"/></text:h>
      <text:p text:style-name="P37"><text:span text:style-name="T10">Champ libre mais </text:span><text:span text:style-name="Strong_20_Emphasis"><text:span text:style-name="T10">contraint</text:span></text:span>.</text:p>
      <text:p text:style-name="P37"><text:span text:style-name="T10">Types autorisés </text:span>:</text:p>
      <text:list text:style-name="L13">
        <text:list-item>
          <text:p text:style-name="P45">entier</text:p>
        </text:list-item>
        <text:list-item>
          <text:p text:style-name="P45">flottant <text:span text:style-name="T9">(prévu, mais à éviter strictement / poids)</text:span></text:p>
        </text:list-item>
        <text:list-item>
          <text:p text:style-name="P45">texte</text:p>
        </text:list-item>
        <text:list-item>
          <text:p text:style-name="P45">JSON compact</text:p>
        </text:list-item>
      </text:list>
      <text:p text:style-name="P42">Contraintes :</text:p>
      <text:list text:style-name="L14">
        <text:list-item>
          <text:p text:style-name="P46">taille maximale (<text:span text:style-name="Source_20_Text">VPIV_MAX_MSG_LEN</text:span>)</text:p>
        </text:list-item>
        <text:list-item>
          <text:p text:style-name="P46">aucun retour à la ligne</text:p>
        </text:list-item>
      </text:list>
      <text:p text:style-name="P37"><text:span text:style-name="T10">Le parsing est assuré par </text:span><text:span text:style-name="Source_20_Text"><text:span text:style-name="T10">vpiv_utils</text:span></text:span><text:span text:style-name="T10">.</text:span></text:p>
      <text:p text:style-name="P42"/>
      <text:h text:style-name="Heading_20_3" text:outline-level="3"><text:bookmark-start text:name="__RefHeading___Toc28888_2626828182"/><text:soft-page-break/><text:span text:style-name="T2">3.</text:span><text:span text:style-name="T9">8</text:span><text:span text:style-name="T2"> </text:span>Contraintes de taille et de fréquence<text:bookmark-end text:name="__RefHeading___Toc28888_2626828182"/></text:h>
      <text:list text:style-name="L15">
        <text:list-item>
          <text:p text:style-name="P47">Messages &lt; 100 caractères</text:p>
        </text:list-item>
        <text:list-item>
          <text:p text:style-name="P47">Faible fréquence côté SE</text:p>
        </text:list-item>
        <text:list-item>
          <text:p text:style-name="P47">Messages courts côté Arduino (temps réel)</text:p>
        </text:list-item>
      </text:list>
      <text:p text:style-name="P48">Tasker : excellent support Regex, découpage topic, <text:span text:style-name="T9">mais </text:span>JSON possible mais volontairement limité</text:p>
      <text:p text:style-name="P48">👉 Le protocole VPIV compact est <text:span text:style-name="Strong_20_Emphasis">optimal</text:span> <text:span text:style-name="T2">mais pourrait faire l’objet d’un traitement dans Termux de SE avant Tasker.</text:span></text:p>
      <text:h text:style-name="P11" text:outline-level="2"><text:bookmark-start text:name="__RefHeading___Toc79158_2626828182"/>4. Règle des 3 couches d’un module (fondamentale)<text:bookmark-end text:name="__RefHeading___Toc79158_2626828182"/></text:h>
      <text:h text:style-name="P49" text:outline-level="3"><draw:frame text:anchor-type="paragraph" draw:z-index="0" draw:name="Cadre de texte 1" draw:style-name="gr1" draw:text-style-name="P51" svg:width="8.6cm" svg:height="11.59cm" svg:x="9.814cm" svg:y="0.423cm"><draw:text-box><text:p><text:span text:style-name="T11">Main.cpp</text:span><text:span text:style-name="T11"><text:line-break/></text:span><text:span text:style-name="T11"><text:line-break/></text:span><text:span text:style-name="T11">Objectifs assumés</text:span></text:p><text:p text:style-name="P50"><text:span text:style-name="T12">Point d’entrée unique du firmware</text:span></text:p><text:p text:style-name="P50"><text:span text:style-name="T12">Initialisation ordonnée des sous-systèmes</text:span></text:p><text:p><text:span text:style-name="T13">Boucle d’exécution prévisible et stable</text:span><text:span text:style-name="T13"><text:line-break/></text:span><text:span text:style-name="T11"><text:line-break/></text:span><text:span text:style-name="T11">La boucle principale suit un ordre strict, non arbitraire :</text:span></text:p><text:p><text:span text:style-name="T14"><text:s text:c="6"/>- Réception des données série</text:span></text:p><text:p text:style-name="P50"><text:span text:style-name="T15">- Parsing VPIV</text:span></text:p><text:p text:style-name="P50"><text:span text:style-name="T15">- Routage central</text:span></text:p><text:p text:style-name="P50"><text:span text:style-name="T15">- Dispatch vers modules</text:span></text:p><text:p text:style-name="P50"><text:span text:style-name="T15">- Traitements périodiques des modules</text:span></text:p><text:p text:style-name="P50"><text:span text:style-name="T15">- Gestion des urgences</text:span></text:p><text:p text:style-name="P50"><text:span text:style-name="T15">- Émission des retours</text:span><text:span text:style-name="T15"><text:line-break/></text:span><text:span text:style-name="T15"/></text:p><text:p><text:span text:style-name="T11">Cet ordre garantit</text:span><text:span text:style-name="T15"> :</text:span></text:p><text:p text:style-name="P50"><text:span text:style-name="T15">la priorité aux événements entrants</text:span></text:p><text:p text:style-name="P50"><text:span text:style-name="T15">la cohérence des états</text:span></text:p><text:p text:style-name="P50"><text:span text:style-name="T15">l’absence de starvation</text:span></text:p></draw:text-box></draw:frame><text:bookmark-start text:name="__RefHeading___Toc79160_2626828182"/>4.1 Couche Hardware<text:bookmark-end text:name="__RefHeading___Toc79160_2626828182"/></text:h>
      <text:list text:style-name="L16">
        <text:list-item>
          <text:p text:style-name="P52">Accès direct aux broches</text:p>
        </text:list-item>
        <text:list-item>
          <text:p text:style-name="P52">Aucune logique métier</text:p>
        </text:list-item>
        <text:list-item>
          <text:p text:style-name="P52">Aucune trame VPIV</text:p>
        </text:list-item>
        <text:list-item>
          <text:p text:style-name="P52">Non bloquante</text:p>
        </text:list-item>
      </text:list>
      <text:p text:style-name="P53">Exemples :</text:p>
      <text:list text:style-name="L17">
        <text:list-item>
          <text:p text:style-name="P54"><text:span text:style-name="Source_20_Text">srv_hardware.cpp</text:span></text:p>
        </text:list-item>
        <text:list-item>
          <text:p text:style-name="P54"><text:span text:style-name="Source_20_Text">mtr_hardware.cpp</text:span></text:p>
        </text:list-item>
        <text:list-item>
          <text:p text:style-name="P54"><text:span text:style-name="Source_20_Text">fs_hardware.cpp</text:span></text:p>
        </text:list-item>
      </text:list>
      <text:p text:style-name="Horizontal_20_Line"/>
      <text:h text:style-name="Heading_20_3" text:outline-level="3"><text:bookmark-start text:name="__RefHeading___Toc79162_2626828182"/>4.2 Couche Métier<text:bookmark-end text:name="__RefHeading___Toc79162_2626828182"/></text:h>
      <text:list text:style-name="L18">
        <text:list-item>
          <text:p text:style-name="P55">Cœur fonctionnel</text:p>
        </text:list-item>
        <text:list-item>
          <text:p text:style-name="P55">Calculs</text:p>
        </text:list-item>
        <text:list-item>
          <text:p text:style-name="P55">États internes</text:p>
        </text:list-item>
        <text:list-item>
          <text:p text:style-name="P55">Appels hardware</text:p>
        </text:list-item>
        <text:list-item>
          <text:p text:style-name="P55">Émission <text:span text:style-name="Strong_20_Emphasis">contrôlée</text:span> d’informations VPIV</text:p>
        </text:list-item>
      </text:list>
      <text:p text:style-name="Text_20_body">Exemples :</text:p>
      <text:list text:style-name="L19">
        <text:list-item>
          <text:p text:style-name="P56"><text:span text:style-name="Source_20_Text">mtr.cpp</text:span></text:p>
        </text:list-item>
        <text:list-item>
          <text:p text:style-name="P56"><text:span text:style-name="Source_20_Text">srv.cpp</text:span></text:p>
        </text:list-item>
        <text:list-item>
          <text:p text:style-name="P56"><text:span text:style-name="Source_20_Text">ctrl_L.cpp</text:span></text:p>
        </text:list-item>
        <text:list-item>
          <text:p text:style-name="P56"><text:span text:style-name="Source_20_Text">mvt_safe.cpp</text:span></text:p>
        </text:list-item>
      </text:list>
      <text:p text:style-name="Horizontal_20_Line"/>
      <text:h text:style-name="Heading_20_3" text:outline-level="3"><text:bookmark-start text:name="__RefHeading___Toc79164_2626828182"/>4.3 Couche Communication (Dispatch)<text:bookmark-end text:name="__RefHeading___Toc79164_2626828182"/></text:h>
      <text:list text:style-name="L20">
        <text:list-item>
          <text:p text:style-name="P57">Décodage VPIV</text:p>
        </text:list-item>
        <text:list-item>
          <text:p text:style-name="P57">Validation syntaxique</text:p>
        </text:list-item>
        <text:list-item>
          <text:p text:style-name="P57">Routage vers le métier</text:p>
        </text:list-item>
        <text:list-item>
          <text:p text:style-name="P57">Aucun calcul fonctionnel</text:p>
        </text:list-item>
      </text:list>
      <text:p text:style-name="Text_20_body">Exemples :</text:p>
      <text:list text:style-name="L21">
        <text:list-item>
          <text:p text:style-name="P58"><text:span text:style-name="Source_20_Text">dispatch_Mtr.cpp</text:span></text:p>
        </text:list-item>
        <text:list-item>
          <text:p text:style-name="P58"><text:span text:style-name="Source_20_Text">dispatch_Srv.cpp</text:span></text:p>
        </text:list-item>
        <text:list-item>
          <text:p text:style-name="P58"><text:span text:style-name="Source_20_Text">dispatch_Ctrl_L.cpp</text:span></text:p>
        </text:list-item>
      </text:list>
      <text:p text:style-name="Horizontal_20_Line"/>
      <text:p text:style-name="Text_20_body">🛑 <text:span text:style-name="Strong_20_Emphasis">Règle absolue</text:span><text:line-break/>Un dispatcher :</text:p>
      <text:list text:style-name="L22">
        <text:list-item>
          <text:p text:style-name="P59"><text:span text:style-name="Strong_20_Emphasis">ne calcule rien</text:span></text:p>
        </text:list-item>
        <text:list-item>
          <text:p text:style-name="P59"><text:span text:style-name="Strong_20_Emphasis">ne touche jamais au hardware</text:span></text:p>
        </text:list-item>
        <text:list-item>
          <text:p text:style-name="P59"><text:span text:style-name="Strong_20_Emphasis">n’invente aucun état</text:span></text:p>
        </text:list-item>
      </text:list>
      <text:p text:style-name="Horizontal_20_Line"/>
      <text:h text:style-name="Heading_20_2" text:outline-level="2"/>
      <text:h text:style-name="P11" text:outline-level="2"><text:bookmark-start text:name="__RefHeading___Toc79166_2626828182"/>5. Module COMMUNICATION (VPIV Core)<text:bookmark-end text:name="__RefHeading___Toc79166_2626828182"/></text:h>
      <text:h text:style-name="Heading_20_3" text:outline-level="3"><text:bookmark-start text:name="__RefHeading___Toc79168_2626828182"/>5.1 Rôle<text:bookmark-end text:name="__RefHeading___Toc79168_2626828182"/></text:h>
      <text:p text:style-name="Text_20_body">Le module <text:span text:style-name="Source_20_Text">communication.cpp</text:span> est :</text:p>
      <text:list text:style-name="L23">
        <text:list-item>
          <text:p text:style-name="P60">le <text:span text:style-name="Strong_20_Emphasis">point d’entrée unique</text:span> des commandes</text:p>
        </text:list-item>
        <text:list-item>
          <text:p text:style-name="P60">le <text:span text:style-name="Strong_20_Emphasis">point de sortie unique</text:span> des informations</text:p>
        </text:list-item>
      </text:list>
      <text:p text:style-name="Horizontal_20_Line"/>
      <text:h text:style-name="Heading_20_3" text:outline-level="3"><text:bookmark-start text:name="__RefHeading___Toc79170_2626828182"/>5.2 Parser VPIV<text:bookmark-end text:name="__RefHeading___Toc79170_2626828182"/></text:h>
      <text:p text:style-name="Text_20_body">Fonctions clés :</text:p>
      <text:list text:style-name="L24">
        <text:list-item>
          <text:p text:style-name="P61"><text:span text:style-name="Source_20_Text">parseVPIV()</text:span></text:p>
        </text:list-item>
        <text:list-item>
          <text:p text:style-name="P61"><text:span text:style-name="Source_20_Text">dispatchVPIV()</text:span></text:p>
        </text:list-item>
        <text:list-item>
          <text:p text:style-name="P61"><text:span text:style-name="Source_20_Text">sendInfo()</text:span></text:p>
        </text:list-item>
        <text:list-item>
          <text:p text:style-name="P61"><text:span text:style-name="Source_20_Text">sendError()</text:span></text:p>
        </text:list-item>
      </text:list>
      <text:p text:style-name="Text_20_body">Le parser :</text:p>
      <text:list text:style-name="L25">
        <text:list-item>
          <text:p text:style-name="P62">ignore les caractères parasites</text:p>
        </text:list-item>
        <text:list-item>
          <text:p text:style-name="P62">protège contre les débordements</text:p>
        </text:list-item>
        <text:list-item>
          <text:p text:style-name="P62">déclenche une <text:span text:style-name="Strong_20_Emphasis">urgence</text:span> en cas d’overflow</text:p>
        </text:list-item>
      </text:list>
      <text:p text:style-name="Horizontal_20_Line"/>
      <text:h text:style-name="Heading_20_3" text:outline-level="3"><text:bookmark-start text:name="__RefHeading___Toc79172_2626828182"/>5.3 Interaction avec l’urgence (URG)<text:bookmark-end text:name="__RefHeading___Toc79172_2626828182"/></text:h>
      <text:p text:style-name="Text_20_body">Lorsque <text:span text:style-name="Source_20_Text">URG</text:span> est actif :</text:p>
      <text:list text:style-name="L26">
        <text:list-item>
          <text:p text:style-name="P63">seules les commandes autorisées passent</text:p>
        </text:list-item>
        <text:list-item>
          <text:p text:style-name="P63">toutes les autres sont refusées</text:p>
        </text:list-item>
        <text:list-item>
          <text:p text:style-name="P63">une erreur VPIV est renvoyée</text:p>
        </text:list-item>
      </text:list>
      <text:p text:style-name="Horizontal_20_Line"/>
      <text:h text:style-name="Heading_20_2" text:outline-level="2"><text:bookmark-start text:name="__RefHeading___Toc79174_2626828182"/>6. Modules Capteurs<text:bookmark-end text:name="__RefHeading___Toc79174_2626828182"/></text:h>
      <text:p text:style-name="Text_20_body">Cette section décrit les modules capteurs <text:span text:style-name="Strong_20_Emphasis">effectivement présents dans le firmware</text:span>, leur rôle, leur découpage en couches, et leur exposition via VPIV.</text:p>
      <text:p text:style-name="Text_20_body">Capteurs couverts :</text:p>
      <text:list text:style-name="L27">
        <text:list-item>
          <text:p text:style-name="P64">US (Ultrasons)</text:p>
        </text:list-item>
        <text:list-item>
          <text:p text:style-name="P64">FS (Capteur de force – HX711)</text:p>
        </text:list-item>
        <text:list-item>
          <text:p text:style-name="P64">MvtIR (Détection de mouvement infrarouge)</text:p>
        </text:list-item>
      </text:list>
      <text:p text:style-name="Horizontal_20_Line"/>
      <text:h text:style-name="Heading_20_2" text:outline-level="2"><text:bookmark-start text:name="__RefHeading___Toc79176_2626828182"/>6.1 Module US – Capteurs ultrasoniques<text:bookmark-end text:name="__RefHeading___Toc79176_2626828182"/></text:h>
      <text:h text:style-name="Heading_20_3" text:outline-level="3"><text:bookmark-start text:name="__RefHeading___Toc79178_2626828182"/>6.1.1 Rôle fonctionnel<text:bookmark-end text:name="__RefHeading___Toc79178_2626828182"/></text:h>
      <text:p text:style-name="Text_20_body">Le module <text:span text:style-name="Strong_20_Emphasis">US</text:span> fournit une mesure de distance en centimètres à partir de plusieurs capteurs ultrasoniques disposés autour du robot.</text:p>
      <text:p text:style-name="Text_20_body">Ces mesures sont utilisées par :</text:p>
      <text:list text:style-name="L28">
        <text:list-item>
          <text:p text:style-name="P65">le pilotage (Ctrl_L)</text:p>
        </text:list-item>
        <text:list-item>
          <text:p text:style-name="P65">la sécurité mouvement (SecMvt / mvtSafe)</text:p>
        </text:list-item>
        <text:list-item>
          <text:p text:style-name="P65"><text:soft-page-break/>le monitoring (Node-RED)</text:p>
        </text:list-item>
      </text:list>
      <text:p text:style-name="Horizontal_20_Line"/>
      <text:h text:style-name="Heading_20_3" text:outline-level="3"><text:bookmark-start text:name="__RefHeading___Toc79180_2626828182"/>6.1.2 Architecture interne<text:bookmark-end text:name="__RefHeading___Toc79180_2626828182"/>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Couche</text:p>
            </table:table-cell>
            <table:table-cell table:style-name="Tableau4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4.A1" office:value-type="string">
            <text:p text:style-name="Table_20_Contents">Hardware</text:p>
          </table:table-cell>
          <table:table-cell table:style-name="Tableau4.A1" office:value-type="string">
            <text:p text:style-name="Table_20_Contents"><text:span text:style-name="Source_20_Text">us_hardware.cpp</text:span></text:p>
          </table:table-cell>
        </table:table-row>
        <table:table-row>
          <table:table-cell table:style-name="Tableau4.A1" office:value-type="string">
            <text:p text:style-name="Table_20_Contents">Métier</text:p>
          </table:table-cell>
          <table:table-cell table:style-name="Tableau4.A1" office:value-type="string">
            <text:p text:style-name="Table_20_Contents"><text:span text:style-name="Source_20_Text">us.cpp</text:span></text:p>
          </table:table-cell>
        </table:table-row>
        <table:table-row>
          <table:table-cell table:style-name="Tableau4.A1" office:value-type="string">
            <text:p text:style-name="Table_20_Contents">Communication</text:p>
          </table:table-cell>
          <table:table-cell table:style-name="Tableau4.A1" office:value-type="string">
            <text:p text:style-name="Table_20_Contents"><text:span text:style-name="Source_20_Text">dispatch_US.cpp</text:span></text:p>
          </table:table-cell>
        </table:table-row>
      </table:table>
      <text:p text:style-name="Horizontal_20_Line"/>
      <text:h text:style-name="Heading_20_3" text:outline-level="3"><text:bookmark-start text:name="__RefHeading___Toc79182_2626828182"/>6.1.3 Couche Hardware<text:bookmark-end text:name="__RefHeading___Toc79182_2626828182"/></text:h>
      <text:p text:style-name="Text_20_body">Responsabilités :</text:p>
      <text:list text:style-name="L29">
        <text:list-item>
          <text:p text:style-name="P66">génération du trigger</text:p>
        </text:list-item>
        <text:list-item>
          <text:p text:style-name="P66">mesure du temps d’écho</text:p>
        </text:list-item>
        <text:list-item>
          <text:p text:style-name="P66">conversion temps → distance brute</text:p>
        </text:list-item>
      </text:list>
      <text:p text:style-name="Text_20_body">Contraintes :</text:p>
      <text:list text:style-name="L30">
        <text:list-item>
          <text:p text:style-name="P67">non bloquant</text:p>
        </text:list-item>
        <text:list-item>
          <text:p text:style-name="P67">aucune logique d’agrégation</text:p>
        </text:list-item>
        <text:list-item>
          <text:p text:style-name="P67">aucune temporisation métier</text:p>
        </text:list-item>
      </text:list>
      <text:p text:style-name="Horizontal_20_Line"/>
      <text:h text:style-name="Heading_20_3" text:outline-level="3"><text:bookmark-start text:name="__RefHeading___Toc79184_2626828182"/>6.1.4 Couche Métier<text:bookmark-end text:name="__RefHeading___Toc79184_2626828182"/></text:h>
      <text:p text:style-name="Text_20_body">Fonctions principales :</text:p>
      <text:list text:style-name="L31">
        <text:list-item>
          <text:p text:style-name="P68">filtrage simple</text:p>
        </text:list-item>
        <text:list-item>
          <text:p text:style-name="P68">stockage de la dernière valeur valide</text:p>
        </text:list-item>
        <text:list-item>
          <text:p text:style-name="P68">accès <text:span text:style-name="Strong_20_Emphasis">peek</text:span> sans déclencher de mesure</text:p>
        </text:list-item>
      </text:list>
      <text:p text:style-name="Text_20_body">Fonctions clés :</text:p>
      <text:list text:style-name="L32">
        <text:list-item>
          <text:p text:style-name="P69"><text:span text:style-name="Source_20_Text">us_getValue(idx)</text:span></text:p>
        </text:list-item>
        <text:list-item>
          <text:p text:style-name="P69"><text:span text:style-name="Source_20_Text">us_peekCurrValue(idx)</text:span></text:p>
        </text:list-item>
        <text:list-item>
          <text:p text:style-name="P69"><text:span text:style-name="Source_20_Text">us_processPeriodic()</text:span></text:p>
        </text:list-item>
      </text:list>
      <text:p text:style-name="Text_20_body">La notion de <text:span text:style-name="Strong_20_Emphasis">peek</text:span> est centrale :<text:line-break/>elle permet à d’autres modules (SecMvt, Ctrl_L) de lire la dernière valeur sans provoquer de perturbation temporelle.</text:p>
      <text:p text:style-name="Horizontal_20_Line"/>
      <text:h text:style-name="Heading_20_3" text:outline-level="3"><text:bookmark-start text:name="__RefHeading___Toc79186_2626828182"/>6.1.5 Exposition VPIV – US<text:bookmark-end text:name="__RefHeading___Toc79186_2626828182"/></text:h>
      <text:p text:style-name="Text_20_body">Instances :</text:p>
      <text:list text:style-name="L33">
        <text:list-item>
          <text:p text:style-name="P70">index numérique <text:span text:style-name="Strong_20_Emphasis">ou</text:span></text:p>
        </text:list-item>
        <text:list-item>
          <text:p text:style-name="P70">nom symbolique (si défini dans <text:span text:style-name="Source_20_Text">config.cpp</text:span>)</text:p>
        </text:list-item>
      </text:list>
      <text:p text:style-name="Text_20_body">Propriétés supportées :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Propriété</text:p>
            </table:table-cell>
            <table:table-cell table:style-name="Tableau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ource_20_Text">read</text:span></text:p>
          </table:table-cell>
          <table:table-cell table:style-name="Tableau5.A1" office:value-type="string">
            <text:p text:style-name="Table_20_Contents">Lecture immédiate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act</text:span></text:p>
          </table:table-cell>
          <table:table-cell table:style-name="Tableau5.A1" office:value-type="string">
            <text:p text:style-name="Table_20_Contents">Activation / désactivation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freq</text:span></text:p>
          </table:table-cell>
          <table:table-cell table:style-name="Tableau5.A1" office:value-type="string">
            <text:p text:style-name="Table_20_Contents">Période de mesure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thd</text:span></text:p>
          </table:table-cell>
          <table:table-cell table:style-name="Tableau5.A1" office:value-type="string">
            <text:p text:style-name="Table_20_Contents">Seuil d’alerte</text:p>
          </table:table-cell>
        </table:table-row>
      </table:table>
      <text:p text:style-name="Text_20_body">Exemple :</text:p>
      <text:p text:style-name="P20"><text:soft-page-break/><text:span text:style-name="Source_20_Text">$V:US:read:3:#</text:span></text:p>
      <text:p text:style-name="P71"><text:span text:style-name="Source_20_Text">$I:US:value:3:42#</text:span></text:p>
      <text:p text:style-name="Horizontal_20_Line"/>
      <text:h text:style-name="Heading_20_2" text:outline-level="2"><text:bookmark-start text:name="__RefHeading___Toc79188_2626828182"/>6.2 Module FS – Capteur de force<text:bookmark-end text:name="__RefHeading___Toc79188_2626828182"/></text:h>
      <text:h text:style-name="Heading_20_3" text:outline-level="3"><text:bookmark-start text:name="__RefHeading___Toc79190_2626828182"/>6.2.1 Rôle fonctionnel<text:bookmark-end text:name="__RefHeading___Toc79190_2626828182"/></text:h>
      <text:p text:style-name="Text_20_body">Le module <text:span text:style-name="Strong_20_Emphasis">FS</text:span> mesure :</text:p>
      <text:list text:style-name="L34">
        <text:list-item>
          <text:p text:style-name="P72">une force</text:p>
        </text:list-item>
        <text:list-item>
          <text:p text:style-name="P72">une orientation angulaire associée</text:p>
        </text:list-item>
      </text:list>
      <text:p text:style-name="Text_20_body">Il est utilisé principalement par :</text:p>
      <text:list text:style-name="L35">
        <text:list-item>
          <text:p text:style-name="P73"><text:span text:style-name="Source_20_Text">Ctrl_L</text:span> (orientation utilisateur)</text:p>
        </text:list-item>
        <text:list-item>
          <text:p text:style-name="P73">le monitoring</text:p>
        </text:list-item>
      </text:list>
      <text:p text:style-name="Horizontal_20_Line"/>
      <text:h text:style-name="Heading_20_3" text:outline-level="3"><text:bookmark-start text:name="__RefHeading___Toc79192_2626828182"/>6.2.2 Architecture interne<text:bookmark-end text:name="__RefHeading___Toc79192_2626828182"/>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Couche</text:p>
            </table:table-cell>
            <table:table-cell table:style-name="Tableau6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6.A1" office:value-type="string">
            <text:p text:style-name="Table_20_Contents">Hardware</text:p>
          </table:table-cell>
          <table:table-cell table:style-name="Tableau6.A1" office:value-type="string">
            <text:p text:style-name="Table_20_Contents"><text:span text:style-name="Source_20_Text">fs_hardware.cpp</text:span></text:p>
          </table:table-cell>
        </table:table-row>
        <table:table-row>
          <table:table-cell table:style-name="Tableau6.A1" office:value-type="string">
            <text:p text:style-name="Table_20_Contents">Métier</text:p>
          </table:table-cell>
          <table:table-cell table:style-name="Tableau6.A1" office:value-type="string">
            <text:p text:style-name="Table_20_Contents"><text:span text:style-name="Source_20_Text">fs.cpp</text:span></text:p>
          </table:table-cell>
        </table:table-row>
        <table:table-row>
          <table:table-cell table:style-name="Tableau6.A1" office:value-type="string">
            <text:p text:style-name="Table_20_Contents">Communication</text:p>
          </table:table-cell>
          <table:table-cell table:style-name="Tableau6.A1" office:value-type="string">
            <text:p text:style-name="Table_20_Contents"><text:span text:style-name="Source_20_Text">dispatch_FS.cpp</text:span></text:p>
          </table:table-cell>
        </table:table-row>
      </table:table>
      <text:p text:style-name="Horizontal_20_Line"/>
      <text:h text:style-name="Heading_20_3" text:outline-level="3"><text:bookmark-start text:name="__RefHeading___Toc79194_2626828182"/>6.2.3 Couche Hardware – HX711<text:bookmark-end text:name="__RefHeading___Toc79194_2626828182"/></text:h>
      <text:p text:style-name="Text_20_body">Caractéristiques :</text:p>
      <text:list text:style-name="L36">
        <text:list-item>
          <text:p text:style-name="P74">lecture 24 bits signés</text:p>
        </text:list-item>
        <text:list-item>
          <text:p text:style-name="P74">non bloquant</text:p>
        </text:list-item>
        <text:list-item>
          <text:p text:style-name="P74">gestion du gain (128)</text:p>
        </text:list-item>
      </text:list>
      <text:p text:style-name="Text_20_body">Fonction clé :</text:p>
      <text:list text:style-name="L37">
        <text:list-item>
          <text:p text:style-name="P75"><text:span text:style-name="Source_20_Text">fs_hw_readRaw(long &amp;outValue)</text:span></text:p>
        </text:list-item>
      </text:list>
      <text:p text:style-name="Horizontal_20_Line"/>
      <text:h text:style-name="Heading_20_3" text:outline-level="3"><text:bookmark-start text:name="__RefHeading___Toc79196_2626828182"/>6.2.4 Couche Métier<text:bookmark-end text:name="__RefHeading___Toc79196_2626828182"/></text:h>
      <text:p text:style-name="Text_20_body">Responsabilités :</text:p>
      <text:list text:style-name="L38">
        <text:list-item>
          <text:p text:style-name="P76">tare</text:p>
        </text:list-item>
        <text:list-item>
          <text:p text:style-name="P76">calibration</text:p>
        </text:list-item>
        <text:list-item>
          <text:p text:style-name="P76">conversion brute → force exploitable</text:p>
        </text:list-item>
        <text:list-item>
          <text:p text:style-name="P76">mémorisation de la dernière valeur</text:p>
        </text:list-item>
      </text:list>
      <text:p text:style-name="Text_20_body">Fonctions exposées :</text:p>
      <text:list text:style-name="L39">
        <text:list-item>
          <text:p text:style-name="P77"><text:span text:style-name="Source_20_Text">fs_doRead()</text:span></text:p>
        </text:list-item>
        <text:list-item>
          <text:p text:style-name="P77"><text:span text:style-name="Source_20_Text">fs_doTare()</text:span></text:p>
        </text:list-item>
        <text:list-item>
          <text:p text:style-name="P77"><text:span text:style-name="Source_20_Text">fs_doCal()</text:span></text:p>
        </text:list-item>
        <text:list-item>
          <text:p text:style-name="P77"><text:span text:style-name="Source_20_Text">fs_lastForce()</text:span></text:p>
        </text:list-item>
        <text:list-item>
          <text:p text:style-name="P77"><text:span text:style-name="Source_20_Text">fs_lastAngle()</text:span></text:p>
        </text:list-item>
      </text:list>
      <text:p text:style-name="Horizontal_20_Line"/>
      <text:h text:style-name="Heading_20_3" text:outline-level="3"><text:bookmark-start text:name="__RefHeading___Toc79198_2626828182"/><text:soft-page-break/>6.2.5 Exposition VPIV – FS<text:bookmark-end text:name="__RefHeading___Toc79198_2626828182"/></text:h>
      <text:p text:style-name="Text_20_body">Propriétés :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Propriété</text:p>
            </table:table-cell>
            <table:table-cell table:style-name="Tableau7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ource_20_Text">read</text:span></text:p>
          </table:table-cell>
          <table:table-cell table:style-name="Tableau7.A1" office:value-type="string">
            <text:p text:style-name="Table_20_Contents">Lecture forc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raw</text:span></text:p>
          </table:table-cell>
          <table:table-cell table:style-name="Tableau7.A1" office:value-type="string">
            <text:p text:style-name="Table_20_Contents">Lecture brut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tare</text:span></text:p>
          </table:table-cell>
          <table:table-cell table:style-name="Tableau7.A1" office:value-type="string">
            <text:p text:style-name="Table_20_Contents">Mise à zéro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cal</text:span></text:p>
          </table:table-cell>
          <table:table-cell table:style-name="Tableau7.A1" office:value-type="string">
            <text:p text:style-name="Table_20_Contents">Calibration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act</text:span></text:p>
          </table:table-cell>
          <table:table-cell table:style-name="Tableau7.A1" office:value-type="string">
            <text:p text:style-name="Table_20_Contents">Activation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freq</text:span></text:p>
          </table:table-cell>
          <table:table-cell table:style-name="Tableau7.A1" office:value-type="string">
            <text:p text:style-name="Table_20_Contents">Fréquenc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thd</text:span></text:p>
          </table:table-cell>
          <table:table-cell table:style-name="Tableau7.A1" office:value-type="string">
            <text:p text:style-name="Table_20_Contents">Seuil</text:p>
          </table:table-cell>
        </table:table-row>
      </table:table>
      <text:p text:style-name="Text_20_body">Exemple :</text:p>
      <text:p text:style-name="P20"><text:span text:style-name="Source_20_Text">$V:FS:*:tare:1#</text:span></text:p>
      <text:p text:style-name="P71"><text:span text:style-name="Source_20_Text">$I:FS:tare:*:OK#</text:span></text:p>
      <text:p text:style-name="Horizontal_20_Line"/>
      <text:h text:style-name="Heading_20_2" text:outline-level="2"><text:bookmark-start text:name="__RefHeading___Toc79200_2626828182"/>6.3 Module MvtIR – Détecteur de mouvement infrarouge<text:bookmark-end text:name="__RefHeading___Toc79200_2626828182"/></text:h>
      <text:h text:style-name="Heading_20_3" text:outline-level="3"><text:bookmark-start text:name="__RefHeading___Toc79202_2626828182"/>6.3.1 Rôle fonctionnel<text:bookmark-end text:name="__RefHeading___Toc79202_2626828182"/></text:h>
      <text:p text:style-name="Text_20_body">Le module <text:span text:style-name="Strong_20_Emphasis">MvtIR</text:span> détecte :</text:p>
      <text:list text:style-name="L40">
        <text:list-item>
          <text:p text:style-name="P78">la présence</text:p>
        </text:list-item>
        <text:list-item>
          <text:p text:style-name="P78">le mouvement<text:line-break/>dans une zone donnée.</text:p>
        </text:list-item>
      </text:list>
      <text:p text:style-name="Text_20_body">Utilisé pour :</text:p>
      <text:list text:style-name="L41">
        <text:list-item>
          <text:p text:style-name="P79">surveillance</text:p>
        </text:list-item>
        <text:list-item>
          <text:p text:style-name="P79">alertes</text:p>
        </text:list-item>
        <text:list-item>
          <text:p text:style-name="P79">comportement autonome</text:p>
        </text:list-item>
      </text:list>
      <text:p text:style-name="Horizontal_20_Line"/>
      <text:h text:style-name="Heading_20_3" text:outline-level="3"><text:bookmark-start text:name="__RefHeading___Toc79204_2626828182"/>6.3.2 Architecture<text:bookmark-end text:name="__RefHeading___Toc79204_2626828182"/></text:h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Couche</text:p>
            </table:table-cell>
            <table:table-cell table:style-name="Tableau8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8.A1" office:value-type="string">
            <text:p text:style-name="Table_20_Contents">Hardware</text:p>
          </table:table-cell>
          <table:table-cell table:style-name="Tableau8.A1" office:value-type="string">
            <text:p text:style-name="Table_20_Contents"><text:span text:style-name="Source_20_Text">mvt_ir_hardware.cpp</text:span></text:p>
          </table:table-cell>
        </table:table-row>
        <table:table-row>
          <table:table-cell table:style-name="Tableau8.A1" office:value-type="string">
            <text:p text:style-name="Table_20_Contents">Métier</text:p>
          </table:table-cell>
          <table:table-cell table:style-name="Tableau8.A1" office:value-type="string">
            <text:p text:style-name="Table_20_Contents"><text:span text:style-name="Source_20_Text">mvt_ir.cpp</text:span></text:p>
          </table:table-cell>
        </table:table-row>
        <table:table-row>
          <table:table-cell table:style-name="Tableau8.A1" office:value-type="string">
            <text:p text:style-name="Table_20_Contents">Communication</text:p>
          </table:table-cell>
          <table:table-cell table:style-name="Tableau8.A1" office:value-type="string">
            <text:p text:style-name="Table_20_Contents"><text:span text:style-name="Source_20_Text">dispatch_IRmvt.cpp</text:span></text:p>
          </table:table-cell>
        </table:table-row>
      </table:table>
      <text:p text:style-name="Horizontal_20_Line"/>
      <text:h text:style-name="Heading_20_3" text:outline-level="3"><text:bookmark-start text:name="__RefHeading___Toc79206_2626828182"/>6.3.3 Modes de fonctionnement<text:bookmark-end text:name="__RefHeading___Toc79206_2626828182"/></text:h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Table_20_Heading">Mode</text:p>
            </table:table-cell>
            <table:table-cell table:style-name="Tableau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ource_20_Text">idle</text:span></text:p>
          </table:table-cell>
          <table:table-cell table:style-name="Tableau9.A1" office:value-type="string">
            <text:p text:style-name="Table_20_Contents">Désactivé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monitor</text:span></text:p>
          </table:table-cell>
          <table:table-cell table:style-name="Tableau9.A1" office:value-type="string">
            <text:p text:style-name="Table_20_Contents">Détection simple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surveillance</text:span></text:p>
          </table:table-cell>
          <table:table-cell table:style-name="Tableau9.A1" office:value-type="string">
            <text:p text:style-name="Table_20_Contents">Détection + seuil</text:p>
          </table:table-cell>
        </table:table-row>
      </table:table>
      <text:p text:style-name="Horizontal_20_Line"/>
      <text:h text:style-name="Heading_20_3" text:outline-level="3"><text:bookmark-start text:name="__RefHeading___Toc79208_2626828182"/>6.3.4 Exposition VPIV – MvtIR<text:bookmark-end text:name="__RefHeading___Toc79208_2626828182"/></text:h>
      <text:p text:style-name="Text_20_body">Propriétés :</text:p>
      <table:table table:name="Tableau10" table:style-name="Tableau10">
        <table:table-column table:style-name="Tableau10.A"/>
        <table:table-column table:style-name="Tableau10.B"/>
        <table:table-header-rows>
          <text:soft-page-break/>
          <table:table-row>
            <table:table-cell table:style-name="Tableau10.A1" office:value-type="string">
              <text:p text:style-name="Table_20_Heading">Propriété</text:p>
            </table:table-cell>
            <table:table-cell table:style-name="Tableau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0.A1" office:value-type="string">
            <text:p text:style-name="Table_20_Contents"><text:span text:style-name="Source_20_Text">read</text:span></text:p>
          </table:table-cell>
          <table:table-cell table:style-name="Tableau10.A1" office:value-type="string">
            <text:p text:style-name="Table_20_Contents">Lecture instantanée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act</text:span></text:p>
          </table:table-cell>
          <table:table-cell table:style-name="Tableau10.A1" office:value-type="string">
            <text:p text:style-name="Table_20_Contents">Activation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freq</text:span></text:p>
          </table:table-cell>
          <table:table-cell table:style-name="Tableau10.A1" office:value-type="string">
            <text:p text:style-name="Table_20_Contents">Période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thd</text:span></text:p>
          </table:table-cell>
          <table:table-cell table:style-name="Tableau10.A1" office:value-type="string">
            <text:p text:style-name="Table_20_Contents">Seuil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mode</text:span></text:p>
          </table:table-cell>
          <table:table-cell table:style-name="Tableau10.A1" office:value-type="string">
            <text:p text:style-name="Table_20_Contents">Mode</text:p>
          </table:table-cell>
        </table:table-row>
      </table:table>
      <text:p text:style-name="Horizontal_20_Line"/>
      <text:h text:style-name="Heading_20_2" text:outline-level="2"><text:bookmark-start text:name="__RefHeading___Toc79210_2626828182"/>7. Module CTRL_L – Pilotage par laisse<text:bookmark-end text:name="__RefHeading___Toc79210_2626828182"/></text:h>
      <text:h text:style-name="Heading_20_3" text:outline-level="3"><text:bookmark-start text:name="__RefHeading___Toc79212_2626828182"/>7.1 Rôle fonctionnel<text:bookmark-end text:name="__RefHeading___Toc79212_2626828182"/></text:h>
      <text:p text:style-name="Text_20_body"><text:span text:style-name="Source_20_Text">Ctrl_L</text:span> implémente le <text:span text:style-name="Strong_20_Emphasis">pilotage par laisse</text:span> :</text:p>
      <text:list text:style-name="L42">
        <text:list-item>
          <text:p text:style-name="P80">distance utilisateur → vitesse</text:p>
        </text:list-item>
        <text:list-item>
          <text:p text:style-name="P80">orientation → rotation</text:p>
        </text:list-item>
      </text:list>
      <text:p text:style-name="Text_20_body">Ce module est <text:span text:style-name="Strong_20_Emphasis">un contrôleur</text:span>, pas un capteur.</text:p>
      <text:p text:style-name="Horizontal_20_Line"/>
      <text:h text:style-name="Heading_20_3" text:outline-level="3"><text:bookmark-start text:name="__RefHeading___Toc79214_2626828182"/>7.2 Dépendances<text:bookmark-end text:name="__RefHeading___Toc79214_2626828182"/></text:h>
      <text:list text:style-name="L43">
        <text:list-item>
          <text:p text:style-name="P81">FS (force / angle)</text:p>
        </text:list-item>
        <text:list-item>
          <text:p text:style-name="P81">US (distance)</text:p>
        </text:list-item>
        <text:list-item>
          <text:p text:style-name="P81">MTR (commande moteurs)</text:p>
        </text:list-item>
        <text:list-item>
          <text:p text:style-name="P81">URG (blocage en urgence)</text:p>
        </text:list-item>
      </text:list>
      <text:p text:style-name="Horizontal_20_Line"/>
      <text:h text:style-name="Heading_20_3" text:outline-level="3"><text:bookmark-start text:name="__RefHeading___Toc79216_2626828182"/>7.3 Correction VPIV (validée)<text:bookmark-end text:name="__RefHeading___Toc79216_2626828182"/></text:h>
      <text:p text:style-name="Text_20_body">Nom du module :</text:p>
      <text:p text:style-name="P27"><text:span text:style-name="Source_20_Text">Ctrl_L</text:span></text:p>
      <text:p text:style-name="Text_20_body"><text:span text:style-name="Strong_20_Emphasis">et non</text:span> <text:span text:style-name="Source_20_Text">ctrl</text:span> ou <text:span text:style-name="Source_20_Text">L</text:span>.</text:p>
      <text:p text:style-name="Text_20_body">Toutes les trames doivent respecter :</text:p>
      <text:p text:style-name="P27"><text:span text:style-name="Source_20_Text">$I:Ctrl_L:&lt;prop&gt;:*:&lt;value&gt;#</text:span></text:p>
      <text:p text:style-name="Horizontal_20_Line"/>
      <text:h text:style-name="Heading_20_3" text:outline-level="3"><text:bookmark-start text:name="__RefHeading___Toc79218_2626828182"/>7.4 Paramètres dynamiques<text:bookmark-end text:name="__RefHeading___Toc79218_2626828182"/></text:h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Table_20_Heading">Paramètre</text:p>
            </table:table-cell>
            <table:table-cell table:style-name="Tableau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1.A1" office:value-type="string">
            <text:p text:style-name="Table_20_Contents">distance cible</text:p>
          </table:table-cell>
          <table:table-cell table:style-name="Tableau11.A1" office:value-type="string">
            <text:p text:style-name="Table_20_Contents">mm</text:p>
          </table:table-cell>
        </table:table-row>
        <table:table-row>
          <table:table-cell table:style-name="Tableau11.A1" office:value-type="string">
            <text:p text:style-name="Table_20_Contents">vitesse max</text:p>
          </table:table-cell>
          <table:table-cell table:style-name="Tableau11.A1" office:value-type="string">
            <text:p text:style-name="Table_20_Contents">signed</text:p>
          </table:table-cell>
        </table:table-row>
        <table:table-row>
          <table:table-cell table:style-name="Tableau11.A1" office:value-type="string">
            <text:p text:style-name="Table_20_Contents">rotation max</text:p>
          </table:table-cell>
          <table:table-cell table:style-name="Tableau11.A1" office:value-type="string">
            <text:p text:style-name="Table_20_Contents">signed</text:p>
          </table:table-cell>
        </table:table-row>
        <table:table-row>
          <table:table-cell table:style-name="Tableau11.A1" office:value-type="string">
            <text:p text:style-name="Table_20_Contents">dead zone</text:p>
          </table:table-cell>
          <table:table-cell table:style-name="Tableau11.A1" office:value-type="string">
            <text:p text:style-name="Table_20_Contents">mm</text:p>
          </table:table-cell>
        </table:table-row>
        <table:table-row>
          <table:table-cell table:style-name="Tableau11.A1" office:value-type="string">
            <text:p text:style-name="Table_20_Contents">fenêtre US</text:p>
          </table:table-cell>
          <table:table-cell table:style-name="Tableau11.A1" office:value-type="string">
            <text:p text:style-name="Table_20_Contents">échantillons</text:p>
          </table:table-cell>
        </table:table-row>
      </table:table>
      <text:p text:style-name="Horizontal_20_Line"/>
      <text:h text:style-name="Heading_20_3" text:outline-level="3"><text:bookmark-start text:name="__RefHeading___Toc79220_2626828182"/>7.5 Fonctionnement<text:bookmark-end text:name="__RefHeading___Toc79220_2626828182"/></text:h>
      <text:list text:style-name="L44">
        <text:list-item>
          <text:p text:style-name="P82">Lecture US (distance)</text:p>
        </text:list-item>
        <text:list-item>
          <text:p text:style-name="P82">Moyenne glissante</text:p>
        </text:list-item>
        <text:list-item>
          <text:p text:style-name="P82"><text:soft-page-break/>Calcul delta</text:p>
        </text:list-item>
        <text:list-item>
          <text:p text:style-name="P82">Lecture FS (angle)</text:p>
        </text:list-item>
        <text:list-item>
          <text:p text:style-name="P82">Conversion force → rotation</text:p>
        </text:list-item>
        <text:list-item>
          <text:p text:style-name="P82">Envoi moteur</text:p>
        </text:list-item>
      </text:list>
      <text:p text:style-name="Horizontal_20_Line"/>
      <text:h text:style-name="Heading_20_3" text:outline-level="3"><text:bookmark-start text:name="__RefHeading___Toc79222_2626828182"/>7.6 Exposition VPIV – Ctrl_L<text:bookmark-end text:name="__RefHeading___Toc79222_2626828182"/></text:h>
      <text:p text:style-name="Text_20_body">Propriétés :</text:p>
      <table:table table:name="Tableau12" table:style-name="Tableau12">
        <table:table-column table:style-name="Tableau12.A"/>
        <table:table-column table:style-name="Tableau12.B"/>
        <table:table-header-rows>
          <table:table-row>
            <table:table-cell table:style-name="Tableau12.A1" office:value-type="string">
              <text:p text:style-name="Table_20_Heading">Propriété</text:p>
            </table:table-cell>
            <table:table-cell table:style-name="Tableau1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ource_20_Text">act</text:span></text:p>
          </table:table-cell>
          <table:table-cell table:style-name="Tableau12.A1" office:value-type="string">
            <text:p text:style-name="Table_20_Contents">Activation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test</text:span></text:p>
          </table:table-cell>
          <table:table-cell table:style-name="Tableau12.A1" office:value-type="string">
            <text:p text:style-name="Table_20_Contents">Mode test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status</text:span></text:p>
          </table:table-cell>
          <table:table-cell table:style-name="Tableau12.A1" office:value-type="string">
            <text:p text:style-name="Table_20_Contents">État</text:p>
          </table:table-cell>
        </table:table-row>
      </table:table>
      <text:h text:style-name="Heading_20_2" text:outline-level="2"><text:bookmark-start text:name="__RefHeading___Toc79224_2626828182"/>8. Module SRV – Servomoteurs<text:bookmark-end text:name="__RefHeading___Toc79224_2626828182"/></text:h>
      <text:h text:style-name="Heading_20_3" text:outline-level="3"><text:bookmark-start text:name="__RefHeading___Toc79226_2626828182"/>8.1 Rôle fonctionnel<text:bookmark-end text:name="__RefHeading___Toc79226_2626828182"/></text:h>
      <text:p text:style-name="Text_20_body">Le module <text:span text:style-name="Strong_20_Emphasis">SRV</text:span> pilote les servomoteurs du robot.<text:line-break/>Il est responsable :</text:p>
      <text:list text:style-name="L45">
        <text:list-item>
          <text:p text:style-name="P83">de la position angulaire</text:p>
        </text:list-item>
        <text:list-item>
          <text:p text:style-name="P83">de la vitesse de déplacement</text:p>
        </text:list-item>
        <text:list-item>
          <text:p text:style-name="P83">de l’activation / désactivation individuelle</text:p>
        </text:list-item>
      </text:list>
      <text:p text:style-name="Text_20_body">Ce module <text:span text:style-name="Strong_20_Emphasis">n’implémente aucune logique de haut niveau</text:span> (trajectoire, sécurité).<text:line-break/>Il exécute strictement des consignes.</text:p>
      <text:p text:style-name="Horizontal_20_Line"/>
      <text:h text:style-name="Heading_20_3" text:outline-level="3"><text:bookmark-start text:name="__RefHeading___Toc79228_2626828182"/>8.2 Architecture interne<text:bookmark-end text:name="__RefHeading___Toc79228_2626828182"/>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Table_20_Heading">Couche</text:p>
            </table:table-cell>
            <table:table-cell table:style-name="Tableau13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13.A1" office:value-type="string">
            <text:p text:style-name="Table_20_Contents">Métier</text:p>
          </table:table-cell>
          <table:table-cell table:style-name="Tableau13.A1" office:value-type="string">
            <text:p text:style-name="Table_20_Contents"><text:span text:style-name="Source_20_Text">src/actuators/srv.cpp</text:span></text:p>
          </table:table-cell>
        </table:table-row>
        <table:table-row>
          <table:table-cell table:style-name="Tableau13.A1" office:value-type="string">
            <text:p text:style-name="Table_20_Contents">Communication</text:p>
          </table:table-cell>
          <table:table-cell table:style-name="Tableau13.A1" office:value-type="string">
            <text:p text:style-name="Table_20_Contents"><text:span text:style-name="Source_20_Text">src/communication/dispatch_Srv.cpp</text:span></text:p>
          </table:table-cell>
        </table:table-row>
        <table:table-row>
          <table:table-cell table:style-name="Tableau13.A1" office:value-type="string">
            <text:p text:style-name="Table_20_Contents">Hardware</text:p>
          </table:table-cell>
          <table:table-cell table:style-name="Tableau13.A1" office:value-type="string">
            <text:p text:style-name="Table_20_Contents"><text:span text:style-name="Source_20_Text">src/hardware/srv_hardware.cpp</text:span></text:p>
          </table:table-cell>
        </table:table-row>
      </table:table>
      <text:p text:style-name="Horizontal_20_Line"/>
      <text:h text:style-name="Heading_20_3" text:outline-level="3"><text:bookmark-start text:name="__RefHeading___Toc79230_2626828182"/>8.3 Instances et noms symboliques<text:bookmark-end text:name="__RefHeading___Toc79230_2626828182"/></text:h>
      <text:p text:style-name="Text_20_body">Les servomoteurs sont référencés par :</text:p>
      <text:list text:style-name="L46">
        <text:list-item>
          <text:p text:style-name="P84">un <text:span text:style-name="Strong_20_Emphasis">nom symbolique</text:span></text:p>
        </text:list-item>
        <text:list-item>
          <text:p text:style-name="P84">un <text:span text:style-name="Strong_20_Emphasis">index interne</text:span></text:p>
        </text:list-item>
      </text:list>
      <text:p text:style-name="Text_20_body">Exemple (<text:span text:style-name="Source_20_Text">config.cpp</text:span>) :</text:p>
      <text:p text:style-name="P27"><text:span text:style-name="Source_20_Text">const char *srvNames[] = {"TGD", "THB", "BASE"};</text:span></text:p>
      <text:p text:style-name="Text_20_body">Cette convention est <text:span text:style-name="Strong_20_Emphasis">obligatoire</text:span> :</text:p>
      <text:list text:style-name="L47">
        <text:list-item>
          <text:p text:style-name="P85">le VPIV manipule les noms</text:p>
        </text:list-item>
        <text:list-item>
          <text:p text:style-name="P85">le firmware convertit en index</text:p>
        </text:list-item>
      </text:list>
      <text:p text:style-name="Horizontal_20_Line"/>
      <text:h text:style-name="Heading_20_3" text:outline-level="3"><text:bookmark-start text:name="__RefHeading___Toc79232_2626828182"/>8.4 Couche Métier – <text:span text:style-name="Source_20_Text">srv.cpp</text:span><text:bookmark-end text:name="__RefHeading___Toc79232_2626828182"/></text:h>
      <text:p text:style-name="Text_20_body">Responsabilités :</text:p>
      <text:list text:style-name="L48">
        <text:list-item>
          <text:p text:style-name="P86"><text:soft-page-break/>validation des bornes (0–180°)</text:p>
        </text:list-item>
        <text:list-item>
          <text:p text:style-name="P86">stockage des consignes</text:p>
        </text:list-item>
        <text:list-item>
          <text:p text:style-name="P86">synchronisation avec le hardware</text:p>
        </text:list-item>
        <text:list-item>
          <text:p text:style-name="P86">publication VPIV d’état</text:p>
        </text:list-item>
      </text:list>
      <text:p text:style-name="Text_20_body">Fonctions principales :</text:p>
      <text:list text:style-name="L49">
        <text:list-item>
          <text:p text:style-name="P87"><text:span text:style-name="Source_20_Text">srv_init()</text:span></text:p>
        </text:list-item>
        <text:list-item>
          <text:p text:style-name="P87"><text:span text:style-name="Source_20_Text">srv_setAngle(idx, angle)</text:span></text:p>
        </text:list-item>
        <text:list-item>
          <text:p text:style-name="P87"><text:span text:style-name="Source_20_Text">srv_setSpeed(idx, speed)</text:span></text:p>
        </text:list-item>
        <text:list-item>
          <text:p text:style-name="P87"><text:span text:style-name="Source_20_Text">srv_setActive(idx, bool)</text:span></text:p>
        </text:list-item>
        <text:list-item>
          <text:p text:style-name="P87"><text:span text:style-name="Source_20_Text">srv_process()</text:span></text:p>
        </text:list-item>
      </text:list>
      <text:p text:style-name="Text_20_body">📌 Le module ne connaît <text:span text:style-name="Strong_20_Emphasis">ni les pins</text:span>, <text:span text:style-name="Strong_20_Emphasis">ni le PWM</text:span>, <text:span text:style-name="Strong_20_Emphasis">ni les timers</text:span>.</text:p>
      <text:p text:style-name="Horizontal_20_Line"/>
      <text:h text:style-name="Heading_20_3" text:outline-level="3"><text:bookmark-start text:name="__RefHeading___Toc79234_2626828182"/>8.5 Couche Communication – VPIV<text:bookmark-end text:name="__RefHeading___Toc79234_2626828182"/></text:h>
      <text:p text:style-name="Text_20_body">Module VPIV :</text:p>
      <text:p text:style-name="P27"><text:span text:style-name="Source_20_Text">Srv</text:span></text:p>
      <text:p text:style-name="Text_20_body">Propriétés supportées :</text:p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Table_20_Heading">Propriété</text:p>
            </table:table-cell>
            <table:table-cell table:style-name="Tableau1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ource_20_Text">angle</text:span></text:p>
          </table:table-cell>
          <table:table-cell table:style-name="Tableau14.A1" office:value-type="string">
            <text:p text:style-name="Table_20_Contents">Position (0–180)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speed</text:span></text:p>
          </table:table-cell>
          <table:table-cell table:style-name="Tableau14.A1" office:value-type="string">
            <text:p text:style-name="Table_20_Contents">Vitesse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act</text:span></text:p>
          </table:table-cell>
          <table:table-cell table:style-name="Tableau14.A1" office:value-type="string">
            <text:p text:style-name="Table_20_Contents">Activation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read</text:span></text:p>
          </table:table-cell>
          <table:table-cell table:style-name="Tableau14.A1" office:value-type="string">
            <text:p text:style-name="Table_20_Contents">Lecture état</text:p>
          </table:table-cell>
        </table:table-row>
      </table:table>
      <text:p text:style-name="Text_20_body">Instance :</text:p>
      <text:list text:style-name="L50">
        <text:list-item>
          <text:p text:style-name="P88">nom symbolique</text:p>
        </text:list-item>
        <text:list-item>
          <text:p text:style-name="P88"><text:span text:style-name="Source_20_Text">*</text:span> pour tous</text:p>
        </text:list-item>
      </text:list>
      <text:p text:style-name="Text_20_body">Exemples :</text:p>
      <text:p text:style-name="P20"><text:span text:style-name="Source_20_Text">$V:Srv:angle:TGD:90#</text:span></text:p>
      <text:p text:style-name="P21"><text:span text:style-name="Source_20_Text">$V:Srv:act:*:0#</text:span></text:p>
      <text:p text:style-name="P71"><text:span text:style-name="Source_20_Text">$I:Srv:angle:BASE:45#</text:span></text:p>
      <text:p text:style-name="Horizontal_20_Line"/>
      <text:h text:style-name="Heading_20_2" text:outline-level="2"><text:bookmark-start text:name="__RefHeading___Toc79236_2626828182"/>9. Module MTR – Moteurs<text:bookmark-end text:name="__RefHeading___Toc79236_2626828182"/></text:h>
      <text:h text:style-name="Heading_20_3" text:outline-level="3"><text:bookmark-start text:name="__RefHeading___Toc79238_2626828182"/>9.1 Rôle fonctionnel<text:bookmark-end text:name="__RefHeading___Toc79238_2626828182"/></text:h>
      <text:p text:style-name="Text_20_body">Le module <text:span text:style-name="Strong_20_Emphasis">MTR</text:span> pilote les moteurs de déplacement.</text:p>
      <text:p text:style-name="Text_20_body">Il supporte <text:span text:style-name="Strong_20_Emphasis">deux paradigmes</text:span> :</text:p>
      <text:list text:style-name="L51">
        <text:list-item>
          <text:p text:style-name="P89">legacy (acc, spd, dir)</text:p>
        </text:list-item>
        <text:list-item>
          <text:p text:style-name="P89">modern (v, ω, a)</text:p>
        </text:list-item>
      </text:list>
      <text:p text:style-name="Text_20_body">Cette double compatibilité est <text:span text:style-name="Strong_20_Emphasis">volontaire</text:span>.</text:p>
      <text:p text:style-name="Horizontal_20_Line"/>
      <text:h text:style-name="Heading_20_3" text:outline-level="3"><text:bookmark-start text:name="__RefHeading___Toc79240_2626828182"/>9.2 Architecture<text:bookmark-end text:name="__RefHeading___Toc79240_2626828182"/></text:h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Table_20_Heading">Couche</text:p>
            </table:table-cell>
            <table:table-cell table:style-name="Tableau15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15.A1" office:value-type="string">
            <text:p text:style-name="Table_20_Contents">Métier</text:p>
          </table:table-cell>
          <table:table-cell table:style-name="Tableau15.A1" office:value-type="string">
            <text:p text:style-name="Table_20_Contents"><text:span text:style-name="Source_20_Text">src/actuators/mtr.cpp</text:span></text:p>
          </table:table-cell>
        </table:table-row>
        <table:table-row>
          <table:table-cell table:style-name="Tableau15.A1" office:value-type="string">
            <text:p text:style-name="Table_20_Contents">Communication</text:p>
          </table:table-cell>
          <table:table-cell table:style-name="Tableau15.A1" office:value-type="string">
            <text:p text:style-name="Table_20_Contents"><text:span text:style-name="Source_20_Text">src/communication/dispatch_Mtr.cpp</text:span></text:p>
          </table:table-cell>
        </table:table-row>
        <text:soft-page-break/>
        <table:table-row>
          <table:table-cell table:style-name="Tableau15.A1" office:value-type="string">
            <text:p text:style-name="Table_20_Contents">Hardware</text:p>
          </table:table-cell>
          <table:table-cell table:style-name="Tableau15.A1" office:value-type="string">
            <text:p text:style-name="Table_20_Contents"><text:span text:style-name="Source_20_Text">src/hardware/mtr_hardware.cpp</text:span></text:p>
          </table:table-cell>
        </table:table-row>
      </table:table>
      <text:p text:style-name="Horizontal_20_Line"/>
      <text:h text:style-name="Heading_20_3" text:outline-level="3"><text:bookmark-start text:name="__RefHeading___Toc79242_2626828182"/>9.3 Mode Legacy<text:bookmark-end text:name="__RefHeading___Toc79242_2626828182"/></text:h>
      <text:p text:style-name="Text_20_body">Commandes :</text:p>
      <text:list text:style-name="L52">
        <text:list-item>
          <text:p text:style-name="P90"><text:span text:style-name="Source_20_Text">acc</text:span> : accélération</text:p>
        </text:list-item>
        <text:list-item>
          <text:p text:style-name="P90"><text:span text:style-name="Source_20_Text">spd</text:span> : vitesse</text:p>
        </text:list-item>
        <text:list-item>
          <text:p text:style-name="P90"><text:span text:style-name="Source_20_Text">dir</text:span> : direction</text:p>
        </text:list-item>
      </text:list>
      <text:p text:style-name="Text_20_body">Utilisé pour :</text:p>
      <text:list text:style-name="L53">
        <text:list-item>
          <text:p text:style-name="P91">compatibilité historique</text:p>
        </text:list-item>
        <text:list-item>
          <text:p text:style-name="P91">tests simples</text:p>
        </text:list-item>
      </text:list>
      <text:p text:style-name="Horizontal_20_Line"/>
      <text:h text:style-name="Heading_20_3" text:outline-level="3"><text:bookmark-start text:name="__RefHeading___Toc79244_2626828182"/>9.4 Mode Modern<text:bookmark-end text:name="__RefHeading___Toc79244_2626828182"/></text:h>
      <text:p text:style-name="Text_20_body">Entrées :</text:p>
      <text:list text:style-name="L54">
        <text:list-item>
          <text:p text:style-name="P92">vitesse linéaire <text:span text:style-name="Source_20_Text">v</text:span></text:p>
        </text:list-item>
        <text:list-item>
          <text:p text:style-name="P92">vitesse angulaire <text:span text:style-name="Source_20_Text">ω</text:span></text:p>
        </text:list-item>
        <text:list-item>
          <text:p text:style-name="P92">niveau d’accélération <text:span text:style-name="Source_20_Text">a</text:span></text:p>
        </text:list-item>
      </text:list>
      <text:p text:style-name="Text_20_body">Conversion :</text:p>
      <text:p text:style-name="P27"><text:span text:style-name="Source_20_Text">(v, ω) → (L, R)</text:span></text:p>
      <text:p text:style-name="Text_20_body">Fonction clé :</text:p>
      <text:p text:style-name="P27"><text:span text:style-name="Source_20_Text">mtr_setTargetsSigned(v, omega, accel)</text:span></text:p>
      <text:p text:style-name="Horizontal_20_Line"/>
      <text:h text:style-name="Heading_20_3" text:outline-level="3"><text:bookmark-start text:name="__RefHeading___Toc79246_2626828182"/>9.5 Sécurité et scaling<text:bookmark-end text:name="__RefHeading___Toc79246_2626828182"/></text:h>
      <text:p text:style-name="Text_20_body">Fonctionnalités intégrées :</text:p>
      <text:list text:style-name="L55">
        <text:list-item>
          <text:p text:style-name="P93">arrêt forcé</text:p>
        </text:list-item>
        <text:list-item>
          <text:p text:style-name="P93">scaling dynamique (SecMvt)</text:p>
        </text:list-item>
        <text:list-item>
          <text:p text:style-name="P93">override stop</text:p>
        </text:list-item>
      </text:list>
      <text:p text:style-name="Horizontal_20_Line"/>
      <text:h text:style-name="Heading_20_3" text:outline-level="3"><text:bookmark-start text:name="__RefHeading___Toc79248_2626828182"/>9.6 Exposition VPIV – MTR<text:bookmark-end text:name="__RefHeading___Toc79248_2626828182"/></text:h>
      <text:p text:style-name="Text_20_body">Module :</text:p>
      <text:p text:style-name="P27"><text:span text:style-name="Source_20_Text">Mtr</text:span></text:p>
      <text:p text:style-name="Text_20_body">Propriétés :</text:p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Table_20_Heading">Propriété</text:p>
            </table:table-cell>
            <table:table-cell table:style-name="Tableau1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6.A1" office:value-type="string">
            <text:p text:style-name="Table_20_Contents"><text:span text:style-name="Source_20_Text">cmd</text:span></text:p>
          </table:table-cell>
          <table:table-cell table:style-name="Tableau16.A1" office:value-type="string">
            <text:p text:style-name="Table_20_Contents">v,ω,a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mode</text:span></text:p>
          </table:table-cell>
          <table:table-cell table:style-name="Tableau16.A1" office:value-type="string">
            <text:p text:style-name="Table_20_Contents">modern / legacy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scale</text:span></text:p>
          </table:table-cell>
          <table:table-cell table:style-name="Tableau16.A1" office:value-type="string">
            <text:p text:style-name="Table_20_Contents">scaling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read</text:span></text:p>
          </table:table-cell>
          <table:table-cell table:style-name="Tableau16.A1" office:value-type="string">
            <text:p text:style-name="Table_20_Contents">état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stop</text:span></text:p>
          </table:table-cell>
          <table:table-cell table:style-name="Tableau16.A1" office:value-type="string">
            <text:p text:style-name="Table_20_Contents">arrêt</text:p>
          </table:table-cell>
        </table:table-row>
      </table:table>
      <text:p text:style-name="Horizontal_20_Line"/>
      <text:h text:style-name="Heading_20_2" text:outline-level="2"><text:bookmark-start text:name="__RefHeading___Toc79250_2626828182"/><text:soft-page-break/>10. Module SecMvt / mvtSafe – Sécurité mouvement<text:bookmark-end text:name="__RefHeading___Toc79250_2626828182"/></text:h>
      <text:h text:style-name="Heading_20_3" text:outline-level="3"><text:bookmark-start text:name="__RefHeading___Toc79252_2626828182"/>10.1 Clarification de nom<text:bookmark-end text:name="__RefHeading___Toc79252_2626828182"/></text:h>
      <text:list text:style-name="L56">
        <text:list-item>
          <text:p text:style-name="P94"><text:span text:style-name="Strong_20_Emphasis">SecMvt</text:span> : nom VPIV / dispatcher</text:p>
        </text:list-item>
        <text:list-item>
          <text:p text:style-name="P94"><text:span text:style-name="Strong_20_Emphasis">mvtSafe</text:span> : implémentation interne</text:p>
        </text:list-item>
      </text:list>
      <text:p text:style-name="Text_20_body">Il s’agit <text:span text:style-name="Strong_20_Emphasis">du même module fonctionnel</text:span>.</text:p>
      <text:p text:style-name="Horizontal_20_Line"/>
      <text:h text:style-name="Heading_20_3" text:outline-level="3"><text:bookmark-start text:name="__RefHeading___Toc79254_2626828182"/>10.2 Rôle fonctionnel<text:bookmark-end text:name="__RefHeading___Toc79254_2626828182"/></text:h>
      <text:p text:style-name="Text_20_body">Le module surveille les distances US et :</text:p>
      <text:list text:style-name="L57">
        <text:list-item>
          <text:p text:style-name="P95">émet des alertes</text:p>
        </text:list-item>
        <text:list-item>
          <text:p text:style-name="P95">réduit la vitesse</text:p>
        </text:list-item>
        <text:list-item>
          <text:p text:style-name="P95">déclenche une urgence</text:p>
        </text:list-item>
      </text:list>
      <text:p text:style-name="Horizontal_20_Line"/>
      <text:h text:style-name="Heading_20_3" text:outline-level="3"><text:bookmark-start text:name="__RefHeading___Toc79256_2626828182"/>10.3 Modes<text:bookmark-end text:name="__RefHeading___Toc79256_2626828182"/></text:h>
      <table:table table:name="Tableau17" table:style-name="Tableau17">
        <table:table-column table:style-name="Tableau17.A"/>
        <table:table-column table:style-name="Tableau17.B"/>
        <table:table-header-rows>
          <table:table-row>
            <table:table-cell table:style-name="Tableau17.A1" office:value-type="string">
              <text:p text:style-name="Table_20_Heading">Mode</text:p>
            </table:table-cell>
            <table:table-cell table:style-name="Tableau17.A1" office:value-type="string">
              <text:p text:style-name="Table_20_Heading">Comportement</text:p>
            </table:table-cell>
          </table:table-row>
        </table:table-header-rows>
        <table:table-row>
          <table:table-cell table:style-name="Tableau17.A1" office:value-type="string">
            <text:p text:style-name="Table_20_Contents"><text:span text:style-name="Source_20_Text">idle</text:span></text:p>
          </table:table-cell>
          <table:table-cell table:style-name="Tableau17.A1" office:value-type="string">
            <text:p text:style-name="Table_20_Contents">inactif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soft</text:span></text:p>
          </table:table-cell>
          <table:table-cell table:style-name="Tableau17.A1" office:value-type="string">
            <text:p text:style-name="Table_20_Contents">réduction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hard</text:span></text:p>
          </table:table-cell>
          <table:table-cell table:style-name="Tableau17.A1" office:value-type="string">
            <text:p text:style-name="Table_20_Contents">arrêt</text:p>
          </table:table-cell>
        </table:table-row>
      </table:table>
      <text:p text:style-name="Horizontal_20_Line"/>
      <text:h text:style-name="Heading_20_3" text:outline-level="3"><text:bookmark-start text:name="__RefHeading___Toc79258_2626828182"/>10.4 Exposition VPIV<text:bookmark-end text:name="__RefHeading___Toc79258_2626828182"/></text:h>
      <text:p text:style-name="Text_20_body">Module :</text:p>
      <text:p text:style-name="P27"><text:span text:style-name="Source_20_Text">SecMvt</text:span></text:p>
      <text:p text:style-name="Text_20_body">Propriétés :</text:p>
      <text:list text:style-name="L58">
        <text:list-item>
          <text:p text:style-name="P96"><text:span text:style-name="Source_20_Text">act</text:span></text:p>
        </text:list-item>
        <text:list-item>
          <text:p text:style-name="P96"><text:span text:style-name="Source_20_Text">mode</text:span></text:p>
        </text:list-item>
        <text:list-item>
          <text:p text:style-name="P96"><text:span text:style-name="Source_20_Text">thd</text:span></text:p>
        </text:list-item>
        <text:list-item>
          <text:p text:style-name="P96"><text:span text:style-name="Source_20_Text">scale</text:span></text:p>
        </text:list-item>
        <text:list-item>
          <text:p text:style-name="P96"><text:span text:style-name="Source_20_Text">status</text:span></text:p>
        </text:list-item>
      </text:list>
      <text:p text:style-name="Horizontal_20_Line"/>
      <text:h text:style-name="Heading_20_2" text:outline-level="2"><text:bookmark-start text:name="__RefHeading___Toc79260_2626828182"/>11. Module URG – Urgences<text:bookmark-end text:name="__RefHeading___Toc79260_2626828182"/></text:h>
      <text:h text:style-name="Heading_20_3" text:outline-level="3"><text:bookmark-start text:name="__RefHeading___Toc79262_2626828182"/>11.1 Rôle fonctionnel<text:bookmark-end text:name="__RefHeading___Toc79262_2626828182"/></text:h>
      <text:p text:style-name="Text_20_body">Le module <text:span text:style-name="Strong_20_Emphasis">URG</text:span> gère :</text:p>
      <text:list text:style-name="L59">
        <text:list-item>
          <text:p text:style-name="P97">les états d’urgence globaux</text:p>
        </text:list-item>
        <text:list-item>
          <text:p text:style-name="P97">le verrouillage des commandes</text:p>
        </text:list-item>
        <text:list-item>
          <text:p text:style-name="P97">la signalisation (LED ring)</text:p>
        </text:list-item>
        <text:list-item>
          <text:p text:style-name="P97">la communication VPIV</text:p>
        </text:list-item>
      </text:list>
      <text:p text:style-name="Horizontal_20_Line"/>
      <text:h text:style-name="Heading_20_3" text:outline-level="3"><text:bookmark-start text:name="__RefHeading___Toc79264_2626828182"/><text:soft-page-break/>11.2 Comportement clé<text:bookmark-end text:name="__RefHeading___Toc79264_2626828182"/></text:h>
      <text:p text:style-name="Text_20_body">Lorsqu’une urgence est active :</text:p>
      <text:list text:style-name="L60">
        <text:list-item>
          <text:p text:style-name="P98">seules les commandes <text:span text:style-name="Source_20_Text">clear</text:span> sont acceptées</text:p>
        </text:list-item>
        <text:list-item>
          <text:p text:style-name="P98">tous les autres modules sont bloqués</text:p>
        </text:list-item>
      </text:list>
      <text:p text:style-name="Horizontal_20_Line"/>
      <text:h text:style-name="Heading_20_3" text:outline-level="3"><text:bookmark-start text:name="__RefHeading___Toc79266_2626828182"/>11.3 Exposition VPIV<text:bookmark-end text:name="__RefHeading___Toc79266_2626828182"/></text:h>
      <text:p text:style-name="Text_20_body">Module :</text:p>
      <text:p text:style-name="P27"><text:span text:style-name="Source_20_Text">Urg</text:span></text:p>
      <text:p text:style-name="Text_20_body">Propriétés :</text:p>
      <text:list text:style-name="L61">
        <text:list-item>
          <text:p text:style-name="P99"><text:span text:style-name="Source_20_Text">code</text:span></text:p>
        </text:list-item>
        <text:list-item>
          <text:p text:style-name="P99"><text:span text:style-name="Source_20_Text">clear</text:span></text:p>
        </text:list-item>
      </text:list>
      <text:p text:style-name="Text_20_body"><text:span text:style-name="Source_20_Text"/></text:p>
      <text:p text:style-name="P100"><text:span text:style-name="Source_20_Text"><text:span text:style-name="T16">Repris pour clarification :<text:line-break/></text:span></text:span></text:p>
      <table:table table:name="Tableau35" table:style-name="Tableau35">
        <table:table-column table:style-name="Tableau35.A"/>
        <table:table-column table:style-name="Tableau35.B"/>
        <table:table-column table:style-name="Tableau35.C"/>
        <table:table-header-rows>
          <table:table-row>
            <table:table-cell table:style-name="Tableau35.A1" office:value-type="string">
              <text:p text:style-name="Table_20_Heading">Type</text:p>
            </table:table-cell>
            <table:table-cell table:style-name="Tableau35.A1" office:value-type="string">
              <text:p text:style-name="Table_20_Heading">Fonction</text:p>
            </table:table-cell>
            <table:table-cell table:style-name="Tableau35.C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35.A2" office:value-type="string">
            <text:p text:style-name="Table_20_Contents"><text:span text:style-name="Source_20_Text">sendInfo</text:span></text:p>
          </table:table-cell>
          <table:table-cell table:style-name="Tableau35.A2" office:value-type="string">
            <text:p text:style-name="Table_20_Contents">État / info normale</text:p>
          </table:table-cell>
          <table:table-cell table:style-name="Tableau35.C2" office:value-type="string">
            <text:p text:style-name="Table_20_Contents"><text:span text:style-name="Source_20_Text">$I:CfgS:modeRZ:*:2#</text:span></text:p>
          </table:table-cell>
        </table:table-row>
        <table:table-row>
          <table:table-cell table:style-name="Tableau35.A2" office:value-type="string">
            <text:p text:style-name="Table_20_Contents"><text:span text:style-name="Source_20_Text">sendError</text:span></text:p>
          </table:table-cell>
          <table:table-cell table:style-name="Tableau35.A2" office:value-type="string">
            <text:p text:style-name="Table_20_Contents">Erreur générique</text:p>
          </table:table-cell>
          <table:table-cell table:style-name="Tableau35.C2" office:value-type="string">
            <text:p text:style-name="Table_20_Contents"><text:span text:style-name="Source_20_Text">$E:COMM:parse:*:Format invalide#</text:span></text:p>
          </table:table-cell>
        </table:table-row>
        <table:table-row table:style-name="Tableau35.4">
          <table:table-cell table:style-name="Tableau35.A2" office:value-type="string">
            <text:p text:style-name="Table_20_Contents"><text:span text:style-name="Source_20_Text">urg_sendAlert</text:span></text:p>
          </table:table-cell>
          <table:table-cell table:style-name="Tableau35.A2" office:value-type="string">
            <text:p text:style-name="Table_20_Contents">Urgence structurée</text:p>
          </table:table-cell>
          <table:table-cell table:style-name="Tableau35.C2" office:value-type="string">
            <text:p text:style-name="Table_20_Contents"><text:span text:style-name="Source_20_Text">$I:Urg:code:*:3:MOTOR_STALL#</text:span></text:p>
          </table:table-cell>
        </table:table-row>
      </table:table>
      <text:p text:style-name="P34"><text:span text:style-name="Source_20_Text">👉 </text:span><text:span text:style-name="Source_20_Text"><text:span text:style-name="T16">Mise en place d’une hyerarchie entre :</text:span></text:span></text:p>
      <text:list text:style-name="L62">
        <text:list-item>
          <text:p text:style-name="P101">erreur bloquante</text:p>
        </text:list-item>
        <text:list-item>
          <text:p text:style-name="P101">erreur transitoire</text:p>
        </text:list-item>
        <text:list-item>
          <text:p text:style-name="P101">urgence sécurité</text:p>
        </text:list-item>
      </text:list>
      <text:p text:style-name="P100"><text:span text:style-name="Source_20_Text"/></text:p>
      <text:p text:style-name="Horizontal_20_Line"/>
      <text:h text:style-name="Heading_20_2" text:outline-level="2"><text:bookmark-start text:name="__RefHeading___Toc79268_2626828182"/>12. Module CfgS – Configuration système<text:bookmark-end text:name="__RefHeading___Toc79268_2626828182"/></text:h>
      <text:h text:style-name="Heading_20_3" text:outline-level="3"><text:bookmark-start text:name="__RefHeading___Toc79270_2626828182"/>12.1 Rôle<text:bookmark-end text:name="__RefHeading___Toc79270_2626828182"/></text:h>
      <text:p text:style-name="Text_20_body"><text:span text:style-name="Source_20_Text">CfgS</text:span> pilote les paramètres globaux :</text:p>
      <text:list text:style-name="L63">
        <text:list-item>
          <text:p text:style-name="P102">mode robot</text:p>
        </text:list-item>
        <text:list-item>
          <text:p text:style-name="P102">type de pilotage</text:p>
        </text:list-item>
        <text:list-item>
          <text:p text:style-name="P102">reset</text:p>
        </text:list-item>
        <text:list-item>
          <text:p text:style-name="P102">gestion urgence</text:p>
        </text:list-item>
      </text:list>
      <text:p text:style-name="Horizontal_20_Line"/>
      <text:h text:style-name="Heading_20_3" text:outline-level="3"><text:bookmark-start text:name="__RefHeading___Toc79272_2626828182"/>12.2 Propriétés VPIV<text:bookmark-end text:name="__RefHeading___Toc79272_2626828182"/></text:h>
      <table:table table:name="Tableau18" table:style-name="Tableau18">
        <table:table-column table:style-name="Tableau18.A"/>
        <table:table-column table:style-name="Tableau18.B"/>
        <table:table-header-rows>
          <table:table-row>
            <table:table-cell table:style-name="Tableau18.A1" office:value-type="string">
              <text:p text:style-name="Table_20_Heading">Propriété</text:p>
            </table:table-cell>
            <table:table-cell table:style-name="Tableau1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8.A1" office:value-type="string">
            <text:p text:style-name="Table_20_Contents"><text:span text:style-name="Source_20_Text">modeRZ</text:span></text:p>
          </table:table-cell>
          <table:table-cell table:style-name="Tableau18.A1" office:value-type="string">
            <text:p text:style-name="Table_20_Contents">mode global</text:p>
          </table:table-cell>
        </table:table-row>
        <table:table-row>
          <table:table-cell table:style-name="Tableau18.A1" office:value-type="string">
            <text:p text:style-name="Table_20_Contents"><text:span text:style-name="Source_20_Text">typePtge</text:span></text:p>
          </table:table-cell>
          <table:table-cell table:style-name="Tableau18.A1" office:value-type="string">
            <text:p text:style-name="Table_20_Contents">type pilotage</text:p>
          </table:table-cell>
        </table:table-row>
        <text:soft-page-break/>
        <table:table-row>
          <table:table-cell table:style-name="Tableau18.A1" office:value-type="string">
            <text:p text:style-name="Table_20_Contents"><text:span text:style-name="Source_20_Text">emg</text:span></text:p>
          </table:table-cell>
          <table:table-cell table:style-name="Tableau18.A1" office:value-type="string">
            <text:p text:style-name="Table_20_Contents">clear</text:p>
          </table:table-cell>
        </table:table-row>
        <table:table-row>
          <table:table-cell table:style-name="Tableau18.A1" office:value-type="string">
            <text:p text:style-name="Table_20_Contents"><text:span text:style-name="Source_20_Text">reset</text:span></text:p>
          </table:table-cell>
          <table:table-cell table:style-name="Tableau18.A1" office:value-type="string">
            <text:p text:style-name="Table_20_Contents">reset</text:p>
          </table:table-cell>
        </table:table-row>
      </table:table>
      <text:p text:style-name="Horizontal_20_Line"/>
      <text:h text:style-name="Heading_20_2" text:outline-level="2"><text:bookmark-start text:name="__RefHeading___Toc79274_2626828182"/>13. Communication VPIV – Architecture<text:bookmark-end text:name="__RefHeading___Toc79274_2626828182"/></text:h>
      <text:h text:style-name="Heading_20_3" text:outline-level="3"><text:bookmark-start text:name="__RefHeading___Toc79276_2626828182"/>13.1 Format canonique<text:bookmark-end text:name="__RefHeading___Toc79276_2626828182"/></text:h>
      <text:p text:style-name="P27"><text:span text:style-name="Source_20_Text">$&lt;CAT&gt;:&lt;MODULE&gt;:&lt;PROP&gt;:&lt;INST&gt;:&lt;VALUE&gt;#</text:span></text:p>
      <text:p text:style-name="Horizontal_20_Line"/>
      <text:h text:style-name="Heading_20_3" text:outline-level="3"><text:bookmark-start text:name="__RefHeading___Toc79278_2626828182"/>13.2 Catégories<text:bookmark-end text:name="__RefHeading___Toc79278_2626828182"/>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Table_20_Heading">Cat</text:p>
            </table:table-cell>
            <table:table-cell table:style-name="Tableau19.A1" office:value-type="string">
              <text:p text:style-name="Table_20_Heading">Sens</text:p>
            </table:table-cell>
          </table:table-row>
        </table:table-header-rows>
        <table:table-row>
          <table:table-cell table:style-name="Tableau19.A1" office:value-type="string">
            <text:p text:style-name="Table_20_Contents">V</text:p>
          </table:table-cell>
          <table:table-cell table:style-name="Tableau19.A1" office:value-type="string">
            <text:p text:style-name="Table_20_Contents">Commande</text:p>
          </table:table-cell>
        </table:table-row>
        <table:table-row>
          <table:table-cell table:style-name="Tableau19.A1" office:value-type="string">
            <text:p text:style-name="Table_20_Contents">I</text:p>
          </table:table-cell>
          <table:table-cell table:style-name="Tableau19.A1" office:value-type="string">
            <text:p text:style-name="Table_20_Contents">Information</text:p>
          </table:table-cell>
        </table:table-row>
        <table:table-row>
          <table:table-cell table:style-name="Tableau19.A1" office:value-type="string">
            <text:p text:style-name="Table_20_Contents">E</text:p>
          </table:table-cell>
          <table:table-cell table:style-name="Tableau19.A1" office:value-type="string">
            <text:p text:style-name="Table_20_Contents">Erreur</text:p>
          </table:table-cell>
        </table:table-row>
      </table:table>
      <text:p text:style-name="Horizontal_20_Line"/>
      <text:h text:style-name="Heading_20_3" text:outline-level="3"><text:bookmark-start text:name="__RefHeading___Toc79280_2626828182"/>13.3 Règles fondamentales<text:bookmark-end text:name="__RefHeading___Toc79280_2626828182"/></text:h>
      <text:list text:style-name="L64">
        <text:list-item>
          <text:p text:style-name="P103">pas de logique dans le parser</text:p>
        </text:list-item>
        <text:list-item>
          <text:p text:style-name="P103">pas de blocage</text:p>
        </text:list-item>
        <text:list-item>
          <text:p text:style-name="P103">dispatch unique</text:p>
        </text:list-item>
        <text:list-item>
          <text:p text:style-name="P103">sécurité prioritaire</text:p>
        </text:list-item>
      </text:list>
      <text:p text:style-name="Standard"/>
      <text:h text:style-name="Heading_20_1" text:outline-level="1"><text:bookmark-start text:name="__RefHeading___Toc79282_2626828182"/>ANNEXE A — SPÉCIFICATION VPIV COMPLÈTE<text:bookmark-end text:name="__RefHeading___Toc79282_2626828182"/></text:h>
      <text:p text:style-name="Horizontal_20_Line"/>
      <text:h text:style-name="Heading_20_2" text:outline-level="2"><text:bookmark-start text:name="__RefHeading___Toc79284_2626828182"/>A.1 Objectif de VPIV<text:bookmark-end text:name="__RefHeading___Toc79284_2626828182"/></text:h>
      <text:p text:style-name="Text_20_body">VPIV (Virtual Peripheral Interface for Vehicles) est le <text:span text:style-name="Strong_20_Emphasis">protocole de communication canonique</text:span> entre :</text:p>
      <text:list text:style-name="L65">
        <text:list-item>
          <text:p text:style-name="P104">le firmware embarqué (Arduino Mega / RZ)</text:p>
        </text:list-item>
        <text:list-item>
          <text:p text:style-name="P104">les couches supérieures (Node-RED, UI, logique métier distante)</text:p>
        </text:list-item>
      </text:list>
      <text:p text:style-name="Text_20_body">VPIV est :</text:p>
      <text:list text:style-name="L66">
        <text:list-item>
          <text:p text:style-name="P105"><text:span text:style-name="Strong_20_Emphasis">lisible humainement</text:span></text:p>
        </text:list-item>
        <text:list-item>
          <text:p text:style-name="P105"><text:span text:style-name="Strong_20_Emphasis">déterministe</text:span></text:p>
        </text:list-item>
        <text:list-item>
          <text:p text:style-name="P105"><text:span text:style-name="Strong_20_Emphasis">stateless</text:span></text:p>
        </text:list-item>
        <text:list-item>
          <text:p text:style-name="P105"><text:span text:style-name="Strong_20_Emphasis">orienté module</text:span></text:p>
        </text:list-item>
      </text:list>
      <text:p text:style-name="Text_20_body">Aucune logique métier n’est implémentée dans VPIV.<text:line-break/>VPIV <text:span text:style-name="Strong_20_Emphasis">transporte</text:span>, il ne <text:span text:style-name="Strong_20_Emphasis">décide pas</text:span>.</text:p>
      <text:p text:style-name="Horizontal_20_Line"/>
      <text:h text:style-name="Heading_20_2" text:outline-level="2"><text:bookmark-start text:name="__RefHeading___Toc79286_2626828182"/><text:soft-page-break/>A.2 Format canonique<text:bookmark-end text:name="__RefHeading___Toc79286_2626828182"/></text:h>
      <text:p text:style-name="P27"><text:span text:style-name="Source_20_Text">$&lt;CAT&gt;:&lt;MODULE&gt;:&lt;PROP&gt;:&lt;INST&gt;:&lt;VALUE&gt;#</text:span></text:p>
      <text:h text:style-name="Heading_20_3" text:outline-level="3"><text:bookmark-start text:name="__RefHeading___Toc79288_2626828182"/>A.2.1 Détails des champs<text:bookmark-end text:name="__RefHeading___Toc79288_2626828182"/>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Table_20_Heading">Champ</text:p>
            </table:table-cell>
            <table:table-cell table:style-name="Tableau20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0.A2" office:value-type="string">
            <text:p text:style-name="Table_20_Contents">CAT</text:p>
          </table:table-cell>
          <table:table-cell table:style-name="Tableau20.B2" office:value-type="string">
            <text:p text:style-name="Table_20_Contents">Catégorie (1 caractère)</text:p>
          </table:table-cell>
        </table:table-row>
        <table:table-row>
          <table:table-cell table:style-name="Tableau20.A2" office:value-type="string">
            <text:p text:style-name="Table_20_Contents">MODULE</text:p>
          </table:table-cell>
          <table:table-cell table:style-name="Tableau20.B2" office:value-type="string">
            <text:p text:style-name="Table_20_Contents">Nom du module <text:span text:style-name="T17">(identique au nom de la <text:s/>variable’abrégé coté node-red</text:span></text:p>
          </table:table-cell>
        </table:table-row>
        <table:table-row>
          <table:table-cell table:style-name="Tableau20.A2" office:value-type="string">
            <text:p text:style-name="Table_20_Contents">PROP</text:p>
          </table:table-cell>
          <table:table-cell table:style-name="Tableau20.B2" office:value-type="string">
            <text:p text:style-name="Table_20_Contents">Propriété</text:p>
          </table:table-cell>
        </table:table-row>
        <table:table-row>
          <table:table-cell table:style-name="Tableau20.A2" office:value-type="string">
            <text:p text:style-name="Table_20_Contents">INST</text:p>
          </table:table-cell>
          <table:table-cell table:style-name="Tableau20.B2" office:value-type="string">
            <text:p text:style-name="Table_20_Contents">Instance</text:p>
          </table:table-cell>
        </table:table-row>
        <table:table-row>
          <table:table-cell table:style-name="Tableau20.A2" office:value-type="string">
            <text:p text:style-name="Table_20_Contents">VALUE</text:p>
          </table:table-cell>
          <table:table-cell table:style-name="Tableau20.B2" office:value-type="string">
            <text:p text:style-name="Table_20_Contents">Valeur brute</text:p>
          </table:table-cell>
        </table:table-row>
      </table:table>
      <text:p text:style-name="Horizontal_20_Line"/>
      <text:h text:style-name="Heading_20_2" text:outline-level="2"><text:bookmark-start text:name="__RefHeading___Toc79290_2626828182"/>A.3 Catégories VPIV<text:bookmark-end text:name="__RefHeading___Toc79290_2626828182"/>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Table_20_Heading">CAT</text:p>
            </table:table-cell>
            <table:table-cell table:style-name="Tableau21.A1" office:value-type="string">
              <text:p text:style-name="Table_20_Heading">Nom</text:p>
            </table:table-cell>
            <table:table-cell table:style-name="Tableau21.A1" office:value-type="string">
              <text:p text:style-name="Table_20_Heading">Sens</text:p>
            </table:table-cell>
          </table:table-row>
        </table:table-header-rows>
        <table:table-row>
          <table:table-cell table:style-name="Tableau21.A1" office:value-type="string">
            <text:p text:style-name="Table_20_Contents">V</text:p>
          </table:table-cell>
          <table:table-cell table:style-name="Tableau21.A1" office:value-type="string">
            <text:p text:style-name="Table_20_Contents">Command</text:p>
          </table:table-cell>
          <table:table-cell table:style-name="Tableau21.A1" office:value-type="string">
            <text:p text:style-name="Table_20_Contents">Commande descendante</text:p>
          </table:table-cell>
        </table:table-row>
        <table:table-row>
          <table:table-cell table:style-name="Tableau21.A1" office:value-type="string">
            <text:p text:style-name="Table_20_Contents">I</text:p>
          </table:table-cell>
          <table:table-cell table:style-name="Tableau21.A1" office:value-type="string">
            <text:p text:style-name="Table_20_Contents">Info</text:p>
          </table:table-cell>
          <table:table-cell table:style-name="Tableau21.A1" office:value-type="string">
            <text:p text:style-name="Table_20_Contents">État / retour</text:p>
          </table:table-cell>
        </table:table-row>
        <table:table-row>
          <table:table-cell table:style-name="Tableau21.A1" office:value-type="string">
            <text:p text:style-name="Table_20_Contents">F</text:p>
          </table:table-cell>
          <table:table-cell table:style-name="Tableau21.A1" office:value-type="string">
            <text:p text:style-name="Table_20_Contents">Flux</text:p>
          </table:table-cell>
          <table:table-cell table:style-name="Tableau21.A1" office:value-type="string">
            <text:p text:style-name="Table_20_Contents">Données continues</text:p>
          </table:table-cell>
        </table:table-row>
        <table:table-row>
          <table:table-cell table:style-name="Tableau21.A1" office:value-type="string">
            <text:p text:style-name="Table_20_Contents">E</text:p>
          </table:table-cell>
          <table:table-cell table:style-name="Tableau21.A1" office:value-type="string">
            <text:p text:style-name="Table_20_Contents">Error</text:p>
          </table:table-cell>
          <table:table-cell table:style-name="Tableau21.A1" office:value-type="string">
            <text:p text:style-name="Table_20_Contents">Erreur</text:p>
          </table:table-cell>
        </table:table-row>
      </table:table>
      <text:p text:style-name="Horizontal_20_Line"/>
      <text:h text:style-name="Heading_20_2" text:outline-level="2"><text:bookmark-start text:name="__RefHeading___Toc79292_2626828182"/>A.4 Règles strictes<text:bookmark-end text:name="__RefHeading___Toc79292_2626828182"/></text:h>
      <text:list text:style-name="L67">
        <text:list-item>
          <text:p text:style-name="P106"><text:span text:style-name="Strong_20_Emphasis">Pas d’espace</text:span></text:p>
        </text:list-item>
        <text:list-item>
          <text:p text:style-name="P106"><text:span text:style-name="Strong_20_Emphasis">Pas de JSON </text:span><text:span text:style-name="Strong_20_Emphasis"><text:span text:style-name="T17">(ZZ vérifize que la règle est stable)</text:span></text:span></text:p>
        </text:list-item>
        <text:list-item>
          <text:p text:style-name="P106"><text:span text:style-name="Strong_20_Emphasis">Pas d’état implicite</text:span></text:p>
        </text:list-item>
        <text:list-item>
          <text:p text:style-name="P106"><text:span text:style-name="Strong_20_Emphasis">Une trame = une action</text:span></text:p>
        </text:list-item>
        <text:list-item>
          <text:p text:style-name="P106"><text:span text:style-name="Strong_20_Emphasis">Valeur brute non interprétée par le parser</text:span></text:p>
        </text:list-item>
      </text:list>
      <text:p text:style-name="Horizontal_20_Line"/>
      <text:h text:style-name="Heading_20_2" text:outline-level="2"><text:bookmark-start text:name="__RefHeading___Toc79294_2626828182"/>A.5 Parsing et robustesse<text:bookmark-end text:name="__RefHeading___Toc79294_2626828182"/></text:h>
      <text:p text:style-name="Text_20_body">Le parsing VPIV :</text:p>
      <text:list text:style-name="L68">
        <text:list-item>
          <text:p text:style-name="P107">ignore CR/LF</text:p>
        </text:list-item>
        <text:list-item>
          <text:p text:style-name="P107">protège les débordements</text:p>
        </text:list-item>
        <text:list-item>
          <text:p text:style-name="P107">tolère les listes <text:span text:style-name="Source_20_Text">[1,2,3]</text:span></text:p>
        </text:list-item>
        <text:list-item>
          <text:p text:style-name="P107">tolère <text:span text:style-name="Source_20_Text">*</text:span></text:p>
        </text:list-item>
      </text:list>
      <text:p text:style-name="Text_20_body">Un message malformé :</text:p>
      <text:list text:style-name="L69">
        <text:list-item>
          <text:p text:style-name="P108">ne bloque jamais</text:p>
        </text:list-item>
        <text:list-item>
          <text:p text:style-name="P108">déclenche <text:span text:style-name="Source_20_Text">URG_PARSING_ERROR</text:span> si critique</text:p>
          <text:p text:style-name="P109"/>
        </text:list-item>
      </text:list>
      <text:h text:style-name="Heading_20_2" text:outline-level="2"><text:bookmark-start text:name="__RefHeading___Toc79296_2626828182"/>ANNEXE B — TABLE VPIV PAR MODULE<text:bookmark-end text:name="__RefHeading___Toc79296_2626828182"/></text:h>
      <text:p text:style-name="Horizontal_20_Line"/>
      <text:h text:style-name="P110" text:outline-level="2"><text:bookmark-start text:name="__RefHeading___Toc48195_2774384090"/>Module URG – CFGS Articulation<text:bookmark-end text:name="__RefHeading___Toc48195_2774384090"/></text:h>
      <text:h text:style-name="P111" text:outline-level="1"><text:bookmark-start text:name="__RefHeading___Toc48197_2774384090"/>Point beaucoup plus important : <text:span text:style-name="Strong_20_Emphasis">Urg vs CfgS (sécurité globale)</text:span><text:bookmark-end text:name="__RefHeading___Toc48197_2774384090"/></text:h>
      <text:p text:style-name="P112">Tu as parfaitement identifié <text:span text:style-name="Strong_20_Emphasis">le vrai sujet architectural</text:span> 👌<text:line-break/>👉 <text:span text:style-name="Strong_20_Emphasis">Urg n’est PAS une configuration</text:span>,<text:line-break/>👉 <text:span text:style-name="Strong_20_Emphasis">CfgS est bien le bon endroit pour les commandes de sécurité globale</text:span>.</text:p>
      <text:p text:style-name="P112">Et ton tableau le dit déjà implicitement.</text:p>
      <text:p text:style-name="P113"/>
      <text:h text:style-name="P114" text:outline-level="2"><text:bookmark-start text:name="__RefHeading___Toc48199_2774384090"/>2.1 — Clarif conceptuelle essentielle<text:bookmark-end text:name="__RefHeading___Toc48199_2774384090"/></text:h>
      <text:h text:style-name="P115" text:outline-level="3"><text:bookmark-start text:name="__RefHeading___Toc48201_2774384090"/>🔴 <text:span text:style-name="Source_20_Text">Urg</text:span><text:bookmark-end text:name="__RefHeading___Toc48201_2774384090"/></text:h>
      <text:list text:style-name="L70">
        <text:list-item>
          <text:p text:style-name="P116">est <text:span text:style-name="Strong_20_Emphasis">un état système asynchrone</text:span></text:p>
        </text:list-item>
        <text:list-item>
          <text:p text:style-name="P116">déclenché par :</text:p>
          <text:list>
            <text:list-item>
              <text:p text:style-name="P116">capteurs</text:p>
            </text:list-item>
            <text:list-item>
              <text:p text:style-name="P116">watchdog</text:p>
            </text:list-item>
            <text:list-item>
              <text:p text:style-name="P116">moteur</text:p>
            </text:list-item>
          </text:list>
        </text:list-item>
        <text:list-item>
          <text:p text:style-name="P116"><text:span text:style-name="Strong_20_Emphasis">non négociable</text:span></text:p>
        </text:list-item>
        <text:list-item>
          <text:p text:style-name="P116">bloque immédiatement</text:p>
        </text:list-item>
      </text:list>
      <text:p text:style-name="P112">👉 Urg <text:span text:style-name="Strong_20_Emphasis">NE REÇOIT PAS d’ordres</text:span>, sauf <text:span text:style-name="Source_20_Text">clear</text:span></text:p>
      <text:p text:style-name="P113"/>
      <text:h text:style-name="P115" text:outline-level="3"><text:bookmark-start text:name="__RefHeading___Toc48203_2774384090"/>🔵 <text:span text:style-name="Source_20_Text">CfgS</text:span><text:bookmark-end text:name="__RefHeading___Toc48203_2774384090"/></text:h>
      <text:list text:style-name="L71">
        <text:list-item>
          <text:p text:style-name="P117">est <text:span text:style-name="Strong_20_Emphasis">le panneau de contrôle du système</text:span></text:p>
        </text:list-item>
        <text:list-item>
          <text:p text:style-name="P117">reçoit des ordres humains / superviseur</text:p>
        </text:list-item>
        <text:list-item>
          <text:p text:style-name="P117">orchestre :</text:p>
          <text:list>
            <text:list-item>
              <text:p text:style-name="P117">modes</text:p>
            </text:list-item>
            <text:list-item>
              <text:p text:style-name="P117"><text:soft-page-break/>reset</text:p>
            </text:list-item>
            <text:list-item>
              <text:p text:style-name="P117">clear urgence</text:p>
            </text:list-item>
          </text:list>
        </text:list-item>
      </text:list>
      <text:p text:style-name="P112">👉 <text:span text:style-name="Strong_20_Emphasis">CfgS est le seul point d’entrée VPIV pour la sécurité</text:span></text:p>
      <text:p text:style-name="P112">➡️ <text:span text:style-name="Strong_20_Emphasis">Ton intuition est strictement correcte</text:span></text:p>
      <text:p text:style-name="P113"/>
      <text:h text:style-name="P114" text:outline-level="2"><text:bookmark-start text:name="__RefHeading___Toc48205_2774384090"/>2.2 — Analyse de ta table A (très bonne)<text:bookmark-end text:name="__RefHeading___Toc48205_2774384090"/></text:h>
      <text:p text:style-name="P112">Prenons la ligne clé :</text:p>
      <text:p text:style-name="P118"><text:span text:style-name="Source_20_Text">CfgS (emg) V SP→A | SP→SE string clear</text:span></text:p>
      <text:p text:style-name="P112">Tu as écrit :</text:p>
      <text:p text:style-name="P119"><text:span text:style-name="Emphasis">Commande ponctuelle de clear urgence (redirige vers urg_clear)</text:span></text:p>
      <text:p text:style-name="P112">👉 C’est exactement ça<text:line-break/>👉 Et ton dispatch fait <text:span text:style-name="Strong_20_Emphasis">exactement ce qu’il faut</text:span></text:p>
      <text:p text:style-name="P120"><text:span text:style-name="Source_20_Text">if (strcmp(prop, "emg") == 0)</text:span></text:p>
      <text:p text:style-name="P121"><text:span text:style-name="Source_20_Text">{</text:span></text:p>
      <text:p text:style-name="P121"><text:span text:style-name="Source_20_Text"><text:s text:c="4"/>if (value &amp;&amp; strcmp(value, "clear") == 0)</text:span></text:p>
      <text:p text:style-name="P121"><text:span text:style-name="Source_20_Text"><text:s text:c="4"/>{</text:span></text:p>
      <text:p text:style-name="P121"><text:span text:style-name="Source_20_Text"><text:s text:c="8"/>urg_clear();</text:span></text:p>
      <text:p text:style-name="P121"><text:span text:style-name="Source_20_Text"><text:s text:c="8"/>sendInfo("CfgS", "emg", "*", "0");</text:span></text:p>
      <text:p text:style-name="P121"><text:span text:style-name="Source_20_Text"><text:s text:c="8"/>return true;</text:span></text:p>
      <text:p text:style-name="P121"><text:span text:style-name="Source_20_Text"><text:s text:c="4"/>}</text:span></text:p>
      <text:p text:style-name="P122"><text:span text:style-name="Source_20_Text">}</text:span></text:p>
      <text:p text:style-name="P112">✔️ clair<text:line-break/>✔️ propre<text:line-break/>✔️ cohérent Table A<text:line-break/>✔️ pas de VPIV I inutile côté Urg</text:p>
      <text:p text:style-name="P113"/>
      <text:h text:style-name="P114" text:outline-level="2"><text:bookmark-start text:name="__RefHeading___Toc48207_2774384090"/>2.3 — Pourquoi <text:span text:style-name="Source_20_Text">reset</text:span> doit rester dans <text:span text:style-name="Source_20_Text">CfgS</text:span> (et pas Urg)<text:bookmark-end text:name="__RefHeading___Toc48207_2774384090"/></text:h>
      <text:p text:style-name="P112">Tu as écrit :</text:p>
      <text:p text:style-name="P119"><text:span text:style-name="Emphasis">Je ne vois qu'une logique à mettre le reset dans Cfgs</text:span></text:p>
      <text:p text:style-name="P112">👉 <text:span text:style-name="Strong_20_Emphasis">C’est exactement la bonne conclusion</text:span></text:p>
      <text:h text:style-name="P115" text:outline-level="3"><text:bookmark-start text:name="__RefHeading___Toc48209_2774384090"/>Raisons architecturales :<text:bookmark-end text:name="__RefHeading___Toc48209_2774384090"/></text:h>
      <table:table table:name="Tableau36" table:style-name="Tableau36">
        <table:table-column table:style-name="Tableau36.A"/>
        <table:table-column table:style-name="Tableau36.B"/>
        <table:table-column table:style-name="Tableau36.C"/>
        <table:table-header-rows>
          <table:table-row>
            <table:table-cell table:style-name="Tableau36.A1" office:value-type="string">
              <text:p text:style-name="Table_20_Heading">Action</text:p>
            </table:table-cell>
            <table:table-cell table:style-name="Tableau36.A1" office:value-type="string">
              <text:p text:style-name="Table_20_Heading">Nature</text:p>
            </table:table-cell>
            <table:table-cell table:style-name="Tableau36.A1" office:value-type="string">
              <text:p text:style-name="Table_20_Heading">Module</text:p>
            </table:table-cell>
          </table:table-row>
        </table:table-header-rows>
        <table:table-row>
          <table:table-cell table:style-name="Tableau36.A1" office:value-type="string">
            <text:p text:style-name="Table_20_Contents">Urgence</text:p>
          </table:table-cell>
          <table:table-cell table:style-name="Tableau36.A1" office:value-type="string">
            <text:p text:style-name="Table_20_Contents">Réflexe sécurité</text:p>
          </table:table-cell>
          <table:table-cell table:style-name="Tableau36.A1" office:value-type="string">
            <text:p text:style-name="Table_20_Contents"><text:span text:style-name="Source_20_Text">Urg</text:span></text:p>
          </table:table-cell>
        </table:table-row>
        <text:soft-page-break/>
        <table:table-row>
          <table:table-cell table:style-name="Tableau36.A1" office:value-type="string">
            <text:p text:style-name="Table_20_Contents">Clear urgence</text:p>
          </table:table-cell>
          <table:table-cell table:style-name="Tableau36.A1" office:value-type="string">
            <text:p text:style-name="Table_20_Contents">Commande humaine</text:p>
          </table:table-cell>
          <table:table-cell table:style-name="Tableau36.A1" office:value-type="string">
            <text:p text:style-name="Table_20_Contents"><text:span text:style-name="Source_20_Text">CfgS</text:span></text:p>
          </table:table-cell>
        </table:table-row>
        <table:table-row>
          <table:table-cell table:style-name="Tableau36.A1" office:value-type="string">
            <text:p text:style-name="Table_20_Contents">Reset logiciel</text:p>
          </table:table-cell>
          <table:table-cell table:style-name="Tableau36.A1" office:value-type="string">
            <text:p text:style-name="Table_20_Contents">Commande système</text:p>
          </table:table-cell>
          <table:table-cell table:style-name="Tableau36.A1" office:value-type="string">
            <text:p text:style-name="Table_20_Contents"><text:span text:style-name="Source_20_Text">CfgS</text:span></text:p>
          </table:table-cell>
        </table:table-row>
        <table:table-row>
          <table:table-cell table:style-name="Tableau36.A1" office:value-type="string">
            <text:p text:style-name="Table_20_Contents">Mode robot</text:p>
          </table:table-cell>
          <table:table-cell table:style-name="Tableau36.A1" office:value-type="string">
            <text:p text:style-name="Table_20_Contents">Politique globale</text:p>
          </table:table-cell>
          <table:table-cell table:style-name="Tableau36.A1" office:value-type="string">
            <text:p text:style-name="Table_20_Contents"><text:span text:style-name="Source_20_Text">CfgS</text:span></text:p>
          </table:table-cell>
        </table:table-row>
      </table:table>
      <text:p text:style-name="P112">👉 Un reset :</text:p>
      <text:list text:style-name="L72">
        <text:list-item>
          <text:p text:style-name="P123">n’est pas une urgence</text:p>
        </text:list-item>
        <text:list-item>
          <text:p text:style-name="P123">n’est pas déclenché par un capteur</text:p>
        </text:list-item>
        <text:list-item>
          <text:p text:style-name="P123">n’est pas automatique</text:p>
        </text:list-item>
        <text:list-item>
          <text:p text:style-name="P123">est une <text:span text:style-name="Strong_20_Emphasis">commande volontaire</text:span></text:p>
        </text:list-item>
      </text:list>
      <text:p text:style-name="P112">➡️ <text:span text:style-name="Strong_20_Emphasis">Donc CfgS, pas Urg</text:span></text:p>
      <text:p text:style-name="P113"/>
      <text:h text:style-name="P114" text:outline-level="2"><text:bookmark-start text:name="__RefHeading___Toc48211_2774384090"/>2.4 — Interaction Urg ↔ modeRZ (point subtil mais important)<text:bookmark-end text:name="__RefHeading___Toc48211_2774384090"/></text:h>
      <text:p text:style-name="P112">Ta table dit :</text:p>
      <text:p text:style-name="P119"><text:span text:style-name="Emphasis">modeRZ conditionne règles de sécurité</text:span></text:p>
      <text:p text:style-name="P112">👉 Cela signifie :</text:p>
      <text:list text:style-name="L73">
        <text:list-item>
          <text:p text:style-name="P124"><text:span text:style-name="Source_20_Text">Urg</text:span> <text:span text:style-name="Strong_20_Emphasis">ne connaît pas</text:span> <text:span text:style-name="Source_20_Text">modeRZ</text:span></text:p>
        </text:list-item>
        <text:list-item>
          <text:p text:style-name="P124"><text:span text:style-name="Source_20_Text">Urg</text:span> <text:span text:style-name="Strong_20_Emphasis">s’enclenche quand même</text:span></text:p>
        </text:list-item>
        <text:list-item>
          <text:p text:style-name="P124">MAIS :</text:p>
          <text:list>
            <text:list-item>
              <text:p text:style-name="P124">certaines causes peuvent être <text:span text:style-name="Strong_20_Emphasis">ignorées</text:span> ou <text:span text:style-name="Strong_20_Emphasis">filtrées</text:span></text:p>
            </text:list-item>
            <text:list-item>
              <text:p text:style-name="P124"><text:span text:style-name="Strong_20_Emphasis">AVANT</text:span> d’appeler <text:span text:style-name="Source_20_Text">urg_handle()</text:span></text:p>
            </text:list-item>
          </text:list>
        </text:list-item>
      </text:list>
      <text:p text:style-name="P112">Exemple (ailleurs dans le code) :</text:p>
      <text:p text:style-name="P120"><text:span text:style-name="Source_20_Text">if (cfg_modeRz != MODE_ARRET)</text:span></text:p>
      <text:p text:style-name="P121"><text:span text:style-name="Source_20_Text">{</text:span></text:p>
      <text:p text:style-name="P121"><text:span text:style-name="Source_20_Text"><text:s text:c="4"/>urg_handle(URG_MOTOR_STALL);</text:span></text:p>
      <text:p text:style-name="P122"><text:span text:style-name="Source_20_Text">}</text:span></text:p>
      <text:p text:style-name="P112">👉 <text:span text:style-name="Strong_20_Emphasis">Très bon découplage</text:span></text:p>
      <text:list text:style-name="L74">
        <text:list-item>
          <text:p text:style-name="P125">Urg = mécanisme</text:p>
        </text:list-item>
        <text:list-item>
          <text:p text:style-name="P125">CfgS / Ctrl / Gtion = politique</text:p>
        </text:list-item>
      </text:list>
      <text:p text:style-name="P113"/>
      <text:h text:style-name="P126" text:outline-level="1"><text:bookmark-start text:name="__RefHeading___Toc48213_2774384090"/><text:soft-page-break/>3️⃣ Ton dispatch <text:span text:style-name="Source_20_Text">dispatch_CfgS.cpp</text:span> : verdict<text:bookmark-end text:name="__RefHeading___Toc48213_2774384090"/></text:h>
      <text:h text:style-name="P115" text:outline-level="3"><text:bookmark-start text:name="__RefHeading___Toc48215_2774384090"/>✅ Ce qui est excellent<text:bookmark-end text:name="__RefHeading___Toc48215_2774384090"/></text:h>
      <text:list text:style-name="L75">
        <text:list-item>
          <text:p text:style-name="P127">clear urgence via <text:span text:style-name="Source_20_Text">CfgS</text:span></text:p>
        </text:list-item>
        <text:list-item>
          <text:p text:style-name="P127">pas de <text:span text:style-name="Source_20_Text">urg_sendAlert</text:span></text:p>
        </text:list-item>
        <text:list-item>
          <text:p text:style-name="P127">pas de mélange état / commande</text:p>
        </text:list-item>
        <text:list-item>
          <text:p text:style-name="P127">ACK VPIV propre</text:p>
        </text:list-item>
      </text:list>
      <text:h text:style-name="P115" text:outline-level="3"><text:bookmark-start text:name="__RefHeading___Toc48217_2774384090"/>⚠️ Micro-remarque (optionnelle)<text:bookmark-end text:name="__RefHeading___Toc48217_2774384090"/></text:h>
      <text:p text:style-name="P112">Tu pourrais un jour distinguer :</text:p>
      <text:p text:style-name="P118"><text:span text:style-name="Source_20_Text">sendInfo("CfgS", "emg", "*", "cleared");</text:span></text:p>
      <text:p text:style-name="P112">au lieu de <text:span text:style-name="Source_20_Text">"0"</text:span>,<text:line-break/>mais <text:span text:style-name="Strong_20_Emphasis">ce n’est pas obligatoire</text:span>, ton modèle actuel est cohérent.</text:p>
      <text:p text:style-name="P113"/>
      <text:h text:style-name="P126" text:outline-level="1"><text:bookmark-start text:name="__RefHeading___Toc48219_2774384090"/>4️⃣ Conclusion claire (à retenir)<text:bookmark-end text:name="__RefHeading___Toc48219_2774384090"/></text:h>
      <text:p text:style-name="P112">✔ <text:span text:style-name="Strong_20_Emphasis">Enum UrgReason : ne numérote pas, ce n’est pas nécessaire</text:span><text:line-break/>✔ <text:span text:style-name="Strong_20_Emphasis">Urg = état réflexe, jamais commandé</text:span><text:line-break/>✔ <text:span text:style-name="Strong_20_Emphasis">CfgS = panneau de contrôle sécurité</text:span><text:line-break/>✔ <text:span text:style-name="Strong_20_Emphasis">reset + clear urgence = CfgS</text:span><text:line-break/>✔ <text:span text:style-name="Strong_20_Emphasis">Ta table A est saine</text:span><text:line-break/>✔ <text:span text:style-name="Strong_20_Emphasis">Ton dispatch est cohérent</text:span></text:p>
      <text:p text:style-name="P128"/>
      <text:h text:style-name="Heading_20_2" text:outline-level="2"><text:bookmark-start text:name="__RefHeading___Toc79298_2626828182"/>B.1 Module CfgS<text:bookmark-end text:name="__RefHeading___Toc79298_2626828182"/></text:h>
      <text:h text:style-name="Heading_20_3" text:outline-level="3"><text:bookmark-start text:name="__RefHeading___Toc79300_2626828182"/>Nom module<text:bookmark-end text:name="__RefHeading___Toc79300_2626828182"/></text:h>
      <text:p text:style-name="P27"><text:span text:style-name="Source_20_Text">CfgS</text:span></text:p>
      <text:h text:style-name="Heading_20_3" text:outline-level="3"><text:bookmark-start text:name="__RefHeading___Toc79302_2626828182"/>Propriétés<text:bookmark-end text:name="__RefHeading___Toc79302_2626828182"/></text:h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header-rows>
          <table:table-row>
            <table:table-cell table:style-name="Tableau22.A1" office:value-type="string">
              <text:p text:style-name="Table_20_Heading">Prop</text:p>
            </table:table-cell>
            <table:table-cell table:style-name="Tableau22.A1" office:value-type="string">
              <text:p text:style-name="Table_20_Heading">Inst</text:p>
            </table:table-cell>
            <table:table-cell table:style-name="Tableau22.A1" office:value-type="string">
              <text:p text:style-name="Table_20_Heading">Value</text:p>
            </table:table-cell>
            <table:table-cell table:style-name="Tableau22.A1" office:value-type="string">
              <text:p text:style-name="Table_20_Heading">Sens</text:p>
            </table:table-cell>
          </table:table-row>
        </table:table-header-rows>
        <table:table-row>
          <table:table-cell table:style-name="Tableau22.A1" office:value-type="string">
            <text:p text:style-name="Table_20_Contents">modeRZ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0–N</text:p>
          </table:table-cell>
          <table:table-cell table:style-name="Tableau22.A1" office:value-type="string">
            <text:p text:style-name="Table_20_Contents">Mode global</text:p>
          </table:table-cell>
        </table:table-row>
        <table:table-row>
          <table:table-cell table:style-name="Tableau22.A1" office:value-type="string">
            <text:p text:style-name="Table_20_Contents">typePtge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0–4</text:p>
          </table:table-cell>
          <table:table-cell table:style-name="Tableau22.A1" office:value-type="string">
            <text:p text:style-name="Table_20_Contents">Type pilotage</text:p>
          </table:table-cell>
        </table:table-row>
        <table:table-row>
          <table:table-cell table:style-name="Tableau22.A1" office:value-type="string">
            <text:p text:style-name="Table_20_Contents">emg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clear</text:p>
          </table:table-cell>
          <table:table-cell table:style-name="Tableau22.A1" office:value-type="string">
            <text:p text:style-name="Table_20_Contents">Clear urgence</text:p>
          </table:table-cell>
        </table:table-row>
        <table:table-row>
          <table:table-cell table:style-name="Tableau22.A1" office:value-type="string">
            <text:p text:style-name="Table_20_Contents">reset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1</text:p>
          </table:table-cell>
          <table:table-cell table:style-name="Tableau22.A1" office:value-type="string">
            <text:p text:style-name="Table_20_Contents">Reset logiciel</text:p>
          </table:table-cell>
        </table:table-row>
      </table:table>
      <text:p text:style-name="Horizontal_20_Line"/>
      <text:h text:style-name="Heading_20_3" text:outline-level="3"><text:bookmark-start text:name="__RefHeading___Toc79304_2626828182"/><text:soft-page-break/>Exemples<text:bookmark-end text:name="__RefHeading___Toc79304_2626828182"/></text:h>
      <text:p text:style-name="P20"><text:span text:style-name="Source_20_Text">$V:CfgS:modeRZ:*:1#</text:span></text:p>
      <text:p text:style-name="P21"><text:span text:style-name="Source_20_Text">$V:CfgS:typePtge:*:3#</text:span></text:p>
      <text:p text:style-name="P71"><text:span text:style-name="Source_20_Text">$V:CfgS:emg:*:clear#</text:span></text:p>
      <text:p text:style-name="Horizontal_20_Line"/>
      <text:h text:style-name="Heading_20_2" text:outline-level="2"><text:bookmark-start text:name="__RefHeading___Toc79306_2626828182"/>B.2 Module Ctrl_L<text:bookmark-end text:name="__RefHeading___Toc79306_2626828182"/></text:h>
      <text:h text:style-name="Heading_20_3" text:outline-level="3"><text:bookmark-start text:name="__RefHeading___Toc79308_2626828182"/>Nom module<text:bookmark-end text:name="__RefHeading___Toc79308_2626828182"/></text:h>
      <text:p text:style-name="P27"><text:span text:style-name="Source_20_Text">Ctrl_L</text:span></text:p>
      <text:p text:style-name="Text_20_body">⚠️ <text:span text:style-name="Strong_20_Emphasis">Correction validée</text:span><text:line-break/>Tous les <text:span text:style-name="Source_20_Text">sendInfo("ctrl","L"...</text:span> sont <text:span text:style-name="Strong_20_Emphasis">invalides</text:span>.</text:p>
      <text:p text:style-name="Horizontal_20_Line"/>
      <text:h text:style-name="Heading_20_3" text:outline-level="3"><text:bookmark-start text:name="__RefHeading___Toc79310_2626828182"/>Propriétés<text:bookmark-end text:name="__RefHeading___Toc79310_2626828182"/>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header-rows>
          <table:table-row>
            <table:table-cell table:style-name="Tableau23.A1" office:value-type="string">
              <text:p text:style-name="Table_20_Heading">Prop</text:p>
            </table:table-cell>
            <table:table-cell table:style-name="Tableau23.A1" office:value-type="string">
              <text:p text:style-name="Table_20_Heading">Inst</text:p>
            </table:table-cell>
            <table:table-cell table:style-name="Tableau23.A1" office:value-type="string">
              <text:p text:style-name="Table_20_Heading">Value</text:p>
            </table:table-cell>
            <table:table-cell table:style-name="Tableau23.A1" office:value-type="string">
              <text:p text:style-name="Table_20_Heading">Sens</text:p>
            </table:table-cell>
          </table:table-row>
        </table:table-header-rows>
        <table:table-row>
          <table:table-cell table:style-name="Tableau23.A1" office:value-type="string">
            <text:p text:style-name="Table_20_Contents">act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0/1</text:p>
          </table:table-cell>
          <table:table-cell table:style-name="Tableau23.A1" office:value-type="string">
            <text:p text:style-name="Table_20_Contents">Activation</text:p>
          </table:table-cell>
        </table:table-row>
        <table:table-row>
          <table:table-cell table:style-name="Tableau23.A1" office:value-type="string">
            <text:p text:style-name="Table_20_Contents">target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mm</text:p>
          </table:table-cell>
          <table:table-cell table:style-name="Tableau23.A1" office:value-type="string">
            <text:p text:style-name="Table_20_Contents">Distance cible</text:p>
          </table:table-cell>
        </table:table-row>
        <table:table-row>
          <table:table-cell table:style-name="Tableau23.A1" office:value-type="string">
            <text:p text:style-name="Table_20_Contents">maxSpeed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int</text:p>
          </table:table-cell>
          <table:table-cell table:style-name="Tableau23.A1" office:value-type="string">
            <text:p text:style-name="Table_20_Contents">Vitesse max</text:p>
          </table:table-cell>
        </table:table-row>
        <table:table-row>
          <table:table-cell table:style-name="Tableau23.A1" office:value-type="string">
            <text:p text:style-name="Table_20_Contents">maxTurn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int</text:p>
          </table:table-cell>
          <table:table-cell table:style-name="Tableau23.A1" office:value-type="string">
            <text:p text:style-name="Table_20_Contents">Rotation max</text:p>
          </table:table-cell>
        </table:table-row>
        <table:table-row>
          <table:table-cell table:style-name="Tableau23.A1" office:value-type="string">
            <text:p text:style-name="Table_20_Contents">usWin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1–10</text:p>
          </table:table-cell>
          <table:table-cell table:style-name="Tableau23.A1" office:value-type="string">
            <text:p text:style-name="Table_20_Contents">Fenêtre US</text:p>
          </table:table-cell>
        </table:table-row>
        <table:table-row>
          <table:table-cell table:style-name="Tableau23.A1" office:value-type="string">
            <text:p text:style-name="Table_20_Contents">dead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mm</text:p>
          </table:table-cell>
          <table:table-cell table:style-name="Tableau23.A1" office:value-type="string">
            <text:p text:style-name="Table_20_Contents">Zone morte</text:p>
          </table:table-cell>
        </table:table-row>
        <table:table-row>
          <table:table-cell table:style-name="Tableau23.A1" office:value-type="string">
            <text:p text:style-name="Table_20_Contents">test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0/1</text:p>
          </table:table-cell>
          <table:table-cell table:style-name="Tableau23.A1" office:value-type="string">
            <text:p text:style-name="Table_20_Contents">Mode test</text:p>
          </table:table-cell>
        </table:table-row>
        <table:table-row>
          <table:table-cell table:style-name="Tableau23.A1" office:value-type="string">
            <text:p text:style-name="Table_20_Contents">state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texte</text:p>
          </table:table-cell>
          <table:table-cell table:style-name="Tableau23.A1" office:value-type="string">
            <text:p text:style-name="Table_20_Contents">État</text:p>
          </table:table-cell>
        </table:table-row>
      </table:table>
      <text:p text:style-name="Horizontal_20_Line"/>
      <text:h text:style-name="Heading_20_3" text:outline-level="3"><text:bookmark-start text:name="__RefHeading___Toc79312_2626828182"/>Exemples<text:bookmark-end text:name="__RefHeading___Toc79312_2626828182"/></text:h>
      <text:p text:style-name="P20"><text:span text:style-name="Source_20_Text">$V:Ctrl_L:act:*:1#</text:span></text:p>
      <text:p text:style-name="P71"><text:span text:style-name="Source_20_Text">$I:Ctrl_L:state:*:OK#</text:span></text:p>
      <text:p text:style-name="Horizontal_20_Line"/>
      <text:h text:style-name="Heading_20_2" text:outline-level="2"><text:bookmark-start text:name="__RefHeading___Toc79314_2626828182"/>B.3 Module Mtr<text:bookmark-end text:name="__RefHeading___Toc79314_2626828182"/></text:h>
      <text:h text:style-name="Heading_20_3" text:outline-level="3"><text:bookmark-start text:name="__RefHeading___Toc79316_2626828182"/>Nom module<text:bookmark-end text:name="__RefHeading___Toc79316_2626828182"/></text:h>
      <text:p text:style-name="P27"><text:span text:style-name="Source_20_Text">Mtr</text:span></text:p>
      <text:p text:style-name="Horizontal_20_Line"/>
      <text:h text:style-name="Heading_20_3" text:outline-level="3"><text:bookmark-start text:name="__RefHeading___Toc79318_2626828182"/>Propriétés (modern)<text:bookmark-end text:name="__RefHeading___Toc79318_2626828182"/>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Table_20_Heading">Prop</text:p>
            </table:table-cell>
            <table:table-cell table:style-name="Tableau24.A1" office:value-type="string">
              <text:p text:style-name="Table_20_Heading">Inst</text:p>
            </table:table-cell>
            <table:table-cell table:style-name="Tableau24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4.A1" office:value-type="string">
            <text:p text:style-name="Table_20_Contents">cmd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v,ω,a</text:p>
          </table:table-cell>
        </table:table-row>
        <table:table-row>
          <table:table-cell table:style-name="Tableau24.A1" office:value-type="string">
            <text:p text:style-name="Table_20_Contents">mode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modern/legacy</text:p>
          </table:table-cell>
        </table:table-row>
        <table:table-row>
          <table:table-cell table:style-name="Tableau24.A1" office:value-type="string">
            <text:p text:style-name="Table_20_Contents">scale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in,out</text:p>
          </table:table-cell>
        </table:table-row>
        <text:soft-page-break/>
        <table:table-row>
          <table:table-cell table:style-name="Tableau24.A1" office:value-type="string">
            <text:p text:style-name="Table_20_Contents">read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—</text:p>
          </table:table-cell>
        </table:table-row>
      </table:table>
      <text:p text:style-name="Horizontal_20_Line"/>
      <text:h text:style-name="Heading_20_3" text:outline-level="3"><text:bookmark-start text:name="__RefHeading___Toc79320_2626828182"/>Propriétés (legacy)<text:bookmark-end text:name="__RefHeading___Toc79320_262682818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Table_20_Heading">Prop</text:p>
            </table:table-cell>
            <table:table-cell table:style-name="Tableau25.A1" office:value-type="string">
              <text:p text:style-name="Table_20_Heading">Inst</text:p>
            </table:table-cell>
            <table:table-cell table:style-name="Tableau25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5.A1" office:value-type="string">
            <text:p text:style-name="Table_20_Contents">acc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0–9</text:p>
          </table:table-cell>
        </table:table-row>
        <table:table-row>
          <table:table-cell table:style-name="Tableau25.A1" office:value-type="string">
            <text:p text:style-name="Table_20_Contents">spd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0–9</text:p>
          </table:table-cell>
        </table:table-row>
        <table:table-row>
          <table:table-cell table:style-name="Tableau25.A1" office:value-type="string">
            <text:p text:style-name="Table_20_Contents">dir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0–9</text:p>
          </table:table-cell>
        </table:table-row>
        <table:table-row>
          <table:table-cell table:style-name="Tableau25.A1" office:value-type="string">
            <text:p text:style-name="Table_20_Contents">triplet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a,s,d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22_2626828182"/>B.4 Module Srv<text:bookmark-end text:name="__RefHeading___Toc79322_2626828182"/></text:h>
      <text:h text:style-name="Heading_20_3" text:outline-level="3"><text:bookmark-start text:name="__RefHeading___Toc79324_2626828182"/>Nom module<text:bookmark-end text:name="__RefHeading___Toc79324_2626828182"/></text:h>
      <text:p text:style-name="P27"><text:span text:style-name="Source_20_Text">Srv</text:span></text:p>
      <text:p text:style-name="Horizontal_20_Line"/>
      <text:h text:style-name="Heading_20_3" text:outline-level="3"><text:bookmark-start text:name="__RefHeading___Toc79326_2626828182"/>Propriétés<text:bookmark-end text:name="__RefHeading___Toc79326_2626828182"/>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Table_20_Heading">Prop</text:p>
            </table:table-cell>
            <table:table-cell table:style-name="Tableau26.A1" office:value-type="string">
              <text:p text:style-name="Table_20_Heading">Inst</text:p>
            </table:table-cell>
            <table:table-cell table:style-name="Tableau26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6.A1" office:value-type="string">
            <text:p text:style-name="Table_20_Contents">angle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0–180</text:p>
          </table:table-cell>
        </table:table-row>
        <table:table-row>
          <table:table-cell table:style-name="Tableau26.A1" office:value-type="string">
            <text:p text:style-name="Table_20_Contents">speed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1–10</text:p>
          </table:table-cell>
        </table:table-row>
        <table:table-row>
          <table:table-cell table:style-name="Tableau26.A1" office:value-type="string">
            <text:p text:style-name="Table_20_Contents">act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0/1</text:p>
          </table:table-cell>
        </table:table-row>
        <table:table-row>
          <table:table-cell table:style-name="Tableau26.A1" office:value-type="string">
            <text:p text:style-name="Table_20_Contents">read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—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28_2626828182"/>B.5 Module Odom<text:bookmark-end text:name="__RefHeading___Toc79328_2626828182"/></text:h>
      <text:h text:style-name="Heading_20_3" text:outline-level="3"><text:bookmark-start text:name="__RefHeading___Toc79330_2626828182"/>Nom module<text:bookmark-end text:name="__RefHeading___Toc79330_2626828182"/></text:h>
      <text:p text:style-name="P27"><text:span text:style-name="Source_20_Text">Odom</text:span></text:p>
      <text:p text:style-name="Horizontal_20_Line"/>
      <text:h text:style-name="Heading_20_3" text:outline-level="3"><text:bookmark-start text:name="__RefHeading___Toc79332_2626828182"/>Propriétés<text:bookmark-end text:name="__RefHeading___Toc79332_2626828182"/>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>
            <table:table-cell table:style-name="Tableau27.A1" office:value-type="string">
              <text:p text:style-name="Table_20_Heading">Prop</text:p>
            </table:table-cell>
            <table:table-cell table:style-name="Tableau27.A1" office:value-type="string">
              <text:p text:style-name="Table_20_Heading">Inst</text:p>
            </table:table-cell>
            <table:table-cell table:style-name="Tableau27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7.A1" office:value-type="string">
            <text:p text:style-name="Table_20_Contents">act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0/1</text:p>
          </table:table-cell>
        </table:table-row>
        <table:table-row>
          <table:table-cell table:style-name="Tableau27.A1" office:value-type="string">
            <text:p text:style-name="Table_20_Contents">read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—</text:p>
          </table:table-cell>
        </table:table-row>
        <table:table-row>
          <table:table-cell table:style-name="Tableau27.A1" office:value-type="string">
            <text:p text:style-name="Table_20_Contents">pose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x,y,θ</text:p>
          </table:table-cell>
        </table:table-row>
        <table:table-row>
          <table:table-cell table:style-name="Tableau27.A1" office:value-type="string">
            <text:p text:style-name="Table_20_Contents">speed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v,ω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34_2626828182"/><text:soft-page-break/>B.6 Module US<text:bookmark-end text:name="__RefHeading___Toc79334_2626828182"/></text:h>
      <text:h text:style-name="Heading_20_3" text:outline-level="3"><text:bookmark-start text:name="__RefHeading___Toc79336_2626828182"/>Nom module<text:bookmark-end text:name="__RefHeading___Toc79336_2626828182"/></text:h>
      <text:p text:style-name="P27"><text:span text:style-name="Source_20_Text">US</text:span></text:p>
      <text:p text:style-name="Horizontal_20_Line"/>
      <text:h text:style-name="Heading_20_3" text:outline-level="3"><text:bookmark-start text:name="__RefHeading___Toc79338_2626828182"/>Propriétés<text:bookmark-end text:name="__RefHeading___Toc79338_2626828182"/>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header-rows>
          <table:table-row>
            <table:table-cell table:style-name="Tableau28.A1" office:value-type="string">
              <text:p text:style-name="Table_20_Heading">Prop</text:p>
            </table:table-cell>
            <table:table-cell table:style-name="Tableau28.A1" office:value-type="string">
              <text:p text:style-name="Table_20_Heading">Inst</text:p>
            </table:table-cell>
            <table:table-cell table:style-name="Tableau28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8.A1" office:value-type="string">
            <text:p text:style-name="Table_20_Contents">read</text:p>
          </table:table-cell>
          <table:table-cell table:style-name="Tableau28.A1" office:value-type="string">
            <text:p text:style-name="Table_20_Contents">nom/*</text:p>
          </table:table-cell>
          <table:table-cell table:style-name="Tableau28.A1" office:value-type="string">
            <text:p text:style-name="Table_20_Contents">—</text:p>
          </table:table-cell>
        </table:table-row>
        <table:table-row>
          <table:table-cell table:style-name="Tableau28.A1" office:value-type="string">
            <text:p text:style-name="Table_20_Contents">act</text:p>
          </table:table-cell>
          <table:table-cell table:style-name="Tableau28.A1" office:value-type="string">
            <text:p text:style-name="Table_20_Contents">*</text:p>
          </table:table-cell>
          <table:table-cell table:style-name="Tableau28.A1" office:value-type="string">
            <text:p text:style-name="Table_20_Contents">0/1</text:p>
          </table:table-cell>
        </table:table-row>
        <table:table-row>
          <table:table-cell table:style-name="Tableau28.A1" office:value-type="string">
            <text:p text:style-name="Table_20_Contents">alert</text:p>
          </table:table-cell>
          <table:table-cell table:style-name="Tableau28.A1" office:value-type="string">
            <text:p text:style-name="Table_20_Contents">nom</text:p>
          </table:table-cell>
          <table:table-cell table:style-name="Tableau28.A1" office:value-type="string">
            <text:p text:style-name="Table_20_Contents">cm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40_2626828182"/>B.7 Module FS<text:bookmark-end text:name="__RefHeading___Toc79340_2626828182"/></text:h>
      <text:h text:style-name="Heading_20_3" text:outline-level="3"><text:bookmark-start text:name="__RefHeading___Toc79342_2626828182"/>Nom module<text:bookmark-end text:name="__RefHeading___Toc79342_2626828182"/></text:h>
      <text:p text:style-name="P27"><text:span text:style-name="Source_20_Text">FS</text:span></text:p>
      <text:p text:style-name="Horizontal_20_Line"/>
      <text:h text:style-name="Heading_20_3" text:outline-level="3"><text:bookmark-start text:name="__RefHeading___Toc79344_2626828182"/>Propriétés<text:bookmark-end text:name="__RefHeading___Toc79344_2626828182"/>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>
            <table:table-cell table:style-name="Tableau29.A1" office:value-type="string">
              <text:p text:style-name="Table_20_Heading">Prop</text:p>
            </table:table-cell>
            <table:table-cell table:style-name="Tableau29.A1" office:value-type="string">
              <text:p text:style-name="Table_20_Heading">Inst</text:p>
            </table:table-cell>
            <table:table-cell table:style-name="Tableau29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9.A1" office:value-type="string">
            <text:p text:style-name="Table_20_Contents">read</text:p>
          </table:table-cell>
          <table:table-cell table:style-name="Tableau29.A1" office:value-type="string">
            <text:p text:style-name="Table_20_Contents">*</text:p>
          </table:table-cell>
          <table:table-cell table:style-name="Tableau29.A1" office:value-type="string">
            <text:p text:style-name="Table_20_Contents">force,angle</text:p>
          </table:table-cell>
        </table:table-row>
        <table:table-row>
          <table:table-cell table:style-name="Tableau29.A1" office:value-type="string">
            <text:p text:style-name="Table_20_Contents">thd</text:p>
          </table:table-cell>
          <table:table-cell table:style-name="Tableau29.A1" office:value-type="string">
            <text:p text:style-name="Table_20_Contents">*</text:p>
          </table:table-cell>
          <table:table-cell table:style-name="Tableau29.A1" office:value-type="string">
            <text:p text:style-name="Table_20_Contents">seuil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46_2626828182"/>B.8 Module Mic<text:bookmark-end text:name="__RefHeading___Toc79346_2626828182"/></text:h>
      <text:h text:style-name="Heading_20_3" text:outline-level="3"><text:bookmark-start text:name="__RefHeading___Toc79348_2626828182"/>Nom module<text:bookmark-end text:name="__RefHeading___Toc79348_2626828182"/></text:h>
      <text:p text:style-name="P27"><text:span text:style-name="Source_20_Text">Mic</text:span></text:p>
      <text:p text:style-name="Horizontal_20_Line"/>
      <text:h text:style-name="Heading_20_3" text:outline-level="3"><text:bookmark-start text:name="__RefHeading___Toc79350_2626828182"/>Propriétés<text:bookmark-end text:name="__RefHeading___Toc79350_2626828182"/></text:h>
      <table:table table:name="Tableau30" table:style-name="Tableau30">
        <table:table-column table:style-name="Tableau30.A"/>
        <table:table-column table:style-name="Tableau30.B"/>
        <table:table-column table:style-name="Tableau30.C"/>
        <table:table-header-rows>
          <table:table-row>
            <table:table-cell table:style-name="Tableau30.A1" office:value-type="string">
              <text:p text:style-name="Table_20_Heading">Prop</text:p>
            </table:table-cell>
            <table:table-cell table:style-name="Tableau30.A1" office:value-type="string">
              <text:p text:style-name="Table_20_Heading">Inst</text:p>
            </table:table-cell>
            <table:table-cell table:style-name="Tableau30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30.A1" office:value-type="string">
            <text:p text:style-name="Table_20_Contents">rms</text:p>
          </table:table-cell>
          <table:table-cell table:style-name="Tableau30.A1" office:value-type="string">
            <text:p text:style-name="Table_20_Contents">nom</text:p>
          </table:table-cell>
          <table:table-cell table:style-name="Tableau30.A1" office:value-type="string">
            <text:p text:style-name="Table_20_Contents">int</text:p>
          </table:table-cell>
        </table:table-row>
        <table:table-row>
          <table:table-cell table:style-name="Tableau30.A1" office:value-type="string">
            <text:p text:style-name="Table_20_Contents">thd</text:p>
          </table:table-cell>
          <table:table-cell table:style-name="Tableau30.A1" office:value-type="string">
            <text:p text:style-name="Table_20_Contents">nom</text:p>
          </table:table-cell>
          <table:table-cell table:style-name="Tableau30.A1" office:value-type="string">
            <text:p text:style-name="Table_20_Contents">int</text:p>
          </table:table-cell>
        </table:table-row>
        <table:table-row>
          <table:table-cell table:style-name="Tableau30.A1" office:value-type="string">
            <text:p text:style-name="Table_20_Contents">act</text:p>
          </table:table-cell>
          <table:table-cell table:style-name="Tableau30.A1" office:value-type="string">
            <text:p text:style-name="Table_20_Contents">*</text:p>
          </table:table-cell>
          <table:table-cell table:style-name="Tableau30.A1" office:value-type="string">
            <text:p text:style-name="Table_20_Contents">0/1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52_2626828182"/><text:soft-page-break/>B.9 Module SecMvt<text:bookmark-end text:name="__RefHeading___Toc79352_2626828182"/></text:h>
      <text:h text:style-name="Heading_20_3" text:outline-level="3"><text:bookmark-start text:name="__RefHeading___Toc79354_2626828182"/>Nom module<text:bookmark-end text:name="__RefHeading___Toc79354_2626828182"/></text:h>
      <text:p text:style-name="P27"><text:span text:style-name="Source_20_Text">SecMvt</text:span></text:p>
      <text:p text:style-name="Horizontal_20_Line"/>
      <text:h text:style-name="Heading_20_3" text:outline-level="3"><text:bookmark-start text:name="__RefHeading___Toc79356_2626828182"/>Propriétés<text:bookmark-end text:name="__RefHeading___Toc79356_2626828182"/></text:h>
      <table:table table:name="Tableau31" table:style-name="Tableau31">
        <table:table-column table:style-name="Tableau31.A"/>
        <table:table-column table:style-name="Tableau31.B"/>
        <table:table-column table:style-name="Tableau31.C"/>
        <table:table-header-rows>
          <table:table-row>
            <table:table-cell table:style-name="Tableau31.A1" office:value-type="string">
              <text:p text:style-name="Table_20_Heading">Prop</text:p>
            </table:table-cell>
            <table:table-cell table:style-name="Tableau31.A1" office:value-type="string">
              <text:p text:style-name="Table_20_Heading">Inst</text:p>
            </table:table-cell>
            <table:table-cell table:style-name="Tableau31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31.A1" office:value-type="string">
            <text:p text:style-name="Table_20_Contents">act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0/1</text:p>
          </table:table-cell>
        </table:table-row>
        <table:table-row>
          <table:table-cell table:style-name="Tableau31.A1" office:value-type="string">
            <text:p text:style-name="Table_20_Contents">mode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idle/soft/hard</text:p>
          </table:table-cell>
        </table:table-row>
        <table:table-row>
          <table:table-cell table:style-name="Tableau31.A1" office:value-type="string">
            <text:p text:style-name="Table_20_Contents">thd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warn,danger</text:p>
          </table:table-cell>
        </table:table-row>
        <table:table-row>
          <table:table-cell table:style-name="Tableau31.A1" office:value-type="string">
            <text:p text:style-name="Table_20_Contents">scale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0.0–1.0</text:p>
          </table:table-cell>
        </table:table-row>
        <table:table-row>
          <table:table-cell table:style-name="Tableau31.A1" office:value-type="string">
            <text:p text:style-name="Table_20_Contents">status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état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58_2626828182"/>B.10 Module Urg<text:bookmark-end text:name="__RefHeading___Toc79358_2626828182"/></text:h>
      <text:h text:style-name="Heading_20_3" text:outline-level="3"><text:bookmark-start text:name="__RefHeading___Toc79360_2626828182"/>Nom module<text:bookmark-end text:name="__RefHeading___Toc79360_2626828182"/></text:h>
      <text:p text:style-name="P27"><text:span text:style-name="Source_20_Text">Urg</text:span></text:p>
      <text:p text:style-name="Horizontal_20_Line"/>
      <text:h text:style-name="Heading_20_3" text:outline-level="3"><text:bookmark-start text:name="__RefHeading___Toc79362_2626828182"/>Propriétés<text:bookmark-end text:name="__RefHeading___Toc79362_2626828182"/></text:h>
      <table:table table:name="Tableau32" table:style-name="Tableau32">
        <table:table-column table:style-name="Tableau32.A"/>
        <table:table-column table:style-name="Tableau32.B"/>
        <table:table-column table:style-name="Tableau32.C"/>
        <table:table-header-rows>
          <table:table-row>
            <table:table-cell table:style-name="Tableau32.A1" office:value-type="string">
              <text:p text:style-name="Table_20_Heading">Prop</text:p>
            </table:table-cell>
            <table:table-cell table:style-name="Tableau32.A1" office:value-type="string">
              <text:p text:style-name="Table_20_Heading">Inst</text:p>
            </table:table-cell>
            <table:table-cell table:style-name="Tableau32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32.A1" office:value-type="string">
            <text:p text:style-name="Table_20_Contents">code</text:p>
          </table:table-cell>
          <table:table-cell table:style-name="Tableau32.A1" office:value-type="string">
            <text:p text:style-name="Table_20_Contents">*</text:p>
          </table:table-cell>
          <table:table-cell table:style-name="Tableau32.A1" office:value-type="string">
            <text:p text:style-name="Table_20_Contents">id:message</text:p>
          </table:table-cell>
        </table:table-row>
        <table:table-row>
          <table:table-cell table:style-name="Tableau32.A1" office:value-type="string">
            <text:p text:style-name="Table_20_Contents">clear</text:p>
          </table:table-cell>
          <table:table-cell table:style-name="Tableau32.A1" office:value-type="string">
            <text:p text:style-name="Table_20_Contents">*</text:p>
          </table:table-cell>
          <table:table-cell table:style-name="Tableau32.A1" office:value-type="string">
            <text:p text:style-name="Table_20_Contents">OK</text:p>
          </table:table-cell>
        </table:table-row>
      </table:table>
      <text:p text:style-name="Horizontal_20_Line"/>
      <text:h text:style-name="Heading_20_2" text:outline-level="2"><text:bookmark-start text:name="__RefHeading___Toc79364_2626828182"/>ANNEXE C — NOMENCLATURE ET CONVENTIONS<text:bookmark-end text:name="__RefHeading___Toc79364_2626828182"/></text:h>
      <text:p text:style-name="Horizontal_20_Line"/>
      <text:h text:style-name="Heading_20_3" text:outline-level="3"><text:bookmark-start text:name="__RefHeading___Toc79366_2626828182"/>C.1 Noms de modules<text:bookmark-end text:name="__RefHeading___Toc79366_2626828182"/></text:h>
      <text:list text:style-name="L76">
        <text:list-item>
          <text:p text:style-name="P129">PascalCase</text:p>
        </text:list-item>
        <text:list-item>
          <text:p text:style-name="P129">Pas d’abréviation implicite</text:p>
        </text:list-item>
        <text:list-item>
          <text:p text:style-name="P129">Identiques dans code / VPIV / doc</text:p>
        </text:list-item>
      </text:list>
      <text:p text:style-name="Horizontal_20_Line"/>
      <text:h text:style-name="Heading_20_3" text:outline-level="3"><text:bookmark-start text:name="__RefHeading___Toc79368_2626828182"/>C.2 Instances<text:bookmark-end text:name="__RefHeading___Toc79368_2626828182"/></text:h>
      <text:list text:style-name="L77">
        <text:list-item>
          <text:p text:style-name="P130">Toujours symboliques</text:p>
        </text:list-item>
        <text:list-item>
          <text:p text:style-name="P130">Jamais d’index exposé</text:p>
        </text:list-item>
        <text:list-item>
          <text:p text:style-name="P130"><text:span text:style-name="Source_20_Text">*</text:span> = broadcast</text:p>
        </text:list-item>
      </text:list>
      <text:p text:style-name="Horizontal_20_Line"/>
      <text:h text:style-name="Heading_20_3" text:outline-level="3"><text:bookmark-start text:name="__RefHeading___Toc79370_2626828182"/><text:soft-page-break/>C.3 États<text:bookmark-end text:name="__RefHeading___Toc79370_2626828182"/></text:h>
      <text:list text:style-name="L78">
        <text:list-item>
          <text:p text:style-name="P131"><text:span text:style-name="Source_20_Text">OK</text:span></text:p>
        </text:list-item>
        <text:list-item>
          <text:p text:style-name="P131"><text:span text:style-name="Source_20_Text">WARN</text:span></text:p>
        </text:list-item>
        <text:list-item>
          <text:p text:style-name="P131"><text:span text:style-name="Source_20_Text">DANGER</text:span></text:p>
        </text:list-item>
        <text:list-item>
          <text:p text:style-name="P131"><text:span text:style-name="Source_20_Text">ERROR</text:span></text:p>
        </text:list-item>
      </text:list>
      <text:p text:style-name="Horizontal_20_Line"/>
      <text:h text:style-name="Heading_20_2" text:outline-level="2"><text:bookmark-start text:name="__RefHeading___Toc79372_2626828182"/>ANNEXE D — GLOSSAIRE<text:bookmark-end text:name="__RefHeading___Toc79372_2626828182"/></text:h>
      <table:table table:name="Tableau33" table:style-name="Tableau33">
        <table:table-column table:style-name="Tableau33.A"/>
        <table:table-column table:style-name="Tableau33.B"/>
        <table:table-header-rows>
          <table:table-row>
            <table:table-cell table:style-name="Tableau33.A1" office:value-type="string">
              <text:p text:style-name="Table_20_Heading">Terme</text:p>
            </table:table-cell>
            <table:table-cell table:style-name="Tableau33.A1" office:value-type="string">
              <text:p text:style-name="Table_20_Heading">Définition</text:p>
            </table:table-cell>
          </table:table-row>
        </table:table-header-rows>
        <table:table-row>
          <table:table-cell table:style-name="Tableau33.A1" office:value-type="string">
            <text:p text:style-name="Table_20_Contents">VPIV</text:p>
          </table:table-cell>
          <table:table-cell table:style-name="Tableau33.A1" office:value-type="string">
            <text:p text:style-name="Table_20_Contents">Protocole</text:p>
          </table:table-cell>
        </table:table-row>
        <table:table-row>
          <table:table-cell table:style-name="Tableau33.A1" office:value-type="string">
            <text:p text:style-name="Table_20_Contents">Dispatcher</text:p>
          </table:table-cell>
          <table:table-cell table:style-name="Tableau33.A1" office:value-type="string">
            <text:p text:style-name="Table_20_Contents">Routeur</text:p>
          </table:table-cell>
        </table:table-row>
        <table:table-row>
          <table:table-cell table:style-name="Tableau33.A1" office:value-type="string">
            <text:p text:style-name="Table_20_Contents">Métier</text:p>
          </table:table-cell>
          <table:table-cell table:style-name="Tableau33.A1" office:value-type="string">
            <text:p text:style-name="Table_20_Contents">Logique</text:p>
          </table:table-cell>
        </table:table-row>
        <table:table-row>
          <table:table-cell table:style-name="Tableau33.A1" office:value-type="string">
            <text:p text:style-name="Table_20_Contents">Hardware</text:p>
          </table:table-cell>
          <table:table-cell table:style-name="Tableau33.A1" office:value-type="string">
            <text:p text:style-name="Table_20_Contents">Bas niveau</text:p>
          </table:table-cell>
        </table:table-row>
        <table:table-row>
          <table:table-cell table:style-name="Tableau33.A1" office:value-type="string">
            <text:p text:style-name="Table_20_Contents">Instance</text:p>
          </table:table-cell>
          <table:table-cell table:style-name="Tableau33.A1" office:value-type="string">
            <text:p text:style-name="Table_20_Contents">Élément adressable</text:p>
          </table:table-cell>
        </table:table-row>
      </table:table>
      <text:p text:style-name="Horizontal_20_Line"/>
      <text:h text:style-name="Heading_20_2" text:outline-level="2"><text:bookmark-start text:name="__RefHeading___Toc79374_2626828182"/>CONCLUSION TECHNIQUE<text:bookmark-end text:name="__RefHeading___Toc79374_2626828182"/></text:h>
      <text:p text:style-name="Text_20_body">Ce firmware :</text:p>
      <text:list text:style-name="L79">
        <text:list-item>
          <text:p text:style-name="P132">est <text:span text:style-name="Strong_20_Emphasis">modulaire</text:span></text:p>
        </text:list-item>
        <text:list-item>
          <text:p text:style-name="P132">est <text:span text:style-name="Strong_20_Emphasis">déterministe</text:span></text:p>
        </text:list-item>
        <text:list-item>
          <text:p text:style-name="P132">est <text:span text:style-name="Strong_20_Emphasis">sécurisé</text:span></text:p>
        </text:list-item>
        <text:list-item>
          <text:p text:style-name="P132">est <text:span text:style-name="Strong_20_Emphasis">extensible</text:span></text:p>
        </text:list-item>
      </text:list>
      <text:p text:style-name="Text_20_body">La séparation :</text:p>
      <text:list text:style-name="L80">
        <text:list-item>
          <text:p text:style-name="P133">Métier / Communication / Hardware<text:line-break/>est <text:span text:style-name="Strong_20_Emphasis">strictement respectée</text:span>.</text:p>
        </text:list-item>
      </text:list>
      <text:p text:style-name="Text_20_body">VPIV constitue :</text:p>
      <text:list text:style-name="L81">
        <text:list-item>
          <text:p text:style-name="P134">le <text:span text:style-name="Strong_20_Emphasis">contrat unique</text:span></text:p>
        </text:list-item>
        <text:list-item>
          <text:p text:style-name="P134">la <text:span text:style-name="Strong_20_Emphasis">clé d’évolutivité</text:span></text:p>
        </text:list-item>
        <text:list-item>
          <text:p text:style-name="P134">la <text:span text:style-name="Strong_20_Emphasis">barrière de sécurité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0pt" fo:font-weight="bold" style:font-name-asian="Microsoft YaHei" style:font-family-asian="'Microsoft YaHei'" style:font-family-generic-asian="system" style:font-pitch-asian="variable" style:font-size-asian="20pt" style:font-weight-asian="bold" style:font-name-complex="Lucida Sans1" style:font-family-complex="'Lucida Sans'" style:font-family-generic-complex="system" style:font-pitch-complex="variable" style:font-size-complex="20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 fo:text-align="left" style:justify-single-word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 fo:text-align="left" style:justify-single-word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7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style style:name="MP2" style:family="paragraph" style:parent-style-name="Footer">
      <style:paragraph-properties fo:text-align="left" style:justify-single-word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1</text:page-number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30</text:page-number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1T12:34:22.336966800</meta:creation-date>
    <dc:date>2026-02-20T18:54:17.103893800</dc:date>
    <meta:editing-duration>P20DT2H11M8S</meta:editing-duration>
    <meta:editing-cycles>10</meta:editing-cycles>
    <meta:generator>LibreOffice/26.2.0.3$Windows_X86_64 LibreOffice_project/620$Build-3</meta:generator>
    <meta:print-date>2025-12-21T13:47:52.256424700</meta:print-date>
    <meta:document-statistic meta:table-count="36" meta:image-count="0" meta:object-count="0" meta:page-count="31" meta:paragraph-count="1205" meta:word-count="4010" meta:character-count="23686" meta:non-whitespace-character-count="20965"/>
  </office:meta>
</office:document-meta>
</file>